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56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AcclX</text:p>
          </table:table-cell>
          <table:table-cell office:value-type="string">
            <text:p>AcclY</text:p>
          </table:table-cell>
          <table:table-cell office:value-type="string">
            <text:p>AcclZ</text:p>
          </table:table-cell>
          <table:table-cell office:value-type="string">
            <text:p>MagX</text:p>
          </table:table-cell>
          <table:table-cell office:value-type="string">
            <text:p>MagY</text:p>
          </table:table-cell>
          <table:table-cell office:value-type="string">
            <text:p>MagZ</text:p>
          </table:table-cell>
          <table:table-cell office:value-type="string">
            <text:p>GyroX</text:p>
          </table:table-cell>
          <table:table-cell office:value-type="string">
            <text:p>GyroY</text:p>
          </table:table-cell>
          <table:table-cell office:value-type="string">
            <text:p>GyroZ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5">
            <text:p>-0.2605</text:p>
          </table:table-cell>
          <table:table-cell office:value-type="float" office:value="-0.2632">
            <text:p>-0.2632</text:p>
          </table:table-cell>
          <table:table-cell office:value-type="float" office:value="0.9016">
            <text:p>0.9016</text:p>
          </table:table-cell>
          <table:table-cell office:value-type="float" office:value="-0.2148">
            <text:p>-0.2148</text:p>
          </table:table-cell>
          <table:table-cell office:value-type="float" office:value="0.7182">
            <text:p>0.7182</text:p>
          </table:table-cell>
          <table:table-cell office:value-type="float" office:value="0.3253">
            <text:p>0.3253</text:p>
          </table:table-cell>
          <table:table-cell office:value-type="float" office:value="-3.465">
            <text:p>-3.465</text:p>
          </table:table-cell>
          <table:table-cell office:value-type="float" office:value="0.63">
            <text:p>0.63</text:p>
          </table:table-cell>
          <table:table-cell office:value-type="float" office:value="-9.7125">
            <text:p>-9.71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8">
            <text:p>-0.2578</text:p>
          </table:table-cell>
          <table:table-cell office:value-type="float" office:value="-0.2536">
            <text:p>-0.2536</text:p>
          </table:table-cell>
          <table:table-cell office:value-type="float" office:value="0.8758">
            <text:p>0.8758</text:p>
          </table:table-cell>
          <table:table-cell office:value-type="float" office:value="-0.2129">
            <text:p>-0.2129</text:p>
          </table:table-cell>
          <table:table-cell office:value-type="float" office:value="0.7167">
            <text:p>0.7167</text:p>
          </table:table-cell>
          <table:table-cell office:value-type="float" office:value="0.3342">
            <text:p>0.3342</text:p>
          </table:table-cell>
          <table:table-cell office:value-type="float" office:value="-3.605">
            <text:p>-3.605</text:p>
          </table:table-cell>
          <table:table-cell office:value-type="float" office:value="0.8225">
            <text:p>0.8225</text:p>
          </table:table-cell>
          <table:table-cell office:value-type="float" office:value="-9.4237">
            <text:p>-9.42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6">
            <text:p>-0.2596</text:p>
          </table:table-cell>
          <table:table-cell office:value-type="float" office:value="-0.2619">
            <text:p>-0.2619</text:p>
          </table:table-cell>
          <table:table-cell office:value-type="float" office:value="0.8988">
            <text:p>0.8988</text:p>
          </table:table-cell>
          <table:table-cell office:value-type="float" office:value="-0.2129">
            <text:p>-0.2129</text:p>
          </table:table-cell>
          <table:table-cell office:value-type="float" office:value="0.7167">
            <text:p>0.7167</text:p>
          </table:table-cell>
          <table:table-cell office:value-type="float" office:value="0.3342">
            <text:p>0.3342</text:p>
          </table:table-cell>
          <table:table-cell office:value-type="float" office:value="-3.4038">
            <text:p>-3.4038</text:p>
          </table:table-cell>
          <table:table-cell office:value-type="float" office:value="0.9363">
            <text:p>0.9363</text:p>
          </table:table-cell>
          <table:table-cell office:value-type="float" office:value="-9.8175">
            <text:p>-9.81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5">
            <text:p>-0.2585</text:p>
          </table:table-cell>
          <table:table-cell office:value-type="float" office:value="-0.2632">
            <text:p>-0.2632</text:p>
          </table:table-cell>
          <table:table-cell office:value-type="float" office:value="0.8987">
            <text:p>0.8987</text:p>
          </table:table-cell>
          <table:table-cell office:value-type="float" office:value="-0.2114">
            <text:p>-0.2114</text:p>
          </table:table-cell>
          <table:table-cell office:value-type="float" office:value="0.7182">
            <text:p>0.7182</text:p>
          </table:table-cell>
          <table:table-cell office:value-type="float" office:value="0.3347">
            <text:p>0.3347</text:p>
          </table:table-cell>
          <table:table-cell office:value-type="float" office:value="-2.87">
            <text:p>-2.87</text:p>
          </table:table-cell>
          <table:table-cell office:value-type="float" office:value="1.0062">
            <text:p>1.0062</text:p>
          </table:table-cell>
          <table:table-cell office:value-type="float" office:value="-10.2375">
            <text:p>-10.23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">
            <text:p>-0.261</text:p>
          </table:table-cell>
          <table:table-cell office:value-type="float" office:value="-0.2641">
            <text:p>-0.2641</text:p>
          </table:table-cell>
          <table:table-cell office:value-type="float" office:value="0.8964">
            <text:p>0.8964</text:p>
          </table:table-cell>
          <table:table-cell office:value-type="float" office:value="-0.2114">
            <text:p>-0.2114</text:p>
          </table:table-cell>
          <table:table-cell office:value-type="float" office:value="0.7182">
            <text:p>0.7182</text:p>
          </table:table-cell>
          <table:table-cell office:value-type="float" office:value="0.3347">
            <text:p>0.3347</text:p>
          </table:table-cell>
          <table:table-cell office:value-type="float" office:value="-3.1763">
            <text:p>-3.1763</text:p>
          </table:table-cell>
          <table:table-cell office:value-type="float" office:value="1.0762">
            <text:p>1.0762</text:p>
          </table:table-cell>
          <table:table-cell office:value-type="float" office:value="-9.3537">
            <text:p>-9.35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5">
            <text:p>-0.2595</text:p>
          </table:table-cell>
          <table:table-cell office:value-type="float" office:value="-0.2619">
            <text:p>-0.2619</text:p>
          </table:table-cell>
          <table:table-cell office:value-type="float" office:value="0.8987">
            <text:p>0.8987</text:p>
          </table:table-cell>
          <table:table-cell office:value-type="float" office:value="-0.2136">
            <text:p>-0.2136</text:p>
          </table:table-cell>
          <table:table-cell office:value-type="float" office:value="0.7167">
            <text:p>0.7167</text:p>
          </table:table-cell>
          <table:table-cell office:value-type="float" office:value="0.3336">
            <text:p>0.3336</text:p>
          </table:table-cell>
          <table:table-cell office:value-type="float" office:value="-3.815">
            <text:p>-3.815</text:p>
          </table:table-cell>
          <table:table-cell office:value-type="float" office:value="1.2687">
            <text:p>1.2687</text:p>
          </table:table-cell>
          <table:table-cell office:value-type="float" office:value="-9.0913">
            <text:p>-9.091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5">
            <text:p>-0.2585</text:p>
          </table:table-cell>
          <table:table-cell office:value-type="float" office:value="-0.2614">
            <text:p>-0.2614</text:p>
          </table:table-cell>
          <table:table-cell office:value-type="float" office:value="0.9002">
            <text:p>0.9002</text:p>
          </table:table-cell>
          <table:table-cell office:value-type="float" office:value="-0.2136">
            <text:p>-0.2136</text:p>
          </table:table-cell>
          <table:table-cell office:value-type="float" office:value="0.7167">
            <text:p>0.7167</text:p>
          </table:table-cell>
          <table:table-cell office:value-type="float" office:value="0.3336">
            <text:p>0.3336</text:p>
          </table:table-cell>
          <table:table-cell office:value-type="float" office:value="-3.4563">
            <text:p>-3.4563</text:p>
          </table:table-cell>
          <table:table-cell office:value-type="float" office:value="0.7263">
            <text:p>0.7263</text:p>
          </table:table-cell>
          <table:table-cell office:value-type="float" office:value="-9.5113">
            <text:p>-9.511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6">
            <text:p>-0.2576</text:p>
          </table:table-cell>
          <table:table-cell office:value-type="float" office:value="-0.2622">
            <text:p>-0.2622</text:p>
          </table:table-cell>
          <table:table-cell office:value-type="float" office:value="0.9019">
            <text:p>0.9019</text:p>
          </table:table-cell>
          <table:table-cell office:value-type="float" office:value="-0.2134">
            <text:p>-0.2134</text:p>
          </table:table-cell>
          <table:table-cell office:value-type="float" office:value="0.7166">
            <text:p>0.7166</text:p>
          </table:table-cell>
          <table:table-cell office:value-type="float" office:value="0.3386">
            <text:p>0.3386</text:p>
          </table:table-cell>
          <table:table-cell office:value-type="float" office:value="-3.4913">
            <text:p>-3.4913</text:p>
          </table:table-cell>
          <table:table-cell office:value-type="float" office:value="0.8838">
            <text:p>0.8838</text:p>
          </table:table-cell>
          <table:table-cell office:value-type="float" office:value="-9.5987">
            <text:p>-9.59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9">
            <text:p>-0.2599</text:p>
          </table:table-cell>
          <table:table-cell office:value-type="float" office:value="-0.2608">
            <text:p>-0.2608</text:p>
          </table:table-cell>
          <table:table-cell office:value-type="float" office:value="0.8945">
            <text:p>0.8945</text:p>
          </table:table-cell>
          <table:table-cell office:value-type="float" office:value="-0.2139">
            <text:p>-0.2139</text:p>
          </table:table-cell>
          <table:table-cell office:value-type="float" office:value="0.7155">
            <text:p>0.7155</text:p>
          </table:table-cell>
          <table:table-cell office:value-type="float" office:value="0.3352">
            <text:p>0.3352</text:p>
          </table:table-cell>
          <table:table-cell office:value-type="float" office:value="-3.185">
            <text:p>-3.185</text:p>
          </table:table-cell>
          <table:table-cell office:value-type="float" office:value="0.5075">
            <text:p>0.5075</text:p>
          </table:table-cell>
          <table:table-cell office:value-type="float" office:value="-9.5812">
            <text:p>-9.58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5">
            <text:p>-0.2595</text:p>
          </table:table-cell>
          <table:table-cell office:value-type="float" office:value="-0.2628">
            <text:p>-0.2628</text:p>
          </table:table-cell>
          <table:table-cell office:value-type="float" office:value="0.8977">
            <text:p>0.8977</text:p>
          </table:table-cell>
          <table:table-cell office:value-type="float" office:value="-0.2139">
            <text:p>-0.2139</text:p>
          </table:table-cell>
          <table:table-cell office:value-type="float" office:value="0.7155">
            <text:p>0.7155</text:p>
          </table:table-cell>
          <table:table-cell office:value-type="float" office:value="0.3352">
            <text:p>0.3352</text:p>
          </table:table-cell>
          <table:table-cell office:value-type="float" office:value="-3.0275">
            <text:p>-3.0275</text:p>
          </table:table-cell>
          <table:table-cell office:value-type="float" office:value="0.7175">
            <text:p>0.7175</text:p>
          </table:table-cell>
          <table:table-cell office:value-type="float" office:value="-9.6075">
            <text:p>-9.60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6">
            <text:p>-0.2586</text:p>
          </table:table-cell>
          <table:table-cell office:value-type="float" office:value="-0.2624">
            <text:p>-0.2624</text:p>
          </table:table-cell>
          <table:table-cell office:value-type="float" office:value="0.8988">
            <text:p>0.8988</text:p>
          </table:table-cell>
          <table:table-cell office:value-type="float" office:value="-0.2134">
            <text:p>-0.2134</text:p>
          </table:table-cell>
          <table:table-cell office:value-type="float" office:value="0.7182">
            <text:p>0.7182</text:p>
          </table:table-cell>
          <table:table-cell office:value-type="float" office:value="0.3342">
            <text:p>0.3342</text:p>
          </table:table-cell>
          <table:table-cell office:value-type="float" office:value="-3.2725">
            <text:p>-3.2725</text:p>
          </table:table-cell>
          <table:table-cell office:value-type="float" office:value="0.9363">
            <text:p>0.9363</text:p>
          </table:table-cell>
          <table:table-cell office:value-type="float" office:value="-10.2637">
            <text:p>-10.26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8">
            <text:p>-0.2608</text:p>
          </table:table-cell>
          <table:table-cell office:value-type="float" office:value="-0.2628">
            <text:p>-0.2628</text:p>
          </table:table-cell>
          <table:table-cell office:value-type="float" office:value="0.8994">
            <text:p>0.8994</text:p>
          </table:table-cell>
          <table:table-cell office:value-type="float" office:value="-0.2134">
            <text:p>-0.2134</text:p>
          </table:table-cell>
          <table:table-cell office:value-type="float" office:value="0.7182">
            <text:p>0.7182</text:p>
          </table:table-cell>
          <table:table-cell office:value-type="float" office:value="0.3342">
            <text:p>0.3342</text:p>
          </table:table-cell>
          <table:table-cell office:value-type="float" office:value="-3.4738">
            <text:p>-3.4738</text:p>
          </table:table-cell>
          <table:table-cell office:value-type="float" office:value="0.8663">
            <text:p>0.8663</text:p>
          </table:table-cell>
          <table:table-cell office:value-type="float" office:value="-9.8787">
            <text:p>-9.87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1">
            <text:p>-0.2581</text:p>
          </table:table-cell>
          <table:table-cell office:value-type="float" office:value="-0.2635">
            <text:p>-0.2635</text:p>
          </table:table-cell>
          <table:table-cell office:value-type="float" office:value="0.8975">
            <text:p>0.8975</text:p>
          </table:table-cell>
          <table:table-cell office:value-type="float" office:value="-0.2137">
            <text:p>-0.2137</text:p>
          </table:table-cell>
          <table:table-cell office:value-type="float" office:value="0.7191">
            <text:p>0.7191</text:p>
          </table:table-cell>
          <table:table-cell office:value-type="float" office:value="0.3337">
            <text:p>0.3337</text:p>
          </table:table-cell>
          <table:table-cell office:value-type="float" office:value="-4.2962">
            <text:p>-4.2962</text:p>
          </table:table-cell>
          <table:table-cell office:value-type="float" office:value="0.8838">
            <text:p>0.8838</text:p>
          </table:table-cell>
          <table:table-cell office:value-type="float" office:value="-9.2312">
            <text:p>-9.23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6">
            <text:p>-0.2606</text:p>
          </table:table-cell>
          <table:table-cell office:value-type="float" office:value="-0.2637">
            <text:p>-0.2637</text:p>
          </table:table-cell>
          <table:table-cell office:value-type="float" office:value="0.8969">
            <text:p>0.8969</text:p>
          </table:table-cell>
          <table:table-cell office:value-type="float" office:value="-0.2129">
            <text:p>-0.2129</text:p>
          </table:table-cell>
          <table:table-cell office:value-type="float" office:value="0.7185">
            <text:p>0.7185</text:p>
          </table:table-cell>
          <table:table-cell office:value-type="float" office:value="0.3338">
            <text:p>0.3338</text:p>
          </table:table-cell>
          <table:table-cell office:value-type="float" office:value="-3.4913">
            <text:p>-3.4913</text:p>
          </table:table-cell>
          <table:table-cell office:value-type="float" office:value="0.98">
            <text:p>0.98</text:p>
          </table:table-cell>
          <table:table-cell office:value-type="float" office:value="-8.995">
            <text:p>-8.99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5">
            <text:p>-0.2595</text:p>
          </table:table-cell>
          <table:table-cell office:value-type="float" office:value="-0.2641">
            <text:p>-0.2641</text:p>
          </table:table-cell>
          <table:table-cell office:value-type="float" office:value="0.896">
            <text:p>0.896</text:p>
          </table:table-cell>
          <table:table-cell office:value-type="float" office:value="-0.2129">
            <text:p>-0.2129</text:p>
          </table:table-cell>
          <table:table-cell office:value-type="float" office:value="0.7185">
            <text:p>0.7185</text:p>
          </table:table-cell>
          <table:table-cell office:value-type="float" office:value="0.3338">
            <text:p>0.3338</text:p>
          </table:table-cell>
          <table:table-cell office:value-type="float" office:value="-4.0163">
            <text:p>-4.0163</text:p>
          </table:table-cell>
          <table:table-cell office:value-type="float" office:value="1.19">
            <text:p>1.19</text:p>
          </table:table-cell>
          <table:table-cell office:value-type="float" office:value="-8.9862">
            <text:p>-8.98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6">
            <text:p>-0.2616</text:p>
          </table:table-cell>
          <table:table-cell office:value-type="float" office:value="-0.2617">
            <text:p>-0.2617</text:p>
          </table:table-cell>
          <table:table-cell office:value-type="float" office:value="0.8994">
            <text:p>0.8994</text:p>
          </table:table-cell>
          <table:table-cell office:value-type="float" office:value="-0.2146">
            <text:p>-0.2146</text:p>
          </table:table-cell>
          <table:table-cell office:value-type="float" office:value="0.7171">
            <text:p>0.7171</text:p>
          </table:table-cell>
          <table:table-cell office:value-type="float" office:value="0.3353">
            <text:p>0.3353</text:p>
          </table:table-cell>
          <table:table-cell office:value-type="float" office:value="-4.06">
            <text:p>-4.06</text:p>
          </table:table-cell>
          <table:table-cell office:value-type="float" office:value="1.2075">
            <text:p>1.2075</text:p>
          </table:table-cell>
          <table:table-cell office:value-type="float" office:value="-9.4762">
            <text:p>-9.47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6">
            <text:p>-0.2596</text:p>
          </table:table-cell>
          <table:table-cell office:value-type="float" office:value="-0.2599">
            <text:p>-0.2599</text:p>
          </table:table-cell>
          <table:table-cell office:value-type="float" office:value="0.9046">
            <text:p>0.9046</text:p>
          </table:table-cell>
          <table:table-cell office:value-type="float" office:value="-0.2146">
            <text:p>-0.2146</text:p>
          </table:table-cell>
          <table:table-cell office:value-type="float" office:value="0.7171">
            <text:p>0.7171</text:p>
          </table:table-cell>
          <table:table-cell office:value-type="float" office:value="0.3353">
            <text:p>0.3353</text:p>
          </table:table-cell>
          <table:table-cell office:value-type="float" office:value="-2.8963">
            <text:p>-2.8963</text:p>
          </table:table-cell>
          <table:table-cell office:value-type="float" office:value="1.1112">
            <text:p>1.1112</text:p>
          </table:table-cell>
          <table:table-cell office:value-type="float" office:value="-10.2375">
            <text:p>-10.23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2">
            <text:p>-0.2592</text:p>
          </table:table-cell>
          <table:table-cell office:value-type="float" office:value="-0.2617">
            <text:p>-0.2617</text:p>
          </table:table-cell>
          <table:table-cell office:value-type="float" office:value="0.8999">
            <text:p>0.8999</text:p>
          </table:table-cell>
          <table:table-cell office:value-type="float" office:value="-0.2168">
            <text:p>-0.2168</text:p>
          </table:table-cell>
          <table:table-cell office:value-type="float" office:value="0.7179">
            <text:p>0.7179</text:p>
          </table:table-cell>
          <table:table-cell office:value-type="float" office:value="0.3343">
            <text:p>0.3343</text:p>
          </table:table-cell>
          <table:table-cell office:value-type="float" office:value="-2.9925">
            <text:p>-2.9925</text:p>
          </table:table-cell>
          <table:table-cell office:value-type="float" office:value="0.6475">
            <text:p>0.6475</text:p>
          </table:table-cell>
          <table:table-cell office:value-type="float" office:value="-10.2287">
            <text:p>-10.22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1">
            <text:p>-0.2581</text:p>
          </table:table-cell>
          <table:table-cell office:value-type="float" office:value="-0.2621">
            <text:p>-0.2621</text:p>
          </table:table-cell>
          <table:table-cell office:value-type="float" office:value="0.8957">
            <text:p>0.8957</text:p>
          </table:table-cell>
          <table:table-cell office:value-type="float" office:value="-0.2138">
            <text:p>-0.2138</text:p>
          </table:table-cell>
          <table:table-cell office:value-type="float" office:value="0.7185">
            <text:p>0.7185</text:p>
          </table:table-cell>
          <table:table-cell office:value-type="float" office:value="0.3352">
            <text:p>0.3352</text:p>
          </table:table-cell>
          <table:table-cell office:value-type="float" office:value="-3.0188">
            <text:p>-3.0188</text:p>
          </table:table-cell>
          <table:table-cell office:value-type="float" office:value="1.0587">
            <text:p>1.0587</text:p>
          </table:table-cell>
          <table:table-cell office:value-type="float" office:value="-9.7912">
            <text:p>-9.79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4">
            <text:p>-0.2614</text:p>
          </table:table-cell>
          <table:table-cell office:value-type="float" office:value="-0.2616">
            <text:p>-0.2616</text:p>
          </table:table-cell>
          <table:table-cell office:value-type="float" office:value="0.902">
            <text:p>0.902</text:p>
          </table:table-cell>
          <table:table-cell office:value-type="float" office:value="-0.2138">
            <text:p>-0.2138</text:p>
          </table:table-cell>
          <table:table-cell office:value-type="float" office:value="0.7185">
            <text:p>0.7185</text:p>
          </table:table-cell>
          <table:table-cell office:value-type="float" office:value="0.3352">
            <text:p>0.3352</text:p>
          </table:table-cell>
          <table:table-cell office:value-type="float" office:value="-2.9663">
            <text:p>-2.9663</text:p>
          </table:table-cell>
          <table:table-cell office:value-type="float" office:value="0.9975">
            <text:p>0.9975</text:p>
          </table:table-cell>
          <table:table-cell office:value-type="float" office:value="-9.6337">
            <text:p>-9.63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9">
            <text:p>-0.2579</text:p>
          </table:table-cell>
          <table:table-cell office:value-type="float" office:value="-0.2638">
            <text:p>-0.2638</text:p>
          </table:table-cell>
          <table:table-cell office:value-type="float" office:value="0.9044">
            <text:p>0.9044</text:p>
          </table:table-cell>
          <table:table-cell office:value-type="float" office:value="-0.213">
            <text:p>-0.213</text:p>
          </table:table-cell>
          <table:table-cell office:value-type="float" office:value="0.7182">
            <text:p>0.7182</text:p>
          </table:table-cell>
          <table:table-cell office:value-type="float" office:value="0.3338">
            <text:p>0.3338</text:p>
          </table:table-cell>
          <table:table-cell office:value-type="float" office:value="-3.465">
            <text:p>-3.465</text:p>
          </table:table-cell>
          <table:table-cell office:value-type="float" office:value="0.6563">
            <text:p>0.6563</text:p>
          </table:table-cell>
          <table:table-cell office:value-type="float" office:value="-9.8">
            <text:p>-9.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6">
            <text:p>-0.2596</text:p>
          </table:table-cell>
          <table:table-cell office:value-type="float" office:value="-0.263">
            <text:p>-0.263</text:p>
          </table:table-cell>
          <table:table-cell office:value-type="float" office:value="0.8996">
            <text:p>0.8996</text:p>
          </table:table-cell>
          <table:table-cell office:value-type="float" office:value="-0.213">
            <text:p>-0.213</text:p>
          </table:table-cell>
          <table:table-cell office:value-type="float" office:value="0.7182">
            <text:p>0.7182</text:p>
          </table:table-cell>
          <table:table-cell office:value-type="float" office:value="0.3338">
            <text:p>0.3338</text:p>
          </table:table-cell>
          <table:table-cell office:value-type="float" office:value="-3.675">
            <text:p>-3.675</text:p>
          </table:table-cell>
          <table:table-cell office:value-type="float" office:value="0.4112">
            <text:p>0.4112</text:p>
          </table:table-cell>
          <table:table-cell office:value-type="float" office:value="-10.15">
            <text:p>-10.1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3">
            <text:p>-0.2583</text:p>
          </table:table-cell>
          <table:table-cell office:value-type="float" office:value="-0.2613">
            <text:p>-0.2613</text:p>
          </table:table-cell>
          <table:table-cell office:value-type="float" office:value="0.903">
            <text:p>0.903</text:p>
          </table:table-cell>
          <table:table-cell office:value-type="float" office:value="-0.215">
            <text:p>-0.215</text:p>
          </table:table-cell>
          <table:table-cell office:value-type="float" office:value="0.7197">
            <text:p>0.7197</text:p>
          </table:table-cell>
          <table:table-cell office:value-type="float" office:value="0.3312">
            <text:p>0.3312</text:p>
          </table:table-cell>
          <table:table-cell office:value-type="float" office:value="-3.1675">
            <text:p>-3.1675</text:p>
          </table:table-cell>
          <table:table-cell office:value-type="float" office:value="0.8925">
            <text:p>0.8925</text:p>
          </table:table-cell>
          <table:table-cell office:value-type="float" office:value="-10.2637">
            <text:p>-10.26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9">
            <text:p>-0.2609</text:p>
          </table:table-cell>
          <table:table-cell office:value-type="float" office:value="-0.2608">
            <text:p>-0.2608</text:p>
          </table:table-cell>
          <table:table-cell office:value-type="float" office:value="0.9007">
            <text:p>0.9007</text:p>
          </table:table-cell>
          <table:table-cell office:value-type="float" office:value="-0.2151">
            <text:p>-0.2151</text:p>
          </table:table-cell>
          <table:table-cell office:value-type="float" office:value="0.7169">
            <text:p>0.7169</text:p>
          </table:table-cell>
          <table:table-cell office:value-type="float" office:value="0.3347">
            <text:p>0.3347</text:p>
          </table:table-cell>
          <table:table-cell office:value-type="float" office:value="-3.1675">
            <text:p>-3.1675</text:p>
          </table:table-cell>
          <table:table-cell office:value-type="float" office:value="1.3912">
            <text:p>1.3912</text:p>
          </table:table-cell>
          <table:table-cell office:value-type="float" office:value="-10.1412">
            <text:p>-10.14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5">
            <text:p>-0.2585</text:p>
          </table:table-cell>
          <table:table-cell office:value-type="float" office:value="-0.2634">
            <text:p>-0.2634</text:p>
          </table:table-cell>
          <table:table-cell office:value-type="float" office:value="0.8997">
            <text:p>0.8997</text:p>
          </table:table-cell>
          <table:table-cell office:value-type="float" office:value="-0.2151">
            <text:p>-0.2151</text:p>
          </table:table-cell>
          <table:table-cell office:value-type="float" office:value="0.7169">
            <text:p>0.7169</text:p>
          </table:table-cell>
          <table:table-cell office:value-type="float" office:value="0.3347">
            <text:p>0.3347</text:p>
          </table:table-cell>
          <table:table-cell office:value-type="float" office:value="-3.4825">
            <text:p>-3.4825</text:p>
          </table:table-cell>
          <table:table-cell office:value-type="float" office:value="1.1375">
            <text:p>1.1375</text:p>
          </table:table-cell>
          <table:table-cell office:value-type="float" office:value="-9.9137">
            <text:p>-9.91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4">
            <text:p>-0.2594</text:p>
          </table:table-cell>
          <table:table-cell office:value-type="float" office:value="-0.2615">
            <text:p>-0.2615</text:p>
          </table:table-cell>
          <table:table-cell office:value-type="float" office:value="0.8951">
            <text:p>0.8951</text:p>
          </table:table-cell>
          <table:table-cell office:value-type="float" office:value="-0.2127">
            <text:p>-0.2127</text:p>
          </table:table-cell>
          <table:table-cell office:value-type="float" office:value="0.7169">
            <text:p>0.7169</text:p>
          </table:table-cell>
          <table:table-cell office:value-type="float" office:value="0.3363">
            <text:p>0.3363</text:p>
          </table:table-cell>
          <table:table-cell office:value-type="float" office:value="-3.8588">
            <text:p>-3.8588</text:p>
          </table:table-cell>
          <table:table-cell office:value-type="float" office:value="1.19">
            <text:p>1.19</text:p>
          </table:table-cell>
          <table:table-cell office:value-type="float" office:value="-9.0475">
            <text:p>-9.04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1">
            <text:p>-0.2601</text:p>
          </table:table-cell>
          <table:table-cell office:value-type="float" office:value="-0.2616">
            <text:p>-0.2616</text:p>
          </table:table-cell>
          <table:table-cell office:value-type="float" office:value="0.8966">
            <text:p>0.8966</text:p>
          </table:table-cell>
          <table:table-cell office:value-type="float" office:value="-0.2127">
            <text:p>-0.2127</text:p>
          </table:table-cell>
          <table:table-cell office:value-type="float" office:value="0.7169">
            <text:p>0.7169</text:p>
          </table:table-cell>
          <table:table-cell office:value-type="float" office:value="0.3363">
            <text:p>0.3363</text:p>
          </table:table-cell>
          <table:table-cell office:value-type="float" office:value="-3.5088">
            <text:p>-3.5088</text:p>
          </table:table-cell>
          <table:table-cell office:value-type="float" office:value="0.8312">
            <text:p>0.8312</text:p>
          </table:table-cell>
          <table:table-cell office:value-type="float" office:value="-9.3975">
            <text:p>-9.39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7">
            <text:p>-0.2587</text:p>
          </table:table-cell>
          <table:table-cell office:value-type="float" office:value="-0.2632">
            <text:p>-0.2632</text:p>
          </table:table-cell>
          <table:table-cell office:value-type="float" office:value="0.9036">
            <text:p>0.9036</text:p>
          </table:table-cell>
          <table:table-cell office:value-type="float" office:value="-0.2149">
            <text:p>-0.2149</text:p>
          </table:table-cell>
          <table:table-cell office:value-type="float" office:value="0.7172">
            <text:p>0.7172</text:p>
          </table:table-cell>
          <table:table-cell office:value-type="float" office:value="0.3276">
            <text:p>0.3276</text:p>
          </table:table-cell>
          <table:table-cell office:value-type="float" office:value="-3.6663">
            <text:p>-3.6663</text:p>
          </table:table-cell>
          <table:table-cell office:value-type="float" office:value="1.1375">
            <text:p>1.1375</text:p>
          </table:table-cell>
          <table:table-cell office:value-type="float" office:value="-9.4325">
            <text:p>-9.43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5">
            <text:p>-0.2585</text:p>
          </table:table-cell>
          <table:table-cell office:value-type="float" office:value="-0.2618">
            <text:p>-0.2618</text:p>
          </table:table-cell>
          <table:table-cell office:value-type="float" office:value="0.9002">
            <text:p>0.9002</text:p>
          </table:table-cell>
          <table:table-cell office:value-type="float" office:value="-0.212">
            <text:p>-0.212</text:p>
          </table:table-cell>
          <table:table-cell office:value-type="float" office:value="0.7192">
            <text:p>0.7192</text:p>
          </table:table-cell>
          <table:table-cell office:value-type="float" office:value="0.3328">
            <text:p>0.3328</text:p>
          </table:table-cell>
          <table:table-cell office:value-type="float" office:value="-3.3163">
            <text:p>-3.3163</text:p>
          </table:table-cell>
          <table:table-cell office:value-type="float" office:value="0.9975">
            <text:p>0.9975</text:p>
          </table:table-cell>
          <table:table-cell office:value-type="float" office:value="-10.3162">
            <text:p>-10.31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">
            <text:p>-0.26</text:p>
          </table:table-cell>
          <table:table-cell office:value-type="float" office:value="-0.2621">
            <text:p>-0.2621</text:p>
          </table:table-cell>
          <table:table-cell office:value-type="float" office:value="0.9007">
            <text:p>0.9007</text:p>
          </table:table-cell>
          <table:table-cell office:value-type="float" office:value="-0.212">
            <text:p>-0.212</text:p>
          </table:table-cell>
          <table:table-cell office:value-type="float" office:value="0.7192">
            <text:p>0.7192</text:p>
          </table:table-cell>
          <table:table-cell office:value-type="float" office:value="0.3328">
            <text:p>0.3328</text:p>
          </table:table-cell>
          <table:table-cell office:value-type="float" office:value="-3.3075">
            <text:p>-3.3075</text:p>
          </table:table-cell>
          <table:table-cell office:value-type="float" office:value="0.8225">
            <text:p>0.8225</text:p>
          </table:table-cell>
          <table:table-cell office:value-type="float" office:value="-10.2987">
            <text:p>-10.29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7">
            <text:p>-0.2577</text:p>
          </table:table-cell>
          <table:table-cell office:value-type="float" office:value="-0.2625">
            <text:p>-0.2625</text:p>
          </table:table-cell>
          <table:table-cell office:value-type="float" office:value="0.8981">
            <text:p>0.8981</text:p>
          </table:table-cell>
          <table:table-cell office:value-type="float" office:value="-0.2123">
            <text:p>-0.2123</text:p>
          </table:table-cell>
          <table:table-cell office:value-type="float" office:value="0.7179">
            <text:p>0.7179</text:p>
          </table:table-cell>
          <table:table-cell office:value-type="float" office:value="0.3338">
            <text:p>0.3338</text:p>
          </table:table-cell>
          <table:table-cell office:value-type="float" office:value="-3.5525">
            <text:p>-3.5525</text:p>
          </table:table-cell>
          <table:table-cell office:value-type="float" office:value="1.2075">
            <text:p>1.2075</text:p>
          </table:table-cell>
          <table:table-cell office:value-type="float" office:value="-10.1325">
            <text:p>-10.13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8">
            <text:p>-0.2598</text:p>
          </table:table-cell>
          <table:table-cell office:value-type="float" office:value="-0.2619">
            <text:p>-0.2619</text:p>
          </table:table-cell>
          <table:table-cell office:value-type="float" office:value="0.8982">
            <text:p>0.8982</text:p>
          </table:table-cell>
          <table:table-cell office:value-type="float" office:value="-0.2123">
            <text:p>-0.2123</text:p>
          </table:table-cell>
          <table:table-cell office:value-type="float" office:value="0.7179">
            <text:p>0.7179</text:p>
          </table:table-cell>
          <table:table-cell office:value-type="float" office:value="0.3338">
            <text:p>0.3338</text:p>
          </table:table-cell>
          <table:table-cell office:value-type="float" office:value="-4.2613">
            <text:p>-4.2613</text:p>
          </table:table-cell>
          <table:table-cell office:value-type="float" office:value="1.3037">
            <text:p>1.3037</text:p>
          </table:table-cell>
          <table:table-cell office:value-type="float" office:value="-8.8462">
            <text:p>-8.84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8">
            <text:p>-0.2628</text:p>
          </table:table-cell>
          <table:table-cell office:value-type="float" office:value="-0.2592">
            <text:p>-0.2592</text:p>
          </table:table-cell>
          <table:table-cell office:value-type="float" office:value="0.898">
            <text:p>0.898</text:p>
          </table:table-cell>
          <table:table-cell office:value-type="float" office:value="-0.213">
            <text:p>-0.213</text:p>
          </table:table-cell>
          <table:table-cell office:value-type="float" office:value="0.7189">
            <text:p>0.7189</text:p>
          </table:table-cell>
          <table:table-cell office:value-type="float" office:value="0.3375">
            <text:p>0.3375</text:p>
          </table:table-cell>
          <table:table-cell office:value-type="float" office:value="-3.2638">
            <text:p>-3.2638</text:p>
          </table:table-cell>
          <table:table-cell office:value-type="float" office:value="1.0237">
            <text:p>1.0237</text:p>
          </table:table-cell>
          <table:table-cell office:value-type="float" office:value="-8.9775">
            <text:p>-8.97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3">
            <text:p>-0.2603</text:p>
          </table:table-cell>
          <table:table-cell office:value-type="float" office:value="-0.2619">
            <text:p>-0.2619</text:p>
          </table:table-cell>
          <table:table-cell office:value-type="float" office:value="0.9008">
            <text:p>0.9008</text:p>
          </table:table-cell>
          <table:table-cell office:value-type="float" office:value="-0.215">
            <text:p>-0.215</text:p>
          </table:table-cell>
          <table:table-cell office:value-type="float" office:value="0.7158">
            <text:p>0.7158</text:p>
          </table:table-cell>
          <table:table-cell office:value-type="float" office:value="0.3368">
            <text:p>0.3368</text:p>
          </table:table-cell>
          <table:table-cell office:value-type="float" office:value="-3.5263">
            <text:p>-3.5263</text:p>
          </table:table-cell>
          <table:table-cell office:value-type="float" office:value="0.665">
            <text:p>0.665</text:p>
          </table:table-cell>
          <table:table-cell office:value-type="float" office:value="-8.9162">
            <text:p>-8.91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6">
            <text:p>-0.2586</text:p>
          </table:table-cell>
          <table:table-cell office:value-type="float" office:value="-0.2622">
            <text:p>-0.2622</text:p>
          </table:table-cell>
          <table:table-cell office:value-type="float" office:value="0.9002">
            <text:p>0.9002</text:p>
          </table:table-cell>
          <table:table-cell office:value-type="float" office:value="-0.215">
            <text:p>-0.215</text:p>
          </table:table-cell>
          <table:table-cell office:value-type="float" office:value="0.7158">
            <text:p>0.7158</text:p>
          </table:table-cell>
          <table:table-cell office:value-type="float" office:value="0.3368">
            <text:p>0.3368</text:p>
          </table:table-cell>
          <table:table-cell office:value-type="float" office:value="-3.3075">
            <text:p>-3.3075</text:p>
          </table:table-cell>
          <table:table-cell office:value-type="float" office:value="0.7875">
            <text:p>0.7875</text:p>
          </table:table-cell>
          <table:table-cell office:value-type="float" office:value="-9.3887">
            <text:p>-9.38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4">
            <text:p>-0.2604</text:p>
          </table:table-cell>
          <table:table-cell office:value-type="float" office:value="-0.2601">
            <text:p>-0.2601</text:p>
          </table:table-cell>
          <table:table-cell office:value-type="float" office:value="0.8983">
            <text:p>0.8983</text:p>
          </table:table-cell>
          <table:table-cell office:value-type="float" office:value="-0.2152">
            <text:p>-0.2152</text:p>
          </table:table-cell>
          <table:table-cell office:value-type="float" office:value="0.7174">
            <text:p>0.7174</text:p>
          </table:table-cell>
          <table:table-cell office:value-type="float" office:value="0.3336">
            <text:p>0.3336</text:p>
          </table:table-cell>
          <table:table-cell office:value-type="float" office:value="-3.4125">
            <text:p>-3.4125</text:p>
          </table:table-cell>
          <table:table-cell office:value-type="float" office:value="0.6038">
            <text:p>0.6038</text:p>
          </table:table-cell>
          <table:table-cell office:value-type="float" office:value="-9.8525">
            <text:p>-9.85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5">
            <text:p>-0.2615</text:p>
          </table:table-cell>
          <table:table-cell office:value-type="float" office:value="-0.2597">
            <text:p>-0.2597</text:p>
          </table:table-cell>
          <table:table-cell office:value-type="float" office:value="0.8993">
            <text:p>0.8993</text:p>
          </table:table-cell>
          <table:table-cell office:value-type="float" office:value="-0.2152">
            <text:p>-0.2152</text:p>
          </table:table-cell>
          <table:table-cell office:value-type="float" office:value="0.7174">
            <text:p>0.7174</text:p>
          </table:table-cell>
          <table:table-cell office:value-type="float" office:value="0.3336">
            <text:p>0.3336</text:p>
          </table:table-cell>
          <table:table-cell office:value-type="float" office:value="-3.9025">
            <text:p>-3.9025</text:p>
          </table:table-cell>
          <table:table-cell office:value-type="float" office:value="0.8225">
            <text:p>0.8225</text:p>
          </table:table-cell>
          <table:table-cell office:value-type="float" office:value="-9.5375">
            <text:p>-9.53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8">
            <text:p>-0.2588</text:p>
          </table:table-cell>
          <table:table-cell office:value-type="float" office:value="-0.2616">
            <text:p>-0.2616</text:p>
          </table:table-cell>
          <table:table-cell office:value-type="float" office:value="0.8962">
            <text:p>0.8962</text:p>
          </table:table-cell>
          <table:table-cell office:value-type="float" office:value="-0.2131">
            <text:p>-0.2131</text:p>
          </table:table-cell>
          <table:table-cell office:value-type="float" office:value="0.7182">
            <text:p>0.7182</text:p>
          </table:table-cell>
          <table:table-cell office:value-type="float" office:value="0.3361">
            <text:p>0.3361</text:p>
          </table:table-cell>
          <table:table-cell office:value-type="float" office:value="-3.3775">
            <text:p>-3.3775</text:p>
          </table:table-cell>
          <table:table-cell office:value-type="float" office:value="0.8487">
            <text:p>0.8487</text:p>
          </table:table-cell>
          <table:table-cell office:value-type="float" office:value="-9.7212">
            <text:p>-9.72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2">
            <text:p>-0.2572</text:p>
          </table:table-cell>
          <table:table-cell office:value-type="float" office:value="-0.2621">
            <text:p>-0.2621</text:p>
          </table:table-cell>
          <table:table-cell office:value-type="float" office:value="0.9049">
            <text:p>0.9049</text:p>
          </table:table-cell>
          <table:table-cell office:value-type="float" office:value="-0.2134">
            <text:p>-0.2134</text:p>
          </table:table-cell>
          <table:table-cell office:value-type="float" office:value="0.7181">
            <text:p>0.7181</text:p>
          </table:table-cell>
          <table:table-cell office:value-type="float" office:value="0.3322">
            <text:p>0.3322</text:p>
          </table:table-cell>
          <table:table-cell office:value-type="float" office:value="-4.025">
            <text:p>-4.025</text:p>
          </table:table-cell>
          <table:table-cell office:value-type="float" office:value="1.3037">
            <text:p>1.3037</text:p>
          </table:table-cell>
          <table:table-cell office:value-type="float" office:value="-8.9775">
            <text:p>-8.97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">
            <text:p>-0.258</text:p>
          </table:table-cell>
          <table:table-cell office:value-type="float" office:value="-0.2614">
            <text:p>-0.2614</text:p>
          </table:table-cell>
          <table:table-cell office:value-type="float" office:value="0.8984">
            <text:p>0.8984</text:p>
          </table:table-cell>
          <table:table-cell office:value-type="float" office:value="-0.2134">
            <text:p>-0.2134</text:p>
          </table:table-cell>
          <table:table-cell office:value-type="float" office:value="0.7181">
            <text:p>0.7181</text:p>
          </table:table-cell>
          <table:table-cell office:value-type="float" office:value="0.3322">
            <text:p>0.3322</text:p>
          </table:table-cell>
          <table:table-cell office:value-type="float" office:value="-3.8238">
            <text:p>-3.8238</text:p>
          </table:table-cell>
          <table:table-cell office:value-type="float" office:value="1.0675">
            <text:p>1.0675</text:p>
          </table:table-cell>
          <table:table-cell office:value-type="float" office:value="-9.0913">
            <text:p>-9.091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8">
            <text:p>-0.2588</text:p>
          </table:table-cell>
          <table:table-cell office:value-type="float" office:value="-0.2636">
            <text:p>-0.2636</text:p>
          </table:table-cell>
          <table:table-cell office:value-type="float" office:value="0.8993">
            <text:p>0.8993</text:p>
          </table:table-cell>
          <table:table-cell office:value-type="float" office:value="-0.2146">
            <text:p>-0.2146</text:p>
          </table:table-cell>
          <table:table-cell office:value-type="float" office:value="0.7179">
            <text:p>0.7179</text:p>
          </table:table-cell>
          <table:table-cell office:value-type="float" office:value="0.3342">
            <text:p>0.3342</text:p>
          </table:table-cell>
          <table:table-cell office:value-type="float" office:value="-3.5875">
            <text:p>-3.5875</text:p>
          </table:table-cell>
          <table:table-cell office:value-type="float" office:value="0.9713">
            <text:p>0.9713</text:p>
          </table:table-cell>
          <table:table-cell office:value-type="float" office:value="-9.5987">
            <text:p>-9.59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7">
            <text:p>-0.2567</text:p>
          </table:table-cell>
          <table:table-cell office:value-type="float" office:value="-0.2641">
            <text:p>-0.2641</text:p>
          </table:table-cell>
          <table:table-cell office:value-type="float" office:value="0.9033">
            <text:p>0.9033</text:p>
          </table:table-cell>
          <table:table-cell office:value-type="float" office:value="-0.2146">
            <text:p>-0.2146</text:p>
          </table:table-cell>
          <table:table-cell office:value-type="float" office:value="0.7179">
            <text:p>0.7179</text:p>
          </table:table-cell>
          <table:table-cell office:value-type="float" office:value="0.3342">
            <text:p>0.3342</text:p>
          </table:table-cell>
          <table:table-cell office:value-type="float" office:value="-3.4213">
            <text:p>-3.4213</text:p>
          </table:table-cell>
          <table:table-cell office:value-type="float" office:value="0.7788">
            <text:p>0.7788</text:p>
          </table:table-cell>
          <table:table-cell office:value-type="float" office:value="-9.8262">
            <text:p>-9.82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8">
            <text:p>-0.2588</text:p>
          </table:table-cell>
          <table:table-cell office:value-type="float" office:value="-0.2614">
            <text:p>-0.2614</text:p>
          </table:table-cell>
          <table:table-cell office:value-type="float" office:value="0.8967">
            <text:p>0.8967</text:p>
          </table:table-cell>
          <table:table-cell office:value-type="float" office:value="-0.2141">
            <text:p>-0.2141</text:p>
          </table:table-cell>
          <table:table-cell office:value-type="float" office:value="0.7166">
            <text:p>0.7166</text:p>
          </table:table-cell>
          <table:table-cell office:value-type="float" office:value="0.3372">
            <text:p>0.3372</text:p>
          </table:table-cell>
          <table:table-cell office:value-type="float" office:value="-3.605">
            <text:p>-3.605</text:p>
          </table:table-cell>
          <table:table-cell office:value-type="float" office:value="0.9625">
            <text:p>0.9625</text:p>
          </table:table-cell>
          <table:table-cell office:value-type="float" office:value="-9.7912">
            <text:p>-9.79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5">
            <text:p>-0.2625</text:p>
          </table:table-cell>
          <table:table-cell office:value-type="float" office:value="-0.2609">
            <text:p>-0.2609</text:p>
          </table:table-cell>
          <table:table-cell office:value-type="float" office:value="0.8972">
            <text:p>0.8972</text:p>
          </table:table-cell>
          <table:table-cell office:value-type="float" office:value="-0.2139">
            <text:p>-0.2139</text:p>
          </table:table-cell>
          <table:table-cell office:value-type="float" office:value="0.7194">
            <text:p>0.7194</text:p>
          </table:table-cell>
          <table:table-cell office:value-type="float" office:value="0.3374">
            <text:p>0.3374</text:p>
          </table:table-cell>
          <table:table-cell office:value-type="float" office:value="-2.975">
            <text:p>-2.975</text:p>
          </table:table-cell>
          <table:table-cell office:value-type="float" office:value="0.9713">
            <text:p>0.9713</text:p>
          </table:table-cell>
          <table:table-cell office:value-type="float" office:value="-9.625">
            <text:p>-9.6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2">
            <text:p>-0.2592</text:p>
          </table:table-cell>
          <table:table-cell office:value-type="float" office:value="-0.2624">
            <text:p>-0.2624</text:p>
          </table:table-cell>
          <table:table-cell office:value-type="float" office:value="0.8964">
            <text:p>0.8964</text:p>
          </table:table-cell>
          <table:table-cell office:value-type="float" office:value="-0.2139">
            <text:p>-0.2139</text:p>
          </table:table-cell>
          <table:table-cell office:value-type="float" office:value="0.7194">
            <text:p>0.7194</text:p>
          </table:table-cell>
          <table:table-cell office:value-type="float" office:value="0.3374">
            <text:p>0.3374</text:p>
          </table:table-cell>
          <table:table-cell office:value-type="float" office:value="-2.905">
            <text:p>-2.905</text:p>
          </table:table-cell>
          <table:table-cell office:value-type="float" office:value="1.4262">
            <text:p>1.4262</text:p>
          </table:table-cell>
          <table:table-cell office:value-type="float" office:value="-9.8875">
            <text:p>-9.88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7">
            <text:p>-0.2567</text:p>
          </table:table-cell>
          <table:table-cell office:value-type="float" office:value="-0.2615">
            <text:p>-0.2615</text:p>
          </table:table-cell>
          <table:table-cell office:value-type="float" office:value="0.8975">
            <text:p>0.8975</text:p>
          </table:table-cell>
          <table:table-cell office:value-type="float" office:value="-0.2125">
            <text:p>-0.2125</text:p>
          </table:table-cell>
          <table:table-cell office:value-type="float" office:value="0.7176">
            <text:p>0.7176</text:p>
          </table:table-cell>
          <table:table-cell office:value-type="float" office:value="0.3343">
            <text:p>0.3343</text:p>
          </table:table-cell>
          <table:table-cell office:value-type="float" office:value="-3.7538">
            <text:p>-3.7538</text:p>
          </table:table-cell>
          <table:table-cell office:value-type="float" office:value="1.2775">
            <text:p>1.2775</text:p>
          </table:table-cell>
          <table:table-cell office:value-type="float" office:value="-9.485">
            <text:p>-9.48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">
            <text:p>-0.261</text:p>
          </table:table-cell>
          <table:table-cell office:value-type="float" office:value="-0.2608">
            <text:p>-0.2608</text:p>
          </table:table-cell>
          <table:table-cell office:value-type="float" office:value="0.8978">
            <text:p>0.8978</text:p>
          </table:table-cell>
          <table:table-cell office:value-type="float" office:value="-0.2125">
            <text:p>-0.2125</text:p>
          </table:table-cell>
          <table:table-cell office:value-type="float" office:value="0.7176">
            <text:p>0.7176</text:p>
          </table:table-cell>
          <table:table-cell office:value-type="float" office:value="0.3343">
            <text:p>0.3343</text:p>
          </table:table-cell>
          <table:table-cell office:value-type="float" office:value="-3.7275">
            <text:p>-3.7275</text:p>
          </table:table-cell>
          <table:table-cell office:value-type="float" office:value="1.2775">
            <text:p>1.2775</text:p>
          </table:table-cell>
          <table:table-cell office:value-type="float" office:value="-9.45">
            <text:p>-9.4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5">
            <text:p>-0.2595</text:p>
          </table:table-cell>
          <table:table-cell office:value-type="float" office:value="-0.2612">
            <text:p>-0.2612</text:p>
          </table:table-cell>
          <table:table-cell office:value-type="float" office:value="0.9033">
            <text:p>0.9033</text:p>
          </table:table-cell>
          <table:table-cell office:value-type="float" office:value="-0.2133">
            <text:p>-0.2133</text:p>
          </table:table-cell>
          <table:table-cell office:value-type="float" office:value="0.7194">
            <text:p>0.7194</text:p>
          </table:table-cell>
          <table:table-cell office:value-type="float" office:value="0.3324">
            <text:p>0.3324</text:p>
          </table:table-cell>
          <table:table-cell office:value-type="float" office:value="-3.0538">
            <text:p>-3.0538</text:p>
          </table:table-cell>
          <table:table-cell office:value-type="float" office:value="1.1812">
            <text:p>1.1812</text:p>
          </table:table-cell>
          <table:table-cell office:value-type="float" office:value="-9.7562">
            <text:p>-9.75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5">
            <text:p>-0.255</text:p>
          </table:table-cell>
          <table:table-cell office:value-type="float" office:value="-0.2633">
            <text:p>-0.2633</text:p>
          </table:table-cell>
          <table:table-cell office:value-type="float" office:value="0.8966">
            <text:p>0.8966</text:p>
          </table:table-cell>
          <table:table-cell office:value-type="float" office:value="-0.2133">
            <text:p>-0.2133</text:p>
          </table:table-cell>
          <table:table-cell office:value-type="float" office:value="0.7194">
            <text:p>0.7194</text:p>
          </table:table-cell>
          <table:table-cell office:value-type="float" office:value="0.3324">
            <text:p>0.3324</text:p>
          </table:table-cell>
          <table:table-cell office:value-type="float" office:value="-3.15">
            <text:p>-3.15</text:p>
          </table:table-cell>
          <table:table-cell office:value-type="float" office:value="1.19">
            <text:p>1.19</text:p>
          </table:table-cell>
          <table:table-cell office:value-type="float" office:value="-9.5987">
            <text:p>-9.59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8">
            <text:p>-0.2598</text:p>
          </table:table-cell>
          <table:table-cell office:value-type="float" office:value="-0.2624">
            <text:p>-0.2624</text:p>
          </table:table-cell>
          <table:table-cell office:value-type="float" office:value="0.8956">
            <text:p>0.8956</text:p>
          </table:table-cell>
          <table:table-cell office:value-type="float" office:value="-0.214">
            <text:p>-0.214</text:p>
          </table:table-cell>
          <table:table-cell office:value-type="float" office:value="0.7174">
            <text:p>0.7174</text:p>
          </table:table-cell>
          <table:table-cell office:value-type="float" office:value="0.3328">
            <text:p>0.3328</text:p>
          </table:table-cell>
          <table:table-cell office:value-type="float" office:value="-3.535">
            <text:p>-3.535</text:p>
          </table:table-cell>
          <table:table-cell office:value-type="float" office:value="1.1112">
            <text:p>1.1112</text:p>
          </table:table-cell>
          <table:table-cell office:value-type="float" office:value="-9.5375">
            <text:p>-9.53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36">
            <text:p>-0.2636</text:p>
          </table:table-cell>
          <table:table-cell office:value-type="float" office:value="-0.2611">
            <text:p>-0.2611</text:p>
          </table:table-cell>
          <table:table-cell office:value-type="float" office:value="0.8954">
            <text:p>0.8954</text:p>
          </table:table-cell>
          <table:table-cell office:value-type="float" office:value="-0.2142">
            <text:p>-0.2142</text:p>
          </table:table-cell>
          <table:table-cell office:value-type="float" office:value="0.7186">
            <text:p>0.7186</text:p>
          </table:table-cell>
          <table:table-cell office:value-type="float" office:value="0.334">
            <text:p>0.334</text:p>
          </table:table-cell>
          <table:table-cell office:value-type="float" office:value="-3.9725">
            <text:p>-3.9725</text:p>
          </table:table-cell>
          <table:table-cell office:value-type="float" office:value="1.505">
            <text:p>1.505</text:p>
          </table:table-cell>
          <table:table-cell office:value-type="float" office:value="-9.4762">
            <text:p>-9.47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9">
            <text:p>-0.2599</text:p>
          </table:table-cell>
          <table:table-cell office:value-type="float" office:value="-0.2633">
            <text:p>-0.2633</text:p>
          </table:table-cell>
          <table:table-cell office:value-type="float" office:value="0.8979">
            <text:p>0.8979</text:p>
          </table:table-cell>
          <table:table-cell office:value-type="float" office:value="-0.2142">
            <text:p>-0.2142</text:p>
          </table:table-cell>
          <table:table-cell office:value-type="float" office:value="0.7186">
            <text:p>0.7186</text:p>
          </table:table-cell>
          <table:table-cell office:value-type="float" office:value="0.334">
            <text:p>0.334</text:p>
          </table:table-cell>
          <table:table-cell office:value-type="float" office:value="-3.2813">
            <text:p>-3.2813</text:p>
          </table:table-cell>
          <table:table-cell office:value-type="float" office:value="1.1287">
            <text:p>1.1287</text:p>
          </table:table-cell>
          <table:table-cell office:value-type="float" office:value="-9.2575">
            <text:p>-9.25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4">
            <text:p>-0.2594</text:p>
          </table:table-cell>
          <table:table-cell office:value-type="float" office:value="-0.2628">
            <text:p>-0.2628</text:p>
          </table:table-cell>
          <table:table-cell office:value-type="float" office:value="0.8972">
            <text:p>0.8972</text:p>
          </table:table-cell>
          <table:table-cell office:value-type="float" office:value="-0.2144">
            <text:p>-0.2144</text:p>
          </table:table-cell>
          <table:table-cell office:value-type="float" office:value="0.717">
            <text:p>0.717</text:p>
          </table:table-cell>
          <table:table-cell office:value-type="float" office:value="0.3301">
            <text:p>0.3301</text:p>
          </table:table-cell>
          <table:table-cell office:value-type="float" office:value="-3.6488">
            <text:p>-3.6488</text:p>
          </table:table-cell>
          <table:table-cell office:value-type="float" office:value="1.3737">
            <text:p>1.3737</text:p>
          </table:table-cell>
          <table:table-cell office:value-type="float" office:value="-9.555">
            <text:p>-9.55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41">
            <text:p>-0.2641</text:p>
          </table:table-cell>
          <table:table-cell office:value-type="float" office:value="-0.2601">
            <text:p>-0.2601</text:p>
          </table:table-cell>
          <table:table-cell office:value-type="float" office:value="0.899">
            <text:p>0.899</text:p>
          </table:table-cell>
          <table:table-cell office:value-type="float" office:value="-0.2144">
            <text:p>-0.2144</text:p>
          </table:table-cell>
          <table:table-cell office:value-type="float" office:value="0.717">
            <text:p>0.717</text:p>
          </table:table-cell>
          <table:table-cell office:value-type="float" office:value="0.3301">
            <text:p>0.3301</text:p>
          </table:table-cell>
          <table:table-cell office:value-type="float" office:value="-3.815">
            <text:p>-3.815</text:p>
          </table:table-cell>
          <table:table-cell office:value-type="float" office:value="1.2687">
            <text:p>1.2687</text:p>
          </table:table-cell>
          <table:table-cell office:value-type="float" office:value="-9.5288">
            <text:p>-9.528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8">
            <text:p>-0.2588</text:p>
          </table:table-cell>
          <table:table-cell office:value-type="float" office:value="-0.2621">
            <text:p>-0.2621</text:p>
          </table:table-cell>
          <table:table-cell office:value-type="float" office:value="0.9016">
            <text:p>0.9016</text:p>
          </table:table-cell>
          <table:table-cell office:value-type="float" office:value="-0.213">
            <text:p>-0.213</text:p>
          </table:table-cell>
          <table:table-cell office:value-type="float" office:value="0.719">
            <text:p>0.719</text:p>
          </table:table-cell>
          <table:table-cell office:value-type="float" office:value="0.3346">
            <text:p>0.3346</text:p>
          </table:table-cell>
          <table:table-cell office:value-type="float" office:value="-3.22">
            <text:p>-3.22</text:p>
          </table:table-cell>
          <table:table-cell office:value-type="float" office:value="0.9187">
            <text:p>0.9187</text:p>
          </table:table-cell>
          <table:table-cell office:value-type="float" office:value="-9.5375">
            <text:p>-9.53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1">
            <text:p>-0.2571</text:p>
          </table:table-cell>
          <table:table-cell office:value-type="float" office:value="-0.2633">
            <text:p>-0.2633</text:p>
          </table:table-cell>
          <table:table-cell office:value-type="float" office:value="0.9017">
            <text:p>0.9017</text:p>
          </table:table-cell>
          <table:table-cell office:value-type="float" office:value="-0.2153">
            <text:p>-0.2153</text:p>
          </table:table-cell>
          <table:table-cell office:value-type="float" office:value="0.7178">
            <text:p>0.7178</text:p>
          </table:table-cell>
          <table:table-cell office:value-type="float" office:value="0.3345">
            <text:p>0.3345</text:p>
          </table:table-cell>
          <table:table-cell office:value-type="float" office:value="-3.2375">
            <text:p>-3.2375</text:p>
          </table:table-cell>
          <table:table-cell office:value-type="float" office:value="0.9013">
            <text:p>0.9013</text:p>
          </table:table-cell>
          <table:table-cell office:value-type="float" office:value="-9.3975">
            <text:p>-9.39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4">
            <text:p>-0.2624</text:p>
          </table:table-cell>
          <table:table-cell office:value-type="float" office:value="-0.2607">
            <text:p>-0.2607</text:p>
          </table:table-cell>
          <table:table-cell office:value-type="float" office:value="0.8974">
            <text:p>0.8974</text:p>
          </table:table-cell>
          <table:table-cell office:value-type="float" office:value="-0.2153">
            <text:p>-0.2153</text:p>
          </table:table-cell>
          <table:table-cell office:value-type="float" office:value="0.7178">
            <text:p>0.7178</text:p>
          </table:table-cell>
          <table:table-cell office:value-type="float" office:value="0.3345">
            <text:p>0.3345</text:p>
          </table:table-cell>
          <table:table-cell office:value-type="float" office:value="-3.2987">
            <text:p>-3.2987</text:p>
          </table:table-cell>
          <table:table-cell office:value-type="float" office:value="0.8925">
            <text:p>0.8925</text:p>
          </table:table-cell>
          <table:table-cell office:value-type="float" office:value="-9.1">
            <text:p>-9.1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2">
            <text:p>-0.2582</text:p>
          </table:table-cell>
          <table:table-cell office:value-type="float" office:value="-0.2634">
            <text:p>-0.2634</text:p>
          </table:table-cell>
          <table:table-cell office:value-type="float" office:value="0.9056">
            <text:p>0.9056</text:p>
          </table:table-cell>
          <table:table-cell office:value-type="float" office:value="-0.2129">
            <text:p>-0.2129</text:p>
          </table:table-cell>
          <table:table-cell office:value-type="float" office:value="0.7164">
            <text:p>0.7164</text:p>
          </table:table-cell>
          <table:table-cell office:value-type="float" office:value="0.3351">
            <text:p>0.3351</text:p>
          </table:table-cell>
          <table:table-cell office:value-type="float" office:value="-3.8763">
            <text:p>-3.8763</text:p>
          </table:table-cell>
          <table:table-cell office:value-type="float" office:value="0.9713">
            <text:p>0.9713</text:p>
          </table:table-cell>
          <table:table-cell office:value-type="float" office:value="-9.1612">
            <text:p>-9.16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8">
            <text:p>-0.2588</text:p>
          </table:table-cell>
          <table:table-cell office:value-type="float" office:value="-0.2633">
            <text:p>-0.2633</text:p>
          </table:table-cell>
          <table:table-cell office:value-type="float" office:value="0.898">
            <text:p>0.898</text:p>
          </table:table-cell>
          <table:table-cell office:value-type="float" office:value="-0.2129">
            <text:p>-0.2129</text:p>
          </table:table-cell>
          <table:table-cell office:value-type="float" office:value="0.7164">
            <text:p>0.7164</text:p>
          </table:table-cell>
          <table:table-cell office:value-type="float" office:value="0.3351">
            <text:p>0.3351</text:p>
          </table:table-cell>
          <table:table-cell office:value-type="float" office:value="-3.2288">
            <text:p>-3.2288</text:p>
          </table:table-cell>
          <table:table-cell office:value-type="float" office:value="0.7613">
            <text:p>0.7613</text:p>
          </table:table-cell>
          <table:table-cell office:value-type="float" office:value="-9.3187">
            <text:p>-9.31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6">
            <text:p>-0.2616</text:p>
          </table:table-cell>
          <table:table-cell office:value-type="float" office:value="-0.2603">
            <text:p>-0.2603</text:p>
          </table:table-cell>
          <table:table-cell office:value-type="float" office:value="0.8968">
            <text:p>0.8968</text:p>
          </table:table-cell>
          <table:table-cell office:value-type="float" office:value="-0.2147">
            <text:p>-0.2147</text:p>
          </table:table-cell>
          <table:table-cell office:value-type="float" office:value="0.7179">
            <text:p>0.7179</text:p>
          </table:table-cell>
          <table:table-cell office:value-type="float" office:value="0.3355">
            <text:p>0.3355</text:p>
          </table:table-cell>
          <table:table-cell office:value-type="float" office:value="-3.1763">
            <text:p>-3.1763</text:p>
          </table:table-cell>
          <table:table-cell office:value-type="float" office:value="0.9187">
            <text:p>0.9187</text:p>
          </table:table-cell>
          <table:table-cell office:value-type="float" office:value="-9.6775">
            <text:p>-9.67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8">
            <text:p>-0.2628</text:p>
          </table:table-cell>
          <table:table-cell office:value-type="float" office:value="-0.2608">
            <text:p>-0.2608</text:p>
          </table:table-cell>
          <table:table-cell office:value-type="float" office:value="0.9006">
            <text:p>0.9006</text:p>
          </table:table-cell>
          <table:table-cell office:value-type="float" office:value="-0.2158">
            <text:p>-0.2158</text:p>
          </table:table-cell>
          <table:table-cell office:value-type="float" office:value="0.7182">
            <text:p>0.7182</text:p>
          </table:table-cell>
          <table:table-cell office:value-type="float" office:value="0.3341">
            <text:p>0.3341</text:p>
          </table:table-cell>
          <table:table-cell office:value-type="float" office:value="-3.0363">
            <text:p>-3.0363</text:p>
          </table:table-cell>
          <table:table-cell office:value-type="float" office:value="1.12">
            <text:p>1.12</text:p>
          </table:table-cell>
          <table:table-cell office:value-type="float" office:value="-10.0537">
            <text:p>-10.05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4">
            <text:p>-0.2574</text:p>
          </table:table-cell>
          <table:table-cell office:value-type="float" office:value="-0.2633">
            <text:p>-0.2633</text:p>
          </table:table-cell>
          <table:table-cell office:value-type="float" office:value="0.9014">
            <text:p>0.9014</text:p>
          </table:table-cell>
          <table:table-cell office:value-type="float" office:value="-0.2158">
            <text:p>-0.2158</text:p>
          </table:table-cell>
          <table:table-cell office:value-type="float" office:value="0.7182">
            <text:p>0.7182</text:p>
          </table:table-cell>
          <table:table-cell office:value-type="float" office:value="0.3341">
            <text:p>0.3341</text:p>
          </table:table-cell>
          <table:table-cell office:value-type="float" office:value="-3.395">
            <text:p>-3.395</text:p>
          </table:table-cell>
          <table:table-cell office:value-type="float" office:value="1.2425">
            <text:p>1.2425</text:p>
          </table:table-cell>
          <table:table-cell office:value-type="float" office:value="-9.6687">
            <text:p>-9.66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6">
            <text:p>-0.2596</text:p>
          </table:table-cell>
          <table:table-cell office:value-type="float" office:value="-0.2614">
            <text:p>-0.2614</text:p>
          </table:table-cell>
          <table:table-cell office:value-type="float" office:value="0.9008">
            <text:p>0.9008</text:p>
          </table:table-cell>
          <table:table-cell office:value-type="float" office:value="-0.2135">
            <text:p>-0.2135</text:p>
          </table:table-cell>
          <table:table-cell office:value-type="float" office:value="0.7185">
            <text:p>0.7185</text:p>
          </table:table-cell>
          <table:table-cell office:value-type="float" office:value="0.3346">
            <text:p>0.3346</text:p>
          </table:table-cell>
          <table:table-cell office:value-type="float" office:value="-3.3863">
            <text:p>-3.3863</text:p>
          </table:table-cell>
          <table:table-cell office:value-type="float" office:value="1.1287">
            <text:p>1.1287</text:p>
          </table:table-cell>
          <table:table-cell office:value-type="float" office:value="-9.4675">
            <text:p>-9.46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3">
            <text:p>-0.2613</text:p>
          </table:table-cell>
          <table:table-cell office:value-type="float" office:value="-0.2608">
            <text:p>-0.2608</text:p>
          </table:table-cell>
          <table:table-cell office:value-type="float" office:value="0.9031">
            <text:p>0.9031</text:p>
          </table:table-cell>
          <table:table-cell office:value-type="float" office:value="-0.2135">
            <text:p>-0.2135</text:p>
          </table:table-cell>
          <table:table-cell office:value-type="float" office:value="0.7185">
            <text:p>0.7185</text:p>
          </table:table-cell>
          <table:table-cell office:value-type="float" office:value="0.3346">
            <text:p>0.3346</text:p>
          </table:table-cell>
          <table:table-cell office:value-type="float" office:value="-2.7913">
            <text:p>-2.7913</text:p>
          </table:table-cell>
          <table:table-cell office:value-type="float" office:value="1.05">
            <text:p>1.05</text:p>
          </table:table-cell>
          <table:table-cell office:value-type="float" office:value="-9.9312">
            <text:p>-9.93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6">
            <text:p>-0.2566</text:p>
          </table:table-cell>
          <table:table-cell office:value-type="float" office:value="-0.2619">
            <text:p>-0.2619</text:p>
          </table:table-cell>
          <table:table-cell office:value-type="float" office:value="0.8969">
            <text:p>0.8969</text:p>
          </table:table-cell>
          <table:table-cell office:value-type="float" office:value="-0.2146">
            <text:p>-0.2146</text:p>
          </table:table-cell>
          <table:table-cell office:value-type="float" office:value="0.7182">
            <text:p>0.7182</text:p>
          </table:table-cell>
          <table:table-cell office:value-type="float" office:value="0.3342">
            <text:p>0.3342</text:p>
          </table:table-cell>
          <table:table-cell office:value-type="float" office:value="-3.185">
            <text:p>-3.185</text:p>
          </table:table-cell>
          <table:table-cell office:value-type="float" office:value="0.91">
            <text:p>0.91</text:p>
          </table:table-cell>
          <table:table-cell office:value-type="float" office:value="-9.5113">
            <text:p>-9.511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9">
            <text:p>-0.2569</text:p>
          </table:table-cell>
          <table:table-cell office:value-type="float" office:value="-0.2613">
            <text:p>-0.2613</text:p>
          </table:table-cell>
          <table:table-cell office:value-type="float" office:value="0.9017">
            <text:p>0.9017</text:p>
          </table:table-cell>
          <table:table-cell office:value-type="float" office:value="-0.2132">
            <text:p>-0.2132</text:p>
          </table:table-cell>
          <table:table-cell office:value-type="float" office:value="0.7188">
            <text:p>0.7188</text:p>
          </table:table-cell>
          <table:table-cell office:value-type="float" office:value="0.335">
            <text:p>0.335</text:p>
          </table:table-cell>
          <table:table-cell office:value-type="float" office:value="-3.7975">
            <text:p>-3.7975</text:p>
          </table:table-cell>
          <table:table-cell office:value-type="float" office:value="1.3912">
            <text:p>1.3912</text:p>
          </table:table-cell>
          <table:table-cell office:value-type="float" office:value="-9.5025">
            <text:p>-9.50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4">
            <text:p>-0.2594</text:p>
          </table:table-cell>
          <table:table-cell office:value-type="float" office:value="-0.2621">
            <text:p>-0.2621</text:p>
          </table:table-cell>
          <table:table-cell office:value-type="float" office:value="0.9008">
            <text:p>0.9008</text:p>
          </table:table-cell>
          <table:table-cell office:value-type="float" office:value="-0.2132">
            <text:p>-0.2132</text:p>
          </table:table-cell>
          <table:table-cell office:value-type="float" office:value="0.7188">
            <text:p>0.7188</text:p>
          </table:table-cell>
          <table:table-cell office:value-type="float" office:value="0.335">
            <text:p>0.335</text:p>
          </table:table-cell>
          <table:table-cell office:value-type="float" office:value="-3.78">
            <text:p>-3.78</text:p>
          </table:table-cell>
          <table:table-cell office:value-type="float" office:value="1.5312">
            <text:p>1.5312</text:p>
          </table:table-cell>
          <table:table-cell office:value-type="float" office:value="-9.6687">
            <text:p>-9.66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3">
            <text:p>-0.263</text:p>
          </table:table-cell>
          <table:table-cell office:value-type="float" office:value="-0.2628">
            <text:p>-0.2628</text:p>
          </table:table-cell>
          <table:table-cell office:value-type="float" office:value="0.8957">
            <text:p>0.8957</text:p>
          </table:table-cell>
          <table:table-cell office:value-type="float" office:value="-0.2142">
            <text:p>-0.2142</text:p>
          </table:table-cell>
          <table:table-cell office:value-type="float" office:value="0.7179">
            <text:p>0.7179</text:p>
          </table:table-cell>
          <table:table-cell office:value-type="float" office:value="0.3345">
            <text:p>0.3345</text:p>
          </table:table-cell>
          <table:table-cell office:value-type="float" office:value="-3.0625">
            <text:p>-3.0625</text:p>
          </table:table-cell>
          <table:table-cell office:value-type="float" office:value="1.1725">
            <text:p>1.1725</text:p>
          </table:table-cell>
          <table:table-cell office:value-type="float" office:value="-10.3687">
            <text:p>-10.36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1">
            <text:p>-0.2561</text:p>
          </table:table-cell>
          <table:table-cell office:value-type="float" office:value="-0.2643">
            <text:p>-0.2643</text:p>
          </table:table-cell>
          <table:table-cell office:value-type="float" office:value="0.8962">
            <text:p>0.8962</text:p>
          </table:table-cell>
          <table:table-cell office:value-type="float" office:value="-0.2142">
            <text:p>-0.2142</text:p>
          </table:table-cell>
          <table:table-cell office:value-type="float" office:value="0.7179">
            <text:p>0.7179</text:p>
          </table:table-cell>
          <table:table-cell office:value-type="float" office:value="0.3345">
            <text:p>0.3345</text:p>
          </table:table-cell>
          <table:table-cell office:value-type="float" office:value="-3.29">
            <text:p>-3.29</text:p>
          </table:table-cell>
          <table:table-cell office:value-type="float" office:value="0.7525">
            <text:p>0.7525</text:p>
          </table:table-cell>
          <table:table-cell office:value-type="float" office:value="-10.255">
            <text:p>-10.25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8">
            <text:p>-0.2608</text:p>
          </table:table-cell>
          <table:table-cell office:value-type="float" office:value="-0.2618">
            <text:p>-0.2618</text:p>
          </table:table-cell>
          <table:table-cell office:value-type="float" office:value="0.9018">
            <text:p>0.9018</text:p>
          </table:table-cell>
          <table:table-cell office:value-type="float" office:value="-0.2134">
            <text:p>-0.2134</text:p>
          </table:table-cell>
          <table:table-cell office:value-type="float" office:value="0.7194">
            <text:p>0.7194</text:p>
          </table:table-cell>
          <table:table-cell office:value-type="float" office:value="0.3308">
            <text:p>0.3308</text:p>
          </table:table-cell>
          <table:table-cell office:value-type="float" office:value="-2.9925">
            <text:p>-2.9925</text:p>
          </table:table-cell>
          <table:table-cell office:value-type="float" office:value="1.3212">
            <text:p>1.3212</text:p>
          </table:table-cell>
          <table:table-cell office:value-type="float" office:value="-10.01">
            <text:p>-10.01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5">
            <text:p>-0.2625</text:p>
          </table:table-cell>
          <table:table-cell office:value-type="float" office:value="-0.2611">
            <text:p>-0.2611</text:p>
          </table:table-cell>
          <table:table-cell office:value-type="float" office:value="0.8985">
            <text:p>0.8985</text:p>
          </table:table-cell>
          <table:table-cell office:value-type="float" office:value="-0.2114">
            <text:p>-0.2114</text:p>
          </table:table-cell>
          <table:table-cell office:value-type="float" office:value="0.717">
            <text:p>0.717</text:p>
          </table:table-cell>
          <table:table-cell office:value-type="float" office:value="0.3319">
            <text:p>0.3319</text:p>
          </table:table-cell>
          <table:table-cell office:value-type="float" office:value="-3.71">
            <text:p>-3.71</text:p>
          </table:table-cell>
          <table:table-cell office:value-type="float" office:value="1.435">
            <text:p>1.435</text:p>
          </table:table-cell>
          <table:table-cell office:value-type="float" office:value="-9.5725">
            <text:p>-9.57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9">
            <text:p>-0.2599</text:p>
          </table:table-cell>
          <table:table-cell office:value-type="float" office:value="-0.2614">
            <text:p>-0.2614</text:p>
          </table:table-cell>
          <table:table-cell office:value-type="float" office:value="0.9033">
            <text:p>0.9033</text:p>
          </table:table-cell>
          <table:table-cell office:value-type="float" office:value="-0.2114">
            <text:p>-0.2114</text:p>
          </table:table-cell>
          <table:table-cell office:value-type="float" office:value="0.717">
            <text:p>0.717</text:p>
          </table:table-cell>
          <table:table-cell office:value-type="float" office:value="0.3319">
            <text:p>0.3319</text:p>
          </table:table-cell>
          <table:table-cell office:value-type="float" office:value="-3.7275">
            <text:p>-3.7275</text:p>
          </table:table-cell>
          <table:table-cell office:value-type="float" office:value="1.3212">
            <text:p>1.3212</text:p>
          </table:table-cell>
          <table:table-cell office:value-type="float" office:value="-9.695">
            <text:p>-9.69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">
            <text:p>-0.259</text:p>
          </table:table-cell>
          <table:table-cell office:value-type="float" office:value="-0.2622">
            <text:p>-0.2622</text:p>
          </table:table-cell>
          <table:table-cell office:value-type="float" office:value="0.8987">
            <text:p>0.8987</text:p>
          </table:table-cell>
          <table:table-cell office:value-type="float" office:value="-0.2122">
            <text:p>-0.2122</text:p>
          </table:table-cell>
          <table:table-cell office:value-type="float" office:value="0.7182">
            <text:p>0.7182</text:p>
          </table:table-cell>
          <table:table-cell office:value-type="float" office:value="0.3349">
            <text:p>0.3349</text:p>
          </table:table-cell>
          <table:table-cell office:value-type="float" office:value="-2.905">
            <text:p>-2.905</text:p>
          </table:table-cell>
          <table:table-cell office:value-type="float" office:value="1.3212">
            <text:p>1.3212</text:p>
          </table:table-cell>
          <table:table-cell office:value-type="float" office:value="-9.5113">
            <text:p>-9.511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6">
            <text:p>-0.2626</text:p>
          </table:table-cell>
          <table:table-cell office:value-type="float" office:value="-0.2605">
            <text:p>-0.2605</text:p>
          </table:table-cell>
          <table:table-cell office:value-type="float" office:value="0.9019">
            <text:p>0.9019</text:p>
          </table:table-cell>
          <table:table-cell office:value-type="float" office:value="-0.2122">
            <text:p>-0.2122</text:p>
          </table:table-cell>
          <table:table-cell office:value-type="float" office:value="0.7182">
            <text:p>0.7182</text:p>
          </table:table-cell>
          <table:table-cell office:value-type="float" office:value="0.3349">
            <text:p>0.3349</text:p>
          </table:table-cell>
          <table:table-cell office:value-type="float" office:value="-4.095">
            <text:p>-4.095</text:p>
          </table:table-cell>
          <table:table-cell office:value-type="float" office:value="1.1725">
            <text:p>1.1725</text:p>
          </table:table-cell>
          <table:table-cell office:value-type="float" office:value="-9.3712">
            <text:p>-9.37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3">
            <text:p>-0.2623</text:p>
          </table:table-cell>
          <table:table-cell office:value-type="float" office:value="-0.2621">
            <text:p>-0.2621</text:p>
          </table:table-cell>
          <table:table-cell office:value-type="float" office:value="0.9017">
            <text:p>0.9017</text:p>
          </table:table-cell>
          <table:table-cell office:value-type="float" office:value="-0.2131">
            <text:p>-0.2131</text:p>
          </table:table-cell>
          <table:table-cell office:value-type="float" office:value="0.7186">
            <text:p>0.7186</text:p>
          </table:table-cell>
          <table:table-cell office:value-type="float" office:value="0.3337">
            <text:p>0.3337</text:p>
          </table:table-cell>
          <table:table-cell office:value-type="float" office:value="-3.955">
            <text:p>-3.955</text:p>
          </table:table-cell>
          <table:table-cell office:value-type="float" office:value="1.4175">
            <text:p>1.4175</text:p>
          </table:table-cell>
          <table:table-cell office:value-type="float" office:value="-9.4937">
            <text:p>-9.49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">
            <text:p>-0.258</text:p>
          </table:table-cell>
          <table:table-cell office:value-type="float" office:value="-0.2623">
            <text:p>-0.2623</text:p>
          </table:table-cell>
          <table:table-cell office:value-type="float" office:value="0.898">
            <text:p>0.898</text:p>
          </table:table-cell>
          <table:table-cell office:value-type="float" office:value="-0.2127">
            <text:p>-0.2127</text:p>
          </table:table-cell>
          <table:table-cell office:value-type="float" office:value="0.7187">
            <text:p>0.7187</text:p>
          </table:table-cell>
          <table:table-cell office:value-type="float" office:value="0.3339">
            <text:p>0.3339</text:p>
          </table:table-cell>
          <table:table-cell office:value-type="float" office:value="-3.8063">
            <text:p>-3.8063</text:p>
          </table:table-cell>
          <table:table-cell office:value-type="float" office:value="1.1725">
            <text:p>1.1725</text:p>
          </table:table-cell>
          <table:table-cell office:value-type="float" office:value="-9.8087">
            <text:p>-9.80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5">
            <text:p>-0.2605</text:p>
          </table:table-cell>
          <table:table-cell office:value-type="float" office:value="-0.2613">
            <text:p>-0.2613</text:p>
          </table:table-cell>
          <table:table-cell office:value-type="float" office:value="0.8967">
            <text:p>0.8967</text:p>
          </table:table-cell>
          <table:table-cell office:value-type="float" office:value="-0.2127">
            <text:p>-0.2127</text:p>
          </table:table-cell>
          <table:table-cell office:value-type="float" office:value="0.7187">
            <text:p>0.7187</text:p>
          </table:table-cell>
          <table:table-cell office:value-type="float" office:value="0.3339">
            <text:p>0.3339</text:p>
          </table:table-cell>
          <table:table-cell office:value-type="float" office:value="-3.9375">
            <text:p>-3.9375</text:p>
          </table:table-cell>
          <table:table-cell office:value-type="float" office:value="1.1638">
            <text:p>1.1638</text:p>
          </table:table-cell>
          <table:table-cell office:value-type="float" office:value="-9.6075">
            <text:p>-9.60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4">
            <text:p>-0.2614</text:p>
          </table:table-cell>
          <table:table-cell office:value-type="float" office:value="-0.2609">
            <text:p>-0.2609</text:p>
          </table:table-cell>
          <table:table-cell office:value-type="float" office:value="0.9014">
            <text:p>0.9014</text:p>
          </table:table-cell>
          <table:table-cell office:value-type="float" office:value="-0.2149">
            <text:p>-0.2149</text:p>
          </table:table-cell>
          <table:table-cell office:value-type="float" office:value="0.7186">
            <text:p>0.7186</text:p>
          </table:table-cell>
          <table:table-cell office:value-type="float" office:value="0.3333">
            <text:p>0.3333</text:p>
          </table:table-cell>
          <table:table-cell office:value-type="float" office:value="-3.7362">
            <text:p>-3.7362</text:p>
          </table:table-cell>
          <table:table-cell office:value-type="float" office:value="1.47">
            <text:p>1.47</text:p>
          </table:table-cell>
          <table:table-cell office:value-type="float" office:value="-9.625">
            <text:p>-9.6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7">
            <text:p>-0.2577</text:p>
          </table:table-cell>
          <table:table-cell office:value-type="float" office:value="-0.2643">
            <text:p>-0.2643</text:p>
          </table:table-cell>
          <table:table-cell office:value-type="float" office:value="0.9016">
            <text:p>0.9016</text:p>
          </table:table-cell>
          <table:table-cell office:value-type="float" office:value="-0.2149">
            <text:p>-0.2149</text:p>
          </table:table-cell>
          <table:table-cell office:value-type="float" office:value="0.7186">
            <text:p>0.7186</text:p>
          </table:table-cell>
          <table:table-cell office:value-type="float" office:value="0.3333">
            <text:p>0.3333</text:p>
          </table:table-cell>
          <table:table-cell office:value-type="float" office:value="-3.5963">
            <text:p>-3.5963</text:p>
          </table:table-cell>
          <table:table-cell office:value-type="float" office:value="1.5487">
            <text:p>1.5487</text:p>
          </table:table-cell>
          <table:table-cell office:value-type="float" office:value="-9.1962">
            <text:p>-9.19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2">
            <text:p>-0.2582</text:p>
          </table:table-cell>
          <table:table-cell office:value-type="float" office:value="-0.2622">
            <text:p>-0.2622</text:p>
          </table:table-cell>
          <table:table-cell office:value-type="float" office:value="0.8972">
            <text:p>0.8972</text:p>
          </table:table-cell>
          <table:table-cell office:value-type="float" office:value="-0.2142">
            <text:p>-0.2142</text:p>
          </table:table-cell>
          <table:table-cell office:value-type="float" office:value="0.7172">
            <text:p>0.7172</text:p>
          </table:table-cell>
          <table:table-cell office:value-type="float" office:value="0.335">
            <text:p>0.335</text:p>
          </table:table-cell>
          <table:table-cell office:value-type="float" office:value="-4.1213">
            <text:p>-4.1213</text:p>
          </table:table-cell>
          <table:table-cell office:value-type="float" office:value="1.085">
            <text:p>1.085</text:p>
          </table:table-cell>
          <table:table-cell office:value-type="float" office:value="-9.6512">
            <text:p>-9.65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3">
            <text:p>-0.263</text:p>
          </table:table-cell>
          <table:table-cell office:value-type="float" office:value="-0.2591">
            <text:p>-0.2591</text:p>
          </table:table-cell>
          <table:table-cell office:value-type="float" office:value="0.9017">
            <text:p>0.9017</text:p>
          </table:table-cell>
          <table:table-cell office:value-type="float" office:value="-0.2142">
            <text:p>-0.2142</text:p>
          </table:table-cell>
          <table:table-cell office:value-type="float" office:value="0.7181">
            <text:p>0.7181</text:p>
          </table:table-cell>
          <table:table-cell office:value-type="float" office:value="0.3367">
            <text:p>0.3367</text:p>
          </table:table-cell>
          <table:table-cell office:value-type="float" office:value="-3.5">
            <text:p>-3.5</text:p>
          </table:table-cell>
          <table:table-cell office:value-type="float" office:value="1.1638">
            <text:p>1.1638</text:p>
          </table:table-cell>
          <table:table-cell office:value-type="float" office:value="-9.9575">
            <text:p>-9.95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5">
            <text:p>-0.2605</text:p>
          </table:table-cell>
          <table:table-cell office:value-type="float" office:value="-0.2599">
            <text:p>-0.2599</text:p>
          </table:table-cell>
          <table:table-cell office:value-type="float" office:value="0.9004">
            <text:p>0.9004</text:p>
          </table:table-cell>
          <table:table-cell office:value-type="float" office:value="-0.2148">
            <text:p>-0.2148</text:p>
          </table:table-cell>
          <table:table-cell office:value-type="float" office:value="0.7181">
            <text:p>0.7181</text:p>
          </table:table-cell>
          <table:table-cell office:value-type="float" office:value="0.3367">
            <text:p>0.3367</text:p>
          </table:table-cell>
          <table:table-cell office:value-type="float" office:value="-4.0425">
            <text:p>-4.0425</text:p>
          </table:table-cell>
          <table:table-cell office:value-type="float" office:value="1.3212">
            <text:p>1.3212</text:p>
          </table:table-cell>
          <table:table-cell office:value-type="float" office:value="-9.7388">
            <text:p>-9.738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5">
            <text:p>-0.2575</text:p>
          </table:table-cell>
          <table:table-cell office:value-type="float" office:value="-0.2619">
            <text:p>-0.2619</text:p>
          </table:table-cell>
          <table:table-cell office:value-type="float" office:value="0.8964">
            <text:p>0.8964</text:p>
          </table:table-cell>
          <table:table-cell office:value-type="float" office:value="-0.2126">
            <text:p>-0.2126</text:p>
          </table:table-cell>
          <table:table-cell office:value-type="float" office:value="0.7173">
            <text:p>0.7173</text:p>
          </table:table-cell>
          <table:table-cell office:value-type="float" office:value="0.3342">
            <text:p>0.3342</text:p>
          </table:table-cell>
          <table:table-cell office:value-type="float" office:value="-3.6312">
            <text:p>-3.6312</text:p>
          </table:table-cell>
          <table:table-cell office:value-type="float" office:value="0.945">
            <text:p>0.945</text:p>
          </table:table-cell>
          <table:table-cell office:value-type="float" office:value="-9.625">
            <text:p>-9.6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4">
            <text:p>-0.2594</text:p>
          </table:table-cell>
          <table:table-cell office:value-type="float" office:value="-0.261">
            <text:p>-0.261</text:p>
          </table:table-cell>
          <table:table-cell office:value-type="float" office:value="0.8991">
            <text:p>0.8991</text:p>
          </table:table-cell>
          <table:table-cell office:value-type="float" office:value="-0.2126">
            <text:p>-0.2126</text:p>
          </table:table-cell>
          <table:table-cell office:value-type="float" office:value="0.7173">
            <text:p>0.7173</text:p>
          </table:table-cell>
          <table:table-cell office:value-type="float" office:value="0.3342">
            <text:p>0.3342</text:p>
          </table:table-cell>
          <table:table-cell office:value-type="float" office:value="-3.6925">
            <text:p>-3.6925</text:p>
          </table:table-cell>
          <table:table-cell office:value-type="float" office:value="1.12">
            <text:p>1.12</text:p>
          </table:table-cell>
          <table:table-cell office:value-type="float" office:value="-9.6775">
            <text:p>-9.67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3">
            <text:p>-0.2583</text:p>
          </table:table-cell>
          <table:table-cell office:value-type="float" office:value="-0.2632">
            <text:p>-0.2632</text:p>
          </table:table-cell>
          <table:table-cell office:value-type="float" office:value="0.9036">
            <text:p>0.9036</text:p>
          </table:table-cell>
          <table:table-cell office:value-type="float" office:value="-0.214">
            <text:p>-0.214</text:p>
          </table:table-cell>
          <table:table-cell office:value-type="float" office:value="0.718">
            <text:p>0.718</text:p>
          </table:table-cell>
          <table:table-cell office:value-type="float" office:value="0.3349">
            <text:p>0.3349</text:p>
          </table:table-cell>
          <table:table-cell office:value-type="float" office:value="-3.8063">
            <text:p>-3.8063</text:p>
          </table:table-cell>
          <table:table-cell office:value-type="float" office:value="0.4812">
            <text:p>0.4812</text:p>
          </table:table-cell>
          <table:table-cell office:value-type="float" office:value="-9.2662">
            <text:p>-9.26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4">
            <text:p>-0.2584</text:p>
          </table:table-cell>
          <table:table-cell office:value-type="float" office:value="-0.2635">
            <text:p>-0.2635</text:p>
          </table:table-cell>
          <table:table-cell office:value-type="float" office:value="0.8965">
            <text:p>0.8965</text:p>
          </table:table-cell>
          <table:table-cell office:value-type="float" office:value="-0.214">
            <text:p>-0.214</text:p>
          </table:table-cell>
          <table:table-cell office:value-type="float" office:value="0.718">
            <text:p>0.718</text:p>
          </table:table-cell>
          <table:table-cell office:value-type="float" office:value="0.3349">
            <text:p>0.3349</text:p>
          </table:table-cell>
          <table:table-cell office:value-type="float" office:value="-4.1563">
            <text:p>-4.1563</text:p>
          </table:table-cell>
          <table:table-cell office:value-type="float" office:value="0.9625">
            <text:p>0.9625</text:p>
          </table:table-cell>
          <table:table-cell office:value-type="float" office:value="-9.0825">
            <text:p>-9.08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5">
            <text:p>-0.2585</text:p>
          </table:table-cell>
          <table:table-cell office:value-type="float" office:value="-0.2635">
            <text:p>-0.2635</text:p>
          </table:table-cell>
          <table:table-cell office:value-type="float" office:value="0.9031">
            <text:p>0.9031</text:p>
          </table:table-cell>
          <table:table-cell office:value-type="float" office:value="-0.2142">
            <text:p>-0.2142</text:p>
          </table:table-cell>
          <table:table-cell office:value-type="float" office:value="0.7209">
            <text:p>0.7209</text:p>
          </table:table-cell>
          <table:table-cell office:value-type="float" office:value="0.3392">
            <text:p>0.3392</text:p>
          </table:table-cell>
          <table:table-cell office:value-type="float" office:value="-4.2613">
            <text:p>-4.2613</text:p>
          </table:table-cell>
          <table:table-cell office:value-type="float" office:value="1.0675">
            <text:p>1.0675</text:p>
          </table:table-cell>
          <table:table-cell office:value-type="float" office:value="-9.4587">
            <text:p>-9.45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6">
            <text:p>-0.2626</text:p>
          </table:table-cell>
          <table:table-cell office:value-type="float" office:value="-0.2614">
            <text:p>-0.2614</text:p>
          </table:table-cell>
          <table:table-cell office:value-type="float" office:value="0.9003">
            <text:p>0.9003</text:p>
          </table:table-cell>
          <table:table-cell office:value-type="float" office:value="-0.215">
            <text:p>-0.215</text:p>
          </table:table-cell>
          <table:table-cell office:value-type="float" office:value="0.7174">
            <text:p>0.7174</text:p>
          </table:table-cell>
          <table:table-cell office:value-type="float" office:value="0.3335">
            <text:p>0.3335</text:p>
          </table:table-cell>
          <table:table-cell office:value-type="float" office:value="-3.5">
            <text:p>-3.5</text:p>
          </table:table-cell>
          <table:table-cell office:value-type="float" office:value="1.0237">
            <text:p>1.0237</text:p>
          </table:table-cell>
          <table:table-cell office:value-type="float" office:value="-9.94">
            <text:p>-9.94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6">
            <text:p>-0.2586</text:p>
          </table:table-cell>
          <table:table-cell office:value-type="float" office:value="-0.2624">
            <text:p>-0.2624</text:p>
          </table:table-cell>
          <table:table-cell office:value-type="float" office:value="0.8996">
            <text:p>0.8996</text:p>
          </table:table-cell>
          <table:table-cell office:value-type="float" office:value="-0.215">
            <text:p>-0.215</text:p>
          </table:table-cell>
          <table:table-cell office:value-type="float" office:value="0.7174">
            <text:p>0.7174</text:p>
          </table:table-cell>
          <table:table-cell office:value-type="float" office:value="0.3335">
            <text:p>0.3335</text:p>
          </table:table-cell>
          <table:table-cell office:value-type="float" office:value="-3.605">
            <text:p>-3.605</text:p>
          </table:table-cell>
          <table:table-cell office:value-type="float" office:value="1.1287">
            <text:p>1.1287</text:p>
          </table:table-cell>
          <table:table-cell office:value-type="float" office:value="-9.8612">
            <text:p>-9.86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3">
            <text:p>-0.2583</text:p>
          </table:table-cell>
          <table:table-cell office:value-type="float" office:value="-0.2614">
            <text:p>-0.2614</text:p>
          </table:table-cell>
          <table:table-cell office:value-type="float" office:value="0.9032">
            <text:p>0.9032</text:p>
          </table:table-cell>
          <table:table-cell office:value-type="float" office:value="-0.214">
            <text:p>-0.214</text:p>
          </table:table-cell>
          <table:table-cell office:value-type="float" office:value="0.7158">
            <text:p>0.7158</text:p>
          </table:table-cell>
          <table:table-cell office:value-type="float" office:value="0.3348">
            <text:p>0.3348</text:p>
          </table:table-cell>
          <table:table-cell office:value-type="float" office:value="-3.2288">
            <text:p>-3.2288</text:p>
          </table:table-cell>
          <table:table-cell office:value-type="float" office:value="1.3737">
            <text:p>1.3737</text:p>
          </table:table-cell>
          <table:table-cell office:value-type="float" office:value="-9.275">
            <text:p>-9.27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office:value-type="float" office:value="-0.2618">
            <text:p>-0.2618</text:p>
          </table:table-cell>
          <table:table-cell office:value-type="float" office:value="0.8961">
            <text:p>0.8961</text:p>
          </table:table-cell>
          <table:table-cell office:value-type="float" office:value="-0.214">
            <text:p>-0.214</text:p>
          </table:table-cell>
          <table:table-cell office:value-type="float" office:value="0.7158">
            <text:p>0.7158</text:p>
          </table:table-cell>
          <table:table-cell office:value-type="float" office:value="0.3348">
            <text:p>0.3348</text:p>
          </table:table-cell>
          <table:table-cell office:value-type="float" office:value="-3.4563">
            <text:p>-3.4563</text:p>
          </table:table-cell>
          <table:table-cell office:value-type="float" office:value="1.3562">
            <text:p>1.3562</text:p>
          </table:table-cell>
          <table:table-cell office:value-type="float" office:value="-9.0562">
            <text:p>-9.05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2">
            <text:p>-0.2592</text:p>
          </table:table-cell>
          <table:table-cell office:value-type="float" office:value="-0.2596">
            <text:p>-0.2596</text:p>
          </table:table-cell>
          <table:table-cell office:value-type="float" office:value="0.9024">
            <text:p>0.9024</text:p>
          </table:table-cell>
          <table:table-cell office:value-type="float" office:value="-0.2155">
            <text:p>-0.2155</text:p>
          </table:table-cell>
          <table:table-cell office:value-type="float" office:value="0.7174">
            <text:p>0.7174</text:p>
          </table:table-cell>
          <table:table-cell office:value-type="float" office:value="0.3322">
            <text:p>0.3322</text:p>
          </table:table-cell>
          <table:table-cell office:value-type="float" office:value="-4.06">
            <text:p>-4.06</text:p>
          </table:table-cell>
          <table:table-cell office:value-type="float" office:value="1.1112">
            <text:p>1.1112</text:p>
          </table:table-cell>
          <table:table-cell office:value-type="float" office:value="-8.925">
            <text:p>-8.9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6">
            <text:p>-0.2596</text:p>
          </table:table-cell>
          <table:table-cell office:value-type="float" office:value="-0.2619">
            <text:p>-0.2619</text:p>
          </table:table-cell>
          <table:table-cell office:value-type="float" office:value="0.9002">
            <text:p>0.9002</text:p>
          </table:table-cell>
          <table:table-cell office:value-type="float" office:value="-0.2154">
            <text:p>-0.2154</text:p>
          </table:table-cell>
          <table:table-cell office:value-type="float" office:value="0.7191">
            <text:p>0.7191</text:p>
          </table:table-cell>
          <table:table-cell office:value-type="float" office:value="0.3347">
            <text:p>0.3347</text:p>
          </table:table-cell>
          <table:table-cell office:value-type="float" office:value="-3.78">
            <text:p>-3.78</text:p>
          </table:table-cell>
          <table:table-cell office:value-type="float" office:value="1.015">
            <text:p>1.015</text:p>
          </table:table-cell>
          <table:table-cell office:value-type="float" office:value="-9.0825">
            <text:p>-9.082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8">
            <text:p>-0.2598</text:p>
          </table:table-cell>
          <table:table-cell office:value-type="float" office:value="-0.2637">
            <text:p>-0.2637</text:p>
          </table:table-cell>
          <table:table-cell office:value-type="float" office:value="0.8991">
            <text:p>0.8991</text:p>
          </table:table-cell>
          <table:table-cell office:value-type="float" office:value="-0.2154">
            <text:p>-0.2154</text:p>
          </table:table-cell>
          <table:table-cell office:value-type="float" office:value="0.7191">
            <text:p>0.7191</text:p>
          </table:table-cell>
          <table:table-cell office:value-type="float" office:value="0.3347">
            <text:p>0.3347</text:p>
          </table:table-cell>
          <table:table-cell office:value-type="float" office:value="-3.4125">
            <text:p>-3.4125</text:p>
          </table:table-cell>
          <table:table-cell office:value-type="float" office:value="1.0937">
            <text:p>1.0937</text:p>
          </table:table-cell>
          <table:table-cell office:value-type="float" office:value="-10.0187">
            <text:p>-10.01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7">
            <text:p>-0.2597</text:p>
          </table:table-cell>
          <table:table-cell office:value-type="float" office:value="-0.2606">
            <text:p>-0.2606</text:p>
          </table:table-cell>
          <table:table-cell office:value-type="float" office:value="0.9021">
            <text:p>0.9021</text:p>
          </table:table-cell>
          <table:table-cell office:value-type="float" office:value="-0.2133">
            <text:p>-0.2133</text:p>
          </table:table-cell>
          <table:table-cell office:value-type="float" office:value="0.7167">
            <text:p>0.7167</text:p>
          </table:table-cell>
          <table:table-cell office:value-type="float" office:value="0.3349">
            <text:p>0.3349</text:p>
          </table:table-cell>
          <table:table-cell office:value-type="float" office:value="-3.8325">
            <text:p>-3.8325</text:p>
          </table:table-cell>
          <table:table-cell office:value-type="float" office:value="0.9275">
            <text:p>0.9275</text:p>
          </table:table-cell>
          <table:table-cell office:value-type="float" office:value="-9.7737">
            <text:p>-9.773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">
            <text:p>-0.261</text:p>
          </table:table-cell>
          <table:table-cell office:value-type="float" office:value="-0.2627">
            <text:p>-0.2627</text:p>
          </table:table-cell>
          <table:table-cell office:value-type="float" office:value="0.898">
            <text:p>0.898</text:p>
          </table:table-cell>
          <table:table-cell office:value-type="float" office:value="-0.2133">
            <text:p>-0.2133</text:p>
          </table:table-cell>
          <table:table-cell office:value-type="float" office:value="0.7167">
            <text:p>0.7167</text:p>
          </table:table-cell>
          <table:table-cell office:value-type="float" office:value="0.3349">
            <text:p>0.3349</text:p>
          </table:table-cell>
          <table:table-cell office:value-type="float" office:value="-3.6312">
            <text:p>-3.6312</text:p>
          </table:table-cell>
          <table:table-cell office:value-type="float" office:value="0.9713">
            <text:p>0.9713</text:p>
          </table:table-cell>
          <table:table-cell office:value-type="float" office:value="-10.01">
            <text:p>-10.01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7">
            <text:p>-0.2597</text:p>
          </table:table-cell>
          <table:table-cell office:value-type="float" office:value="-0.2634">
            <text:p>-0.2634</text:p>
          </table:table-cell>
          <table:table-cell office:value-type="float" office:value="0.8995">
            <text:p>0.8995</text:p>
          </table:table-cell>
          <table:table-cell office:value-type="float" office:value="-0.2141">
            <text:p>-0.2141</text:p>
          </table:table-cell>
          <table:table-cell office:value-type="float" office:value="0.7184">
            <text:p>0.7184</text:p>
          </table:table-cell>
          <table:table-cell office:value-type="float" office:value="0.33">
            <text:p>0.33</text:p>
          </table:table-cell>
          <table:table-cell office:value-type="float" office:value="-2.9838">
            <text:p>-2.9838</text:p>
          </table:table-cell>
          <table:table-cell office:value-type="float" office:value="1.3737">
            <text:p>1.3737</text:p>
          </table:table-cell>
          <table:table-cell office:value-type="float" office:value="-10.5962">
            <text:p>-10.596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7">
            <text:p>-0.2617</text:p>
          </table:table-cell>
          <table:table-cell office:value-type="float" office:value="-0.2621">
            <text:p>-0.2621</text:p>
          </table:table-cell>
          <table:table-cell office:value-type="float" office:value="0.9002">
            <text:p>0.9002</text:p>
          </table:table-cell>
          <table:table-cell office:value-type="float" office:value="-0.2134">
            <text:p>-0.2134</text:p>
          </table:table-cell>
          <table:table-cell office:value-type="float" office:value="0.7174">
            <text:p>0.7174</text:p>
          </table:table-cell>
          <table:table-cell office:value-type="float" office:value="0.334">
            <text:p>0.334</text:p>
          </table:table-cell>
          <table:table-cell office:value-type="float" office:value="-3.4475">
            <text:p>-3.4475</text:p>
          </table:table-cell>
          <table:table-cell office:value-type="float" office:value="1.6887">
            <text:p>1.6887</text:p>
          </table:table-cell>
          <table:table-cell office:value-type="float" office:value="-10.1587">
            <text:p>-10.158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">
            <text:p>-0.259</text:p>
          </table:table-cell>
          <table:table-cell office:value-type="float" office:value="-0.2623">
            <text:p>-0.2623</text:p>
          </table:table-cell>
          <table:table-cell office:value-type="float" office:value="0.9032">
            <text:p>0.9032</text:p>
          </table:table-cell>
          <table:table-cell office:value-type="float" office:value="-0.2134">
            <text:p>-0.2134</text:p>
          </table:table-cell>
          <table:table-cell office:value-type="float" office:value="0.7174">
            <text:p>0.7174</text:p>
          </table:table-cell>
          <table:table-cell office:value-type="float" office:value="0.334">
            <text:p>0.334</text:p>
          </table:table-cell>
          <table:table-cell office:value-type="float" office:value="-3.3513">
            <text:p>-3.3513</text:p>
          </table:table-cell>
          <table:table-cell office:value-type="float" office:value="1.1112">
            <text:p>1.1112</text:p>
          </table:table-cell>
          <table:table-cell office:value-type="float" office:value="-9.7212">
            <text:p>-9.721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9">
            <text:p>-0.2569</text:p>
          </table:table-cell>
          <table:table-cell office:value-type="float" office:value="-0.2627">
            <text:p>-0.2627</text:p>
          </table:table-cell>
          <table:table-cell office:value-type="float" office:value="0.8974">
            <text:p>0.8974</text:p>
          </table:table-cell>
          <table:table-cell office:value-type="float" office:value="-0.2182">
            <text:p>-0.2182</text:p>
          </table:table-cell>
          <table:table-cell office:value-type="float" office:value="0.7186">
            <text:p>0.7186</text:p>
          </table:table-cell>
          <table:table-cell office:value-type="float" office:value="0.3354">
            <text:p>0.3354</text:p>
          </table:table-cell>
          <table:table-cell office:value-type="float" office:value="-3.5">
            <text:p>-3.5</text:p>
          </table:table-cell>
          <table:table-cell office:value-type="float" office:value="1.1638">
            <text:p>1.1638</text:p>
          </table:table-cell>
          <table:table-cell office:value-type="float" office:value="-9.73">
            <text:p>-9.73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8">
            <text:p>-0.2598</text:p>
          </table:table-cell>
          <table:table-cell office:value-type="float" office:value="-0.263">
            <text:p>-0.263</text:p>
          </table:table-cell>
          <table:table-cell office:value-type="float" office:value="0.8942">
            <text:p>0.8942</text:p>
          </table:table-cell>
          <table:table-cell office:value-type="float" office:value="-0.2182">
            <text:p>-0.2182</text:p>
          </table:table-cell>
          <table:table-cell office:value-type="float" office:value="0.7186">
            <text:p>0.7186</text:p>
          </table:table-cell>
          <table:table-cell office:value-type="float" office:value="0.3354">
            <text:p>0.3354</text:p>
          </table:table-cell>
          <table:table-cell office:value-type="float" office:value="-3.8238">
            <text:p>-3.8238</text:p>
          </table:table-cell>
          <table:table-cell office:value-type="float" office:value="1.3387">
            <text:p>1.3387</text:p>
          </table:table-cell>
          <table:table-cell office:value-type="float" office:value="-9.345">
            <text:p>-9.34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Yaw</text:p>
          </table:table-cell>
        </table:table-row>
        <table:table-row table:style-name="ro1">
          <table:table-cell office:value-type="float" office:value="-0.2583">
            <text:p>-0.2583</text:p>
          </table:table-cell>
          <table:table-cell office:value-type="float" office:value="-0.2603">
            <text:p>-0.2603</text:p>
          </table:table-cell>
          <table:table-cell office:value-type="float" office:value="0.9029">
            <text:p>0.9029</text:p>
          </table:table-cell>
          <table:table-cell office:value-type="float" office:value="-0.2128">
            <text:p>-0.2128</text:p>
          </table:table-cell>
          <table:table-cell office:value-type="float" office:value="0.7199">
            <text:p>0.7199</text:p>
          </table:table-cell>
          <table:table-cell office:value-type="float" office:value="0.3316">
            <text:p>0.3316</text:p>
          </table:table-cell>
          <table:table-cell office:value-type="float" office:value="-3.5525">
            <text:p>-3.5525</text:p>
          </table:table-cell>
          <table:table-cell office:value-type="float" office:value="1.2687">
            <text:p>1.2687</text:p>
          </table:table-cell>
          <table:table-cell office:value-type="float" office:value="-9.3625">
            <text:p>-9.3625</text:p>
          </table:table-cell>
          <table:table-cell office:value-type="float" office:value="-16.0446572213">
            <text:p>-16.0446572213</text:p>
          </table:table-cell>
          <table:table-cell office:value-type="float" office:value="-6.4809902838">
            <text:p>-6.4809902838</text:p>
          </table:table-cell>
          <table:table-cell office:value-type="float" office:value="-102.3895288775">
            <text:p>-102.3895288775</text:p>
          </table:table-cell>
          <table:table-cell/>
          <table:table-cell office:value-type="string">
            <text:p>Min</text:p>
          </table:table-cell>
          <table:table-cell office:value-type="float" office:value="-16.4698384462">
            <text:p>-16.4698384462</text:p>
          </table:table-cell>
          <table:table-cell office:value-type="float" office:value="-15.6170554625">
            <text:p>-15.6170554625</text:p>
          </table:table-cell>
          <table:table-cell office:value-type="float" office:value="-102.8543338129">
            <text:p>-102.8543338129</text:p>
          </table:table-cell>
        </table:table-row>
        <table:table-row table:style-name="ro1">
          <table:table-cell table:number-columns-repeated="13"/>
          <table:table-cell office:value-type="string">
            <text:p>Max</text:p>
          </table:table-cell>
          <table:table-cell office:value-type="float" office:value="-16.0327253646">
            <text:p>-16.0327253646</text:p>
          </table:table-cell>
          <table:table-cell office:value-type="float" office:value="-6.4809902838">
            <text:p>-6.4809902838</text:p>
          </table:table-cell>
          <table:table-cell office:value-type="float" office:value="-102.3701378094">
            <text:p>-102.3701378094</text:p>
          </table:table-cell>
        </table:table-row>
        <table:table-row table:style-name="ro1">
          <table:table-cell office:value-type="float" office:value="-0.2572">
            <text:p>-0.2572</text:p>
          </table:table-cell>
          <table:table-cell office:value-type="float" office:value="-0.2619">
            <text:p>-0.2619</text:p>
          </table:table-cell>
          <table:table-cell office:value-type="float" office:value="0.9003">
            <text:p>0.9003</text:p>
          </table:table-cell>
          <table:table-cell office:value-type="float" office:value="-0.214">
            <text:p>-0.214</text:p>
          </table:table-cell>
          <table:table-cell office:value-type="float" office:value="0.7179">
            <text:p>0.7179</text:p>
          </table:table-cell>
          <table:table-cell office:value-type="float" office:value="0.3344">
            <text:p>0.3344</text:p>
          </table:table-cell>
          <table:table-cell office:value-type="float" office:value="-3.1238">
            <text:p>-3.1238</text:p>
          </table:table-cell>
          <table:table-cell office:value-type="float" office:value="0.77">
            <text:p>0.77</text:p>
          </table:table-cell>
          <table:table-cell office:value-type="float" office:value="-10.185">
            <text:p>-10.185</text:p>
          </table:table-cell>
          <table:table-cell office:value-type="float" office:value="-16.2194681093">
            <text:p>-16.2194681093</text:p>
          </table:table-cell>
          <table:table-cell office:value-type="float" office:value="-11.3631895495">
            <text:p>-11.3631895495</text:p>
          </table:table-cell>
          <table:table-cell office:value-type="float" office:value="-102.5664549959">
            <text:p>-102.5664549959</text:p>
          </table:table-cell>
          <table:table-cell/>
          <table:table-cell office:value-type="string">
            <text:p>Diff</text:p>
          </table:table-cell>
          <table:table-cell office:value-type="float" office:value="0.4371130815">
            <text:p>0.4371130815</text:p>
          </table:table-cell>
          <table:table-cell office:value-type="float" office:value="9.1360651787">
            <text:p>9.1360651787</text:p>
          </table:table-cell>
          <table:table-cell office:value-type="float" office:value="0.4841960034">
            <text:p>0.4841960034</text:p>
          </table:table-cell>
        </table:table-row>
        <table:table-row table:style-name="ro1">
          <table:table-cell table:number-columns-repeated="13"/>
          <table:table-cell office:value-type="string">
            <text:p>StdDev</text:p>
          </table:table-cell>
          <table:table-cell office:value-type="float" office:value="0.0814329116">
            <text:p>0.0814329116</text:p>
          </table:table-cell>
          <table:table-cell office:value-type="float" office:value="1.3113912345">
            <text:p>1.3113912345</text:p>
          </table:table-cell>
          <table:table-cell office:value-type="float" office:value="0.1156415009">
            <text:p>0.1156415009</text:p>
          </table:table-cell>
        </table:table-row>
        <table:table-row table:style-name="ro1">
          <table:table-cell office:value-type="float" office:value="-0.2555">
            <text:p>-0.2555</text:p>
          </table:table-cell>
          <table:table-cell office:value-type="float" office:value="-0.2626">
            <text:p>-0.2626</text:p>
          </table:table-cell>
          <table:table-cell office:value-type="float" office:value="0.8993">
            <text:p>0.8993</text:p>
          </table:table-cell>
          <table:table-cell office:value-type="float" office:value="-0.214">
            <text:p>-0.214</text:p>
          </table:table-cell>
          <table:table-cell office:value-type="float" office:value="0.7179">
            <text:p>0.7179</text:p>
          </table:table-cell>
          <table:table-cell office:value-type="float" office:value="0.3344">
            <text:p>0.3344</text:p>
          </table:table-cell>
          <table:table-cell office:value-type="float" office:value="-3.4125">
            <text:p>-3.4125</text:p>
          </table:table-cell>
          <table:table-cell office:value-type="float" office:value="1.2862">
            <text:p>1.2862</text:p>
          </table:table-cell>
          <table:table-cell office:value-type="float" office:value="-10.0362">
            <text:p>-10.0362</text:p>
          </table:table-cell>
          <table:table-cell office:value-type="float" office:value="-16.2779269923">
            <text:p>-16.2779269923</text:p>
          </table:table-cell>
          <table:table-cell office:value-type="float" office:value="-12.9811177319">
            <text:p>-12.9811177319</text:p>
          </table:table-cell>
          <table:table-cell office:value-type="float" office:value="-102.597112095">
            <text:p>-102.59711209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7">
            <text:p>-0.2597</text:p>
          </table:table-cell>
          <table:table-cell office:value-type="float" office:value="-0.2602">
            <text:p>-0.2602</text:p>
          </table:table-cell>
          <table:table-cell office:value-type="float" office:value="0.9005">
            <text:p>0.9005</text:p>
          </table:table-cell>
          <table:table-cell office:value-type="float" office:value="-0.2133">
            <text:p>-0.2133</text:p>
          </table:table-cell>
          <table:table-cell office:value-type="float" office:value="0.7189">
            <text:p>0.7189</text:p>
          </table:table-cell>
          <table:table-cell office:value-type="float" office:value="0.3338">
            <text:p>0.3338</text:p>
          </table:table-cell>
          <table:table-cell office:value-type="float" office:value="-3.8325">
            <text:p>-3.8325</text:p>
          </table:table-cell>
          <table:table-cell office:value-type="float" office:value="1.3475">
            <text:p>1.3475</text:p>
          </table:table-cell>
          <table:table-cell office:value-type="float" office:value="-9.8437">
            <text:p>-9.8437</text:p>
          </table:table-cell>
          <table:table-cell office:value-type="float" office:value="-16.1170545302">
            <text:p>-16.1170545302</text:p>
          </table:table-cell>
          <table:table-cell office:value-type="float" office:value="-13.9681551886">
            <text:p>-13.9681551886</text:p>
          </table:table-cell>
          <table:table-cell office:value-type="float" office:value="-102.4696128868">
            <text:p>-102.469612886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6">
            <text:p>-0.2586</text:p>
          </table:table-cell>
          <table:table-cell office:value-type="float" office:value="-0.261">
            <text:p>-0.261</text:p>
          </table:table-cell>
          <table:table-cell office:value-type="float" office:value="0.8987">
            <text:p>0.8987</text:p>
          </table:table-cell>
          <table:table-cell office:value-type="float" office:value="-0.2133">
            <text:p>-0.2133</text:p>
          </table:table-cell>
          <table:table-cell office:value-type="float" office:value="0.7189">
            <text:p>0.7189</text:p>
          </table:table-cell>
          <table:table-cell office:value-type="float" office:value="0.3338">
            <text:p>0.3338</text:p>
          </table:table-cell>
          <table:table-cell office:value-type="float" office:value="-3.5088">
            <text:p>-3.5088</text:p>
          </table:table-cell>
          <table:table-cell office:value-type="float" office:value="0.9363">
            <text:p>0.9363</text:p>
          </table:table-cell>
          <table:table-cell office:value-type="float" office:value="-7.3587">
            <text:p>-7.3587</text:p>
          </table:table-cell>
          <table:table-cell office:value-type="float" office:value="-16.1941482445">
            <text:p>-16.1941482445</text:p>
          </table:table-cell>
          <table:table-cell office:value-type="float" office:value="-14.7297142132">
            <text:p>-14.7297142132</text:p>
          </table:table-cell>
          <table:table-cell office:value-type="float" office:value="-102.4948555651">
            <text:p>-102.494855565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6">
            <text:p>-0.2596</text:p>
          </table:table-cell>
          <table:table-cell office:value-type="float" office:value="-0.264">
            <text:p>-0.264</text:p>
          </table:table-cell>
          <table:table-cell office:value-type="float" office:value="0.8983">
            <text:p>0.8983</text:p>
          </table:table-cell>
          <table:table-cell office:value-type="float" office:value="-0.2128">
            <text:p>-0.2128</text:p>
          </table:table-cell>
          <table:table-cell office:value-type="float" office:value="0.7191">
            <text:p>0.7191</text:p>
          </table:table-cell>
          <table:table-cell office:value-type="float" office:value="0.3316">
            <text:p>0.3316</text:p>
          </table:table-cell>
          <table:table-cell office:value-type="float" office:value="-3.675">
            <text:p>-3.675</text:p>
          </table:table-cell>
          <table:table-cell office:value-type="float" office:value="1.2512">
            <text:p>1.2512</text:p>
          </table:table-cell>
          <table:table-cell office:value-type="float" office:value="-9.1525">
            <text:p>-9.1525</text:p>
          </table:table-cell>
          <table:table-cell office:value-type="float" office:value="-16.3770286157">
            <text:p>-16.3770286157</text:p>
          </table:table-cell>
          <table:table-cell office:value-type="float" office:value="-15.0576150648">
            <text:p>-15.0576150648</text:p>
          </table:table-cell>
          <table:table-cell office:value-type="float" office:value="-102.5385824145">
            <text:p>-102.538582414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7">
            <text:p>-0.2587</text:p>
          </table:table-cell>
          <table:table-cell office:value-type="float" office:value="-0.2632">
            <text:p>-0.2632</text:p>
          </table:table-cell>
          <table:table-cell office:value-type="float" office:value="0.8953">
            <text:p>0.8953</text:p>
          </table:table-cell>
          <table:table-cell office:value-type="float" office:value="-0.2158">
            <text:p>-0.2158</text:p>
          </table:table-cell>
          <table:table-cell office:value-type="float" office:value="0.7188">
            <text:p>0.7188</text:p>
          </table:table-cell>
          <table:table-cell office:value-type="float" office:value="0.3339">
            <text:p>0.3339</text:p>
          </table:table-cell>
          <table:table-cell office:value-type="float" office:value="-3.2025">
            <text:p>-3.2025</text:p>
          </table:table-cell>
          <table:table-cell office:value-type="float" office:value="1.4262">
            <text:p>1.4262</text:p>
          </table:table-cell>
          <table:table-cell office:value-type="float" office:value="-9.5288">
            <text:p>-9.5288</text:p>
          </table:table-cell>
          <table:table-cell office:value-type="float" office:value="-16.3822519439">
            <text:p>-16.3822519439</text:p>
          </table:table-cell>
          <table:table-cell office:value-type="float" office:value="-15.2165344501">
            <text:p>-15.2165344501</text:p>
          </table:table-cell>
          <table:table-cell office:value-type="float" office:value="-102.6930569945">
            <text:p>-102.693056994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9">
            <text:p>-0.2609</text:p>
          </table:table-cell>
          <table:table-cell office:value-type="float" office:value="-0.2595">
            <text:p>-0.2595</text:p>
          </table:table-cell>
          <table:table-cell office:value-type="float" office:value="0.8979">
            <text:p>0.8979</text:p>
          </table:table-cell>
          <table:table-cell office:value-type="float" office:value="-0.2158">
            <text:p>-0.2158</text:p>
          </table:table-cell>
          <table:table-cell office:value-type="float" office:value="0.7188">
            <text:p>0.7188</text:p>
          </table:table-cell>
          <table:table-cell office:value-type="float" office:value="0.3339">
            <text:p>0.3339</text:p>
          </table:table-cell>
          <table:table-cell office:value-type="float" office:value="-2.9225">
            <text:p>-2.9225</text:p>
          </table:table-cell>
          <table:table-cell office:value-type="float" office:value="1.295">
            <text:p>1.295</text:p>
          </table:table-cell>
          <table:table-cell office:value-type="float" office:value="-9.1437">
            <text:p>-9.1437</text:p>
          </table:table-cell>
          <table:table-cell office:value-type="float" office:value="-16.1203076288">
            <text:p>-16.1203076288</text:p>
          </table:table-cell>
          <table:table-cell office:value-type="float" office:value="-15.3734397296">
            <text:p>-15.3734397296</text:p>
          </table:table-cell>
          <table:table-cell office:value-type="float" office:value="-102.6133962141">
            <text:p>-102.613396214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4">
            <text:p>-0.2574</text:p>
          </table:table-cell>
          <table:table-cell office:value-type="float" office:value="-0.2633">
            <text:p>-0.2633</text:p>
          </table:table-cell>
          <table:table-cell office:value-type="float" office:value="0.8986">
            <text:p>0.8986</text:p>
          </table:table-cell>
          <table:table-cell office:value-type="float" office:value="-0.2137">
            <text:p>-0.2137</text:p>
          </table:table-cell>
          <table:table-cell office:value-type="float" office:value="0.7183">
            <text:p>0.7183</text:p>
          </table:table-cell>
          <table:table-cell office:value-type="float" office:value="0.3348">
            <text:p>0.3348</text:p>
          </table:table-cell>
          <table:table-cell office:value-type="float" office:value="-3.6837">
            <text:p>-3.6837</text:p>
          </table:table-cell>
          <table:table-cell office:value-type="float" office:value="1.155">
            <text:p>1.155</text:p>
          </table:table-cell>
          <table:table-cell office:value-type="float" office:value="-9.45">
            <text:p>-9.45</text:p>
          </table:table-cell>
          <table:table-cell office:value-type="float" office:value="-16.3306947394">
            <text:p>-16.3306947394</text:p>
          </table:table-cell>
          <table:table-cell office:value-type="float" office:value="-15.372001586">
            <text:p>-15.372001586</text:p>
          </table:table-cell>
          <table:table-cell office:value-type="float" office:value="-102.5518279071">
            <text:p>-102.551827907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1">
            <text:p>-0.2581</text:p>
          </table:table-cell>
          <table:table-cell office:value-type="float" office:value="-0.2629">
            <text:p>-0.2629</text:p>
          </table:table-cell>
          <table:table-cell office:value-type="float" office:value="0.8951">
            <text:p>0.8951</text:p>
          </table:table-cell>
          <table:table-cell office:value-type="float" office:value="-0.2137">
            <text:p>-0.2137</text:p>
          </table:table-cell>
          <table:table-cell office:value-type="float" office:value="0.7183">
            <text:p>0.7183</text:p>
          </table:table-cell>
          <table:table-cell office:value-type="float" office:value="0.3348">
            <text:p>0.3348</text:p>
          </table:table-cell>
          <table:table-cell office:value-type="float" office:value="-3.535">
            <text:p>-3.535</text:p>
          </table:table-cell>
          <table:table-cell office:value-type="float" office:value="0.735">
            <text:p>0.735</text:p>
          </table:table-cell>
          <table:table-cell office:value-type="float" office:value="-9.5812">
            <text:p>-9.5812</text:p>
          </table:table-cell>
          <table:table-cell office:value-type="float" office:value="-16.3679650999">
            <text:p>-16.3679650999</text:p>
          </table:table-cell>
          <table:table-cell office:value-type="float" office:value="-15.423737633">
            <text:p>-15.423737633</text:p>
          </table:table-cell>
          <table:table-cell office:value-type="float" office:value="-102.5402282658">
            <text:p>-102.540228265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3">
            <text:p>-0.2603</text:p>
          </table:table-cell>
          <table:table-cell office:value-type="float" office:value="-0.2611">
            <text:p>-0.2611</text:p>
          </table:table-cell>
          <table:table-cell office:value-type="float" office:value="0.8992">
            <text:p>0.8992</text:p>
          </table:table-cell>
          <table:table-cell office:value-type="float" office:value="-0.2148">
            <text:p>-0.2148</text:p>
          </table:table-cell>
          <table:table-cell office:value-type="float" office:value="0.7189">
            <text:p>0.7189</text:p>
          </table:table-cell>
          <table:table-cell office:value-type="float" office:value="0.3306">
            <text:p>0.3306</text:p>
          </table:table-cell>
          <table:table-cell office:value-type="float" office:value="-3.3425">
            <text:p>-3.3425</text:p>
          </table:table-cell>
          <table:table-cell office:value-type="float" office:value="1.4175">
            <text:p>1.4175</text:p>
          </table:table-cell>
          <table:table-cell office:value-type="float" office:value="-9.4325">
            <text:p>-9.4325</text:p>
          </table:table-cell>
          <table:table-cell office:value-type="float" office:value="-16.1920788247">
            <text:p>-16.1920788247</text:p>
          </table:table-cell>
          <table:table-cell office:value-type="float" office:value="-15.464879446">
            <text:p>-15.464879446</text:p>
          </table:table-cell>
          <table:table-cell office:value-type="float" office:value="-102.6475490964">
            <text:p>-102.647549096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9">
            <text:p>-0.2589</text:p>
          </table:table-cell>
          <table:table-cell office:value-type="float" office:value="-0.2612">
            <text:p>-0.2612</text:p>
          </table:table-cell>
          <table:table-cell office:value-type="float" office:value="0.9007">
            <text:p>0.9007</text:p>
          </table:table-cell>
          <table:table-cell office:value-type="float" office:value="-0.2181">
            <text:p>-0.2181</text:p>
          </table:table-cell>
          <table:table-cell office:value-type="float" office:value="0.7178">
            <text:p>0.7178</text:p>
          </table:table-cell>
          <table:table-cell office:value-type="float" office:value="0.3338">
            <text:p>0.3338</text:p>
          </table:table-cell>
          <table:table-cell office:value-type="float" office:value="-3.78">
            <text:p>-3.78</text:p>
          </table:table-cell>
          <table:table-cell office:value-type="float" office:value="1.6013">
            <text:p>1.6013</text:p>
          </table:table-cell>
          <table:table-cell office:value-type="float" office:value="-9.5113">
            <text:p>-9.5113</text:p>
          </table:table-cell>
          <table:table-cell office:value-type="float" office:value="-16.1720295652">
            <text:p>-16.1720295652</text:p>
          </table:table-cell>
          <table:table-cell office:value-type="float" office:value="-15.4558784176">
            <text:p>-15.4558784176</text:p>
          </table:table-cell>
          <table:table-cell office:value-type="float" office:value="-102.8258987669">
            <text:p>-102.825898766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8">
            <text:p>-0.2578</text:p>
          </table:table-cell>
          <table:table-cell office:value-type="float" office:value="-0.2623">
            <text:p>-0.2623</text:p>
          </table:table-cell>
          <table:table-cell office:value-type="float" office:value="0.9008">
            <text:p>0.9008</text:p>
          </table:table-cell>
          <table:table-cell office:value-type="float" office:value="-0.2181">
            <text:p>-0.2181</text:p>
          </table:table-cell>
          <table:table-cell office:value-type="float" office:value="0.7178">
            <text:p>0.7178</text:p>
          </table:table-cell>
          <table:table-cell office:value-type="float" office:value="0.3338">
            <text:p>0.3338</text:p>
          </table:table-cell>
          <table:table-cell office:value-type="float" office:value="-3.185">
            <text:p>-3.185</text:p>
          </table:table-cell>
          <table:table-cell office:value-type="float" office:value="1.3737">
            <text:p>1.3737</text:p>
          </table:table-cell>
          <table:table-cell office:value-type="float" office:value="-10.0537">
            <text:p>-10.0537</text:p>
          </table:table-cell>
          <table:table-cell office:value-type="float" office:value="-16.2346546538">
            <text:p>-16.2346546538</text:p>
          </table:table-cell>
          <table:table-cell office:value-type="float" office:value="-15.420734371">
            <text:p>-15.420734371</text:p>
          </table:table-cell>
          <table:table-cell office:value-type="float" office:value="-102.8543338129">
            <text:p>-102.854333812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3">
            <text:p>-0.2583</text:p>
          </table:table-cell>
          <table:table-cell office:value-type="float" office:value="-0.2613">
            <text:p>-0.2613</text:p>
          </table:table-cell>
          <table:table-cell office:value-type="float" office:value="0.8999">
            <text:p>0.8999</text:p>
          </table:table-cell>
          <table:table-cell office:value-type="float" office:value="-0.2146">
            <text:p>-0.2146</text:p>
          </table:table-cell>
          <table:table-cell office:value-type="float" office:value="0.7196">
            <text:p>0.7196</text:p>
          </table:table-cell>
          <table:table-cell office:value-type="float" office:value="0.3342">
            <text:p>0.3342</text:p>
          </table:table-cell>
          <table:table-cell office:value-type="float" office:value="-3.0713">
            <text:p>-3.0713</text:p>
          </table:table-cell>
          <table:table-cell office:value-type="float" office:value="1.1462">
            <text:p>1.1462</text:p>
          </table:table-cell>
          <table:table-cell office:value-type="float" office:value="-9.7388">
            <text:p>-9.7388</text:p>
          </table:table-cell>
          <table:table-cell office:value-type="float" office:value="-16.1915791702">
            <text:p>-16.1915791702</text:p>
          </table:table-cell>
          <table:table-cell office:value-type="float" office:value="-15.4161192877">
            <text:p>-15.4161192877</text:p>
          </table:table-cell>
          <table:table-cell office:value-type="float" office:value="-102.5738322382">
            <text:p>-102.573832238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9">
            <text:p>-0.2599</text:p>
          </table:table-cell>
          <table:table-cell office:value-type="float" office:value="-0.2618">
            <text:p>-0.2618</text:p>
          </table:table-cell>
          <table:table-cell office:value-type="float" office:value="0.9002">
            <text:p>0.9002</text:p>
          </table:table-cell>
          <table:table-cell office:value-type="float" office:value="-0.2146">
            <text:p>-0.2146</text:p>
          </table:table-cell>
          <table:table-cell office:value-type="float" office:value="0.7196">
            <text:p>0.7196</text:p>
          </table:table-cell>
          <table:table-cell office:value-type="float" office:value="0.3342">
            <text:p>0.3342</text:p>
          </table:table-cell>
          <table:table-cell office:value-type="float" office:value="-3.6138">
            <text:p>-3.6138</text:p>
          </table:table-cell>
          <table:table-cell office:value-type="float" office:value="0.945">
            <text:p>0.945</text:p>
          </table:table-cell>
          <table:table-cell office:value-type="float" office:value="-9.975">
            <text:p>-9.975</text:p>
          </table:table-cell>
          <table:table-cell office:value-type="float" office:value="-16.2156565248">
            <text:p>-16.2156565248</text:p>
          </table:table-cell>
          <table:table-cell office:value-type="float" office:value="-15.4564976178">
            <text:p>-15.4564976178</text:p>
          </table:table-cell>
          <table:table-cell office:value-type="float" office:value="-102.5612491061">
            <text:p>-102.561249106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6">
            <text:p>-0.2586</text:p>
          </table:table-cell>
          <table:table-cell office:value-type="float" office:value="-0.2652">
            <text:p>-0.2652</text:p>
          </table:table-cell>
          <table:table-cell office:value-type="float" office:value="0.897">
            <text:p>0.897</text:p>
          </table:table-cell>
          <table:table-cell office:value-type="float" office:value="-0.214">
            <text:p>-0.214</text:p>
          </table:table-cell>
          <table:table-cell office:value-type="float" office:value="0.7173">
            <text:p>0.7173</text:p>
          </table:table-cell>
          <table:table-cell office:value-type="float" office:value="0.3357">
            <text:p>0.3357</text:p>
          </table:table-cell>
          <table:table-cell office:value-type="float" office:value="-3.36">
            <text:p>-3.36</text:p>
          </table:table-cell>
          <table:table-cell office:value-type="float" office:value="1.2075">
            <text:p>1.2075</text:p>
          </table:table-cell>
          <table:table-cell office:value-type="float" office:value="-10.1062">
            <text:p>-10.1062</text:p>
          </table:table-cell>
          <table:table-cell office:value-type="float" office:value="-16.4698384462">
            <text:p>-16.4698384462</text:p>
          </table:table-cell>
          <table:table-cell office:value-type="float" office:value="-15.4554975939">
            <text:p>-15.4554975939</text:p>
          </table:table-cell>
          <table:table-cell office:value-type="float" office:value="-102.5748980241">
            <text:p>-102.574898024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">
            <text:p>-0.261</text:p>
          </table:table-cell>
          <table:table-cell office:value-type="float" office:value="-0.2615">
            <text:p>-0.2615</text:p>
          </table:table-cell>
          <table:table-cell office:value-type="float" office:value="0.8999">
            <text:p>0.8999</text:p>
          </table:table-cell>
          <table:table-cell office:value-type="float" office:value="-0.2142">
            <text:p>-0.2142</text:p>
          </table:table-cell>
          <table:table-cell office:value-type="float" office:value="0.7198">
            <text:p>0.7198</text:p>
          </table:table-cell>
          <table:table-cell office:value-type="float" office:value="0.3357">
            <text:p>0.3357</text:p>
          </table:table-cell>
          <table:table-cell office:value-type="float" office:value="-3.2375">
            <text:p>-3.2375</text:p>
          </table:table-cell>
          <table:table-cell office:value-type="float" office:value="1.2425">
            <text:p>1.2425</text:p>
          </table:table-cell>
          <table:table-cell office:value-type="float" office:value="-10.3162">
            <text:p>-10.3162</text:p>
          </table:table-cell>
          <table:table-cell office:value-type="float" office:value="-16.2038394761">
            <text:p>-16.2038394761</text:p>
          </table:table-cell>
          <table:table-cell office:value-type="float" office:value="-15.5018135389">
            <text:p>-15.5018135389</text:p>
          </table:table-cell>
          <table:table-cell office:value-type="float" office:value="-102.4820821663">
            <text:p>-102.482082166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9">
            <text:p>-0.2589</text:p>
          </table:table-cell>
          <table:table-cell office:value-type="float" office:value="-0.2605">
            <text:p>-0.2605</text:p>
          </table:table-cell>
          <table:table-cell office:value-type="float" office:value="0.901">
            <text:p>0.901</text:p>
          </table:table-cell>
          <table:table-cell office:value-type="float" office:value="-0.2142">
            <text:p>-0.2142</text:p>
          </table:table-cell>
          <table:table-cell office:value-type="float" office:value="0.7198">
            <text:p>0.7198</text:p>
          </table:table-cell>
          <table:table-cell office:value-type="float" office:value="0.3357">
            <text:p>0.3357</text:p>
          </table:table-cell>
          <table:table-cell office:value-type="float" office:value="-3.7538">
            <text:p>-3.7538</text:p>
          </table:table-cell>
          <table:table-cell office:value-type="float" office:value="1.1987">
            <text:p>1.1987</text:p>
          </table:table-cell>
          <table:table-cell office:value-type="float" office:value="-9.7212">
            <text:p>-9.7212</text:p>
          </table:table-cell>
          <table:table-cell office:value-type="float" office:value="-16.125989069">
            <text:p>-16.125989069</text:p>
          </table:table-cell>
          <table:table-cell office:value-type="float" office:value="-15.4706770034">
            <text:p>-15.4706770034</text:p>
          </table:table-cell>
          <table:table-cell office:value-type="float" office:value="-102.492711803">
            <text:p>-102.49271180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2">
            <text:p>-0.2602</text:p>
          </table:table-cell>
          <table:table-cell office:value-type="float" office:value="-0.2601">
            <text:p>-0.2601</text:p>
          </table:table-cell>
          <table:table-cell office:value-type="float" office:value="0.8993">
            <text:p>0.8993</text:p>
          </table:table-cell>
          <table:table-cell office:value-type="float" office:value="-0.2151">
            <text:p>-0.2151</text:p>
          </table:table-cell>
          <table:table-cell office:value-type="float" office:value="0.7202">
            <text:p>0.7202</text:p>
          </table:table-cell>
          <table:table-cell office:value-type="float" office:value="0.3341">
            <text:p>0.3341</text:p>
          </table:table-cell>
          <table:table-cell office:value-type="float" office:value="-3.71">
            <text:p>-3.71</text:p>
          </table:table-cell>
          <table:table-cell office:value-type="float" office:value="1.26">
            <text:p>1.26</text:p>
          </table:table-cell>
          <table:table-cell office:value-type="float" office:value="-9.3013">
            <text:p>-9.3013</text:p>
          </table:table-cell>
          <table:table-cell office:value-type="float" office:value="-16.1311764479">
            <text:p>-16.1311764479</text:p>
          </table:table-cell>
          <table:table-cell office:value-type="float" office:value="-15.4971261369">
            <text:p>-15.4971261369</text:p>
          </table:table-cell>
          <table:table-cell office:value-type="float" office:value="-102.5642667387">
            <text:p>-102.564266738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4">
            <text:p>-0.2594</text:p>
          </table:table-cell>
          <table:table-cell office:value-type="float" office:value="-0.262">
            <text:p>-0.262</text:p>
          </table:table-cell>
          <table:table-cell office:value-type="float" office:value="0.8994">
            <text:p>0.8994</text:p>
          </table:table-cell>
          <table:table-cell office:value-type="float" office:value="-0.2151">
            <text:p>-0.2151</text:p>
          </table:table-cell>
          <table:table-cell office:value-type="float" office:value="0.7202">
            <text:p>0.7202</text:p>
          </table:table-cell>
          <table:table-cell office:value-type="float" office:value="0.3341">
            <text:p>0.3341</text:p>
          </table:table-cell>
          <table:table-cell office:value-type="float" office:value="-3.4475">
            <text:p>-3.4475</text:p>
          </table:table-cell>
          <table:table-cell office:value-type="float" office:value="1.0587">
            <text:p>1.0587</text:p>
          </table:table-cell>
          <table:table-cell office:value-type="float" office:value="-9.5725">
            <text:p>-9.5725</text:p>
          </table:table-cell>
          <table:table-cell office:value-type="float" office:value="-16.240867439">
            <text:p>-16.240867439</text:p>
          </table:table-cell>
          <table:table-cell office:value-type="float" office:value="-15.4877014239">
            <text:p>-15.4877014239</text:p>
          </table:table-cell>
          <table:table-cell office:value-type="float" office:value="-102.6003480457">
            <text:p>-102.600348045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5">
            <text:p>-0.2565</text:p>
          </table:table-cell>
          <table:table-cell office:value-type="float" office:value="-0.2607">
            <text:p>-0.2607</text:p>
          </table:table-cell>
          <table:table-cell office:value-type="float" office:value="0.8999">
            <text:p>0.8999</text:p>
          </table:table-cell>
          <table:table-cell office:value-type="float" office:value="-0.2122">
            <text:p>-0.2122</text:p>
          </table:table-cell>
          <table:table-cell office:value-type="float" office:value="0.719">
            <text:p>0.719</text:p>
          </table:table-cell>
          <table:table-cell office:value-type="float" office:value="0.337">
            <text:p>0.337</text:p>
          </table:table-cell>
          <table:table-cell office:value-type="float" office:value="-3.9725">
            <text:p>-3.9725</text:p>
          </table:table-cell>
          <table:table-cell office:value-type="float" office:value="1.4787">
            <text:p>1.4787</text:p>
          </table:table-cell>
          <table:table-cell office:value-type="float" office:value="-10.2725">
            <text:p>-10.2725</text:p>
          </table:table-cell>
          <table:table-cell office:value-type="float" office:value="-16.156438191">
            <text:p>-16.156438191</text:p>
          </table:table-cell>
          <table:table-cell office:value-type="float" office:value="-15.4273081">
            <text:p>-15.4273081</text:p>
          </table:table-cell>
          <table:table-cell office:value-type="float" office:value="-102.3701378094">
            <text:p>-102.370137809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2">
            <text:p>-0.2582</text:p>
          </table:table-cell>
          <table:table-cell office:value-type="float" office:value="-0.2619">
            <text:p>-0.2619</text:p>
          </table:table-cell>
          <table:table-cell office:value-type="float" office:value="0.8994">
            <text:p>0.8994</text:p>
          </table:table-cell>
          <table:table-cell office:value-type="float" office:value="-0.218">
            <text:p>-0.218</text:p>
          </table:table-cell>
          <table:table-cell office:value-type="float" office:value="0.7178">
            <text:p>0.7178</text:p>
          </table:table-cell>
          <table:table-cell office:value-type="float" office:value="0.3366">
            <text:p>0.3366</text:p>
          </table:table-cell>
          <table:table-cell office:value-type="float" office:value="-3.7625">
            <text:p>-3.7625</text:p>
          </table:table-cell>
          <table:table-cell office:value-type="float" office:value="0.91">
            <text:p>0.91</text:p>
          </table:table-cell>
          <table:table-cell office:value-type="float" office:value="-9.2575">
            <text:p>-9.2575</text:p>
          </table:table-cell>
          <table:table-cell office:value-type="float" office:value="-16.2350671025">
            <text:p>-16.2350671025</text:p>
          </table:table-cell>
          <table:table-cell office:value-type="float" office:value="-15.4182450039">
            <text:p>-15.4182450039</text:p>
          </table:table-cell>
          <table:table-cell office:value-type="float" office:value="-102.7756708294">
            <text:p>-102.775670829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">
            <text:p>-0.26</text:p>
          </table:table-cell>
          <table:table-cell office:value-type="float" office:value="-0.2621">
            <text:p>-0.2621</text:p>
          </table:table-cell>
          <table:table-cell office:value-type="float" office:value="0.899">
            <text:p>0.899</text:p>
          </table:table-cell>
          <table:table-cell office:value-type="float" office:value="-0.218">
            <text:p>-0.218</text:p>
          </table:table-cell>
          <table:table-cell office:value-type="float" office:value="0.7178">
            <text:p>0.7178</text:p>
          </table:table-cell>
          <table:table-cell office:value-type="float" office:value="0.3366">
            <text:p>0.3366</text:p>
          </table:table-cell>
          <table:table-cell office:value-type="float" office:value="-3.15">
            <text:p>-3.15</text:p>
          </table:table-cell>
          <table:table-cell office:value-type="float" office:value="1.015">
            <text:p>1.015</text:p>
          </table:table-cell>
          <table:table-cell office:value-type="float" office:value="-9.8087">
            <text:p>-9.8087</text:p>
          </table:table-cell>
          <table:table-cell office:value-type="float" office:value="-16.2537979644">
            <text:p>-16.2537979644</text:p>
          </table:table-cell>
          <table:table-cell office:value-type="float" office:value="-15.4673713676">
            <text:p>-15.4673713676</text:p>
          </table:table-cell>
          <table:table-cell office:value-type="float" office:value="-102.7572112938">
            <text:p>-102.75721129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1">
            <text:p>-0.2611</text:p>
          </table:table-cell>
          <table:table-cell office:value-type="float" office:value="-0.2631">
            <text:p>-0.2631</text:p>
          </table:table-cell>
          <table:table-cell office:value-type="float" office:value="0.899">
            <text:p>0.899</text:p>
          </table:table-cell>
          <table:table-cell office:value-type="float" office:value="-0.2148">
            <text:p>-0.2148</text:p>
          </table:table-cell>
          <table:table-cell office:value-type="float" office:value="0.7184">
            <text:p>0.7184</text:p>
          </table:table-cell>
          <table:table-cell office:value-type="float" office:value="0.3358">
            <text:p>0.3358</text:p>
          </table:table-cell>
          <table:table-cell office:value-type="float" office:value="-3.5613">
            <text:p>-3.5613</text:p>
          </table:table-cell>
          <table:table-cell office:value-type="float" office:value="0.9013">
            <text:p>0.9013</text:p>
          </table:table-cell>
          <table:table-cell office:value-type="float" office:value="-9.87">
            <text:p>-9.87</text:p>
          </table:table-cell>
          <table:table-cell office:value-type="float" office:value="-16.3124276414">
            <text:p>-16.3124276414</text:p>
          </table:table-cell>
          <table:table-cell office:value-type="float" office:value="-15.5238658153">
            <text:p>-15.5238658153</text:p>
          </table:table-cell>
          <table:table-cell office:value-type="float" office:value="-102.5554599296">
            <text:p>-102.555459929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5">
            <text:p>-0.2605</text:p>
          </table:table-cell>
          <table:table-cell office:value-type="float" office:value="-0.2618">
            <text:p>-0.2618</text:p>
          </table:table-cell>
          <table:table-cell office:value-type="float" office:value="0.9008">
            <text:p>0.9008</text:p>
          </table:table-cell>
          <table:table-cell office:value-type="float" office:value="-0.2148">
            <text:p>-0.2148</text:p>
          </table:table-cell>
          <table:table-cell office:value-type="float" office:value="0.7184">
            <text:p>0.7184</text:p>
          </table:table-cell>
          <table:table-cell office:value-type="float" office:value="0.3358">
            <text:p>0.3358</text:p>
          </table:table-cell>
          <table:table-cell office:value-type="float" office:value="-3.3338">
            <text:p>-3.3338</text:p>
          </table:table-cell>
          <table:table-cell office:value-type="float" office:value="1.1025">
            <text:p>1.1025</text:p>
          </table:table-cell>
          <table:table-cell office:value-type="float" office:value="-9.7125">
            <text:p>-9.7125</text:p>
          </table:table-cell>
          <table:table-cell office:value-type="float" office:value="-16.2057262832">
            <text:p>-16.2057262832</text:p>
          </table:table-cell>
          <table:table-cell office:value-type="float" office:value="-15.5219546299">
            <text:p>-15.5219546299</text:p>
          </table:table-cell>
          <table:table-cell office:value-type="float" office:value="-102.5432168988">
            <text:p>-102.543216898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5">
            <text:p>-0.2605</text:p>
          </table:table-cell>
          <table:table-cell office:value-type="float" office:value="-0.2607">
            <text:p>-0.2607</text:p>
          </table:table-cell>
          <table:table-cell office:value-type="float" office:value="0.8974">
            <text:p>0.8974</text:p>
          </table:table-cell>
          <table:table-cell office:value-type="float" office:value="-0.2154">
            <text:p>-0.2154</text:p>
          </table:table-cell>
          <table:table-cell office:value-type="float" office:value="0.72">
            <text:p>0.72</text:p>
          </table:table-cell>
          <table:table-cell office:value-type="float" office:value="0.3318">
            <text:p>0.3318</text:p>
          </table:table-cell>
          <table:table-cell office:value-type="float" office:value="-3.5613">
            <text:p>-3.5613</text:p>
          </table:table-cell>
          <table:table-cell office:value-type="float" office:value="1.7237">
            <text:p>1.7237</text:p>
          </table:table-cell>
          <table:table-cell office:value-type="float" office:value="-9.6687">
            <text:p>-9.6687</text:p>
          </table:table-cell>
          <table:table-cell office:value-type="float" office:value="-16.1989088678">
            <text:p>-16.1989088678</text:p>
          </table:table-cell>
          <table:table-cell office:value-type="float" office:value="-15.5336386992">
            <text:p>-15.5336386992</text:p>
          </table:table-cell>
          <table:table-cell office:value-type="float" office:value="-102.6434911422">
            <text:p>-102.643491142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4">
            <text:p>-0.2594</text:p>
          </table:table-cell>
          <table:table-cell office:value-type="float" office:value="-0.26">
            <text:p>-0.26</text:p>
          </table:table-cell>
          <table:table-cell office:value-type="float" office:value="0.9048">
            <text:p>0.9048</text:p>
          </table:table-cell>
          <table:table-cell office:value-type="float" office:value="-0.2154">
            <text:p>-0.2154</text:p>
          </table:table-cell>
          <table:table-cell office:value-type="float" office:value="0.72">
            <text:p>0.72</text:p>
          </table:table-cell>
          <table:table-cell office:value-type="float" office:value="0.3318">
            <text:p>0.3318</text:p>
          </table:table-cell>
          <table:table-cell office:value-type="float" office:value="-3.6663">
            <text:p>-3.6663</text:p>
          </table:table-cell>
          <table:table-cell office:value-type="float" office:value="1.6187">
            <text:p>1.6187</text:p>
          </table:table-cell>
          <table:table-cell office:value-type="float" office:value="-9.5812">
            <text:p>-9.5812</text:p>
          </table:table-cell>
          <table:table-cell office:value-type="float" office:value="-16.0327253646">
            <text:p>-16.0327253646</text:p>
          </table:table-cell>
          <table:table-cell office:value-type="float" office:value="-15.4983176316">
            <text:p>-15.4983176316</text:p>
          </table:table-cell>
          <table:table-cell office:value-type="float" office:value="-102.6424117887">
            <text:p>-102.642411788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">
            <text:p>-0.26</text:p>
          </table:table-cell>
          <table:table-cell office:value-type="float" office:value="-0.2614">
            <text:p>-0.2614</text:p>
          </table:table-cell>
          <table:table-cell office:value-type="float" office:value="0.8999">
            <text:p>0.8999</text:p>
          </table:table-cell>
          <table:table-cell office:value-type="float" office:value="-0.2142">
            <text:p>-0.2142</text:p>
          </table:table-cell>
          <table:table-cell office:value-type="float" office:value="0.7176">
            <text:p>0.7176</text:p>
          </table:table-cell>
          <table:table-cell office:value-type="float" office:value="0.332">
            <text:p>0.332</text:p>
          </table:table-cell>
          <table:table-cell office:value-type="float" office:value="-3.745">
            <text:p>-3.745</text:p>
          </table:table-cell>
          <table:table-cell office:value-type="float" office:value="1.2512">
            <text:p>1.2512</text:p>
          </table:table-cell>
          <table:table-cell office:value-type="float" office:value="-9.3887">
            <text:p>-9.3887</text:p>
          </table:table-cell>
          <table:table-cell office:value-type="float" office:value="-16.1969693403">
            <text:p>-16.1969693403</text:p>
          </table:table-cell>
          <table:table-cell office:value-type="float" office:value="-15.5019519497">
            <text:p>-15.5019519497</text:p>
          </table:table-cell>
          <table:table-cell office:value-type="float" office:value="-102.5962032809">
            <text:p>-102.596203280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7">
            <text:p>-0.2627</text:p>
          </table:table-cell>
          <table:table-cell office:value-type="float" office:value="-0.2616">
            <text:p>-0.2616</text:p>
          </table:table-cell>
          <table:table-cell office:value-type="float" office:value="0.8952">
            <text:p>0.8952</text:p>
          </table:table-cell>
          <table:table-cell office:value-type="float" office:value="-0.215">
            <text:p>-0.215</text:p>
          </table:table-cell>
          <table:table-cell office:value-type="float" office:value="0.719">
            <text:p>0.719</text:p>
          </table:table-cell>
          <table:table-cell office:value-type="float" office:value="0.3336">
            <text:p>0.3336</text:p>
          </table:table-cell>
          <table:table-cell office:value-type="float" office:value="-3.815">
            <text:p>-3.815</text:p>
          </table:table-cell>
          <table:table-cell office:value-type="float" office:value="0.9887">
            <text:p>0.9887</text:p>
          </table:table-cell>
          <table:table-cell office:value-type="float" office:value="-9.485">
            <text:p>-9.485</text:p>
          </table:table-cell>
          <table:table-cell office:value-type="float" office:value="-16.2894780589">
            <text:p>-16.2894780589</text:p>
          </table:table-cell>
          <table:table-cell office:value-type="float" office:value="-15.6170554625">
            <text:p>-15.6170554625</text:p>
          </table:table-cell>
          <table:table-cell office:value-type="float" office:value="-102.5742831624">
            <text:p>-102.574283162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9">
            <text:p>-0.2589</text:p>
          </table:table-cell>
          <table:table-cell office:value-type="float" office:value="-0.2628">
            <text:p>-0.2628</text:p>
          </table:table-cell>
          <table:table-cell office:value-type="float" office:value="0.9021">
            <text:p>0.9021</text:p>
          </table:table-cell>
          <table:table-cell office:value-type="float" office:value="-0.215">
            <text:p>-0.215</text:p>
          </table:table-cell>
          <table:table-cell office:value-type="float" office:value="0.719">
            <text:p>0.719</text:p>
          </table:table-cell>
          <table:table-cell office:value-type="float" office:value="0.3336">
            <text:p>0.3336</text:p>
          </table:table-cell>
          <table:table-cell office:value-type="float" office:value="-3.535">
            <text:p>-3.535</text:p>
          </table:table-cell>
          <table:table-cell office:value-type="float" office:value="0.9538">
            <text:p>0.9538</text:p>
          </table:table-cell>
          <table:table-cell office:value-type="float" office:value="-10.0625">
            <text:p>-10.0625</text:p>
          </table:table-cell>
          <table:table-cell office:value-type="float" office:value="-16.2420212363">
            <text:p>-16.2420212363</text:p>
          </table:table-cell>
          <table:table-cell office:value-type="float" office:value="-15.5088266496">
            <text:p>-15.5088266496</text:p>
          </table:table-cell>
          <table:table-cell office:value-type="float" office:value="-102.6317505873">
            <text:p>-102.631750587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5">
            <text:p>-0.2605</text:p>
          </table:table-cell>
          <table:table-cell office:value-type="float" office:value="-0.2618">
            <text:p>-0.2618</text:p>
          </table:table-cell>
          <table:table-cell office:value-type="float" office:value="0.9028">
            <text:p>0.9028</text:p>
          </table:table-cell>
          <table:table-cell office:value-type="float" office:value="-0.2158">
            <text:p>-0.2158</text:p>
          </table:table-cell>
          <table:table-cell office:value-type="float" office:value="0.7188">
            <text:p>0.7188</text:p>
          </table:table-cell>
          <table:table-cell office:value-type="float" office:value="0.3353">
            <text:p>0.3353</text:p>
          </table:table-cell>
          <table:table-cell office:value-type="float" office:value="-2.7388">
            <text:p>-2.7388</text:p>
          </table:table-cell>
          <table:table-cell office:value-type="float" office:value="0.84">
            <text:p>0.84</text:p>
          </table:table-cell>
          <table:table-cell office:value-type="float" office:value="-9.835">
            <text:p>-9.835</text:p>
          </table:table-cell>
          <table:table-cell office:value-type="float" office:value="-16.1716196957">
            <text:p>-16.1716196957</text:p>
          </table:table-cell>
          <table:table-cell office:value-type="float" office:value="-15.4985276058">
            <text:p>-15.4985276058</text:p>
          </table:table-cell>
          <table:table-cell office:value-type="float" office:value="-102.6164263968">
            <text:p>-102.616426396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6">
            <text:p>-0.2596</text:p>
          </table:table-cell>
          <table:table-cell office:value-type="float" office:value="-0.2608">
            <text:p>-0.2608</text:p>
          </table:table-cell>
          <table:table-cell office:value-type="float" office:value="0.8966">
            <text:p>0.8966</text:p>
          </table:table-cell>
          <table:table-cell office:value-type="float" office:value="-0.2158">
            <text:p>-0.2158</text:p>
          </table:table-cell>
          <table:table-cell office:value-type="float" office:value="0.7188">
            <text:p>0.7188</text:p>
          </table:table-cell>
          <table:table-cell office:value-type="float" office:value="0.3353">
            <text:p>0.3353</text:p>
          </table:table-cell>
          <table:table-cell office:value-type="float" office:value="-3.4563">
            <text:p>-3.4563</text:p>
          </table:table-cell>
          <table:table-cell office:value-type="float" office:value="1.26">
            <text:p>1.26</text:p>
          </table:table-cell>
          <table:table-cell office:value-type="float" office:value="-9.8175">
            <text:p>-9.8175</text:p>
          </table:table-cell>
          <table:table-cell office:value-type="float" office:value="-16.2183711807">
            <text:p>-16.2183711807</text:p>
          </table:table-cell>
          <table:table-cell office:value-type="float" office:value="-15.5147617312">
            <text:p>-15.5147617312</text:p>
          </table:table-cell>
          <table:table-cell office:value-type="float" office:value="-102.6168231976">
            <text:p>-102.616823197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2">
            <text:p>-0.2592</text:p>
          </table:table-cell>
          <table:table-cell office:value-type="float" office:value="-0.2622">
            <text:p>-0.2622</text:p>
          </table:table-cell>
          <table:table-cell office:value-type="float" office:value="0.9022">
            <text:p>0.9022</text:p>
          </table:table-cell>
          <table:table-cell office:value-type="float" office:value="-0.2137">
            <text:p>-0.2137</text:p>
          </table:table-cell>
          <table:table-cell office:value-type="float" office:value="0.7183">
            <text:p>0.7183</text:p>
          </table:table-cell>
          <table:table-cell office:value-type="float" office:value="0.3355">
            <text:p>0.3355</text:p>
          </table:table-cell>
          <table:table-cell office:value-type="float" office:value="-3.7975">
            <text:p>-3.7975</text:p>
          </table:table-cell>
          <table:table-cell office:value-type="float" office:value="1.2862">
            <text:p>1.2862</text:p>
          </table:table-cell>
          <table:table-cell office:value-type="float" office:value="-9.6337">
            <text:p>-9.6337</text:p>
          </table:table-cell>
          <table:table-cell office:value-type="float" office:value="-16.2051063912">
            <text:p>-16.2051063912</text:p>
          </table:table-cell>
          <table:table-cell office:value-type="float" office:value="-15.4767281264">
            <text:p>-15.4767281264</text:p>
          </table:table-cell>
          <table:table-cell office:value-type="float" office:value="-102.4974691023">
            <text:p>-102.497469102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2">
            <text:p>-0.2622</text:p>
          </table:table-cell>
          <table:table-cell office:value-type="float" office:value="-0.2619">
            <text:p>-0.2619</text:p>
          </table:table-cell>
          <table:table-cell office:value-type="float" office:value="0.8998">
            <text:p>0.8998</text:p>
          </table:table-cell>
          <table:table-cell office:value-type="float" office:value="-0.2145">
            <text:p>-0.2145</text:p>
          </table:table-cell>
          <table:table-cell office:value-type="float" office:value="0.7178">
            <text:p>0.7178</text:p>
          </table:table-cell>
          <table:table-cell office:value-type="float" office:value="0.3363">
            <text:p>0.3363</text:p>
          </table:table-cell>
          <table:table-cell office:value-type="float" office:value="-4.0338">
            <text:p>-4.0338</text:p>
          </table:table-cell>
          <table:table-cell office:value-type="float" office:value="1.4262">
            <text:p>1.4262</text:p>
          </table:table-cell>
          <table:table-cell office:value-type="float" office:value="-9.0738">
            <text:p>-9.0738</text:p>
          </table:table-cell>
          <table:table-cell office:value-type="float" office:value="-16.2283583885">
            <text:p>-16.2283583885</text:p>
          </table:table-cell>
          <table:table-cell office:value-type="float" office:value="-15.5328195382">
            <text:p>-15.5328195382</text:p>
          </table:table-cell>
          <table:table-cell office:value-type="float" office:value="-102.4991107322">
            <text:p>-102.499110732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9">
            <text:p>-0.2589</text:p>
          </table:table-cell>
          <table:table-cell office:value-type="float" office:value="-0.2614">
            <text:p>-0.2614</text:p>
          </table:table-cell>
          <table:table-cell office:value-type="float" office:value="0.8995">
            <text:p>0.8995</text:p>
          </table:table-cell>
          <table:table-cell office:value-type="float" office:value="-0.2145">
            <text:p>-0.2145</text:p>
          </table:table-cell>
          <table:table-cell office:value-type="float" office:value="0.7178">
            <text:p>0.7178</text:p>
          </table:table-cell>
          <table:table-cell office:value-type="float" office:value="0.3363">
            <text:p>0.3363</text:p>
          </table:table-cell>
          <table:table-cell office:value-type="float" office:value="-3.955">
            <text:p>-3.955</text:p>
          </table:table-cell>
          <table:table-cell office:value-type="float" office:value="1.155">
            <text:p>1.155</text:p>
          </table:table-cell>
          <table:table-cell office:value-type="float" office:value="-9.1437">
            <text:p>-9.1437</text:p>
          </table:table-cell>
          <table:table-cell office:value-type="float" office:value="-16.2042319142">
            <text:p>-16.2042319142</text:p>
          </table:table-cell>
          <table:table-cell office:value-type="float" office:value="-15.4951173595">
            <text:p>-15.4951173595</text:p>
          </table:table-cell>
          <table:table-cell office:value-type="float" office:value="-102.532246494">
            <text:p>-102.53224649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7">
            <text:p>-0.2607</text:p>
          </table:table-cell>
          <table:table-cell office:value-type="float" office:value="-0.2618">
            <text:p>-0.2618</text:p>
          </table:table-cell>
          <table:table-cell office:value-type="float" office:value="0.8983">
            <text:p>0.8983</text:p>
          </table:table-cell>
          <table:table-cell office:value-type="float" office:value="-0.2143">
            <text:p>-0.2143</text:p>
          </table:table-cell>
          <table:table-cell office:value-type="float" office:value="0.7195">
            <text:p>0.7195</text:p>
          </table:table-cell>
          <table:table-cell office:value-type="float" office:value="0.3352">
            <text:p>0.3352</text:p>
          </table:table-cell>
          <table:table-cell office:value-type="float" office:value="-4.2525">
            <text:p>-4.2525</text:p>
          </table:table-cell>
          <table:table-cell office:value-type="float" office:value="1.0237">
            <text:p>1.0237</text:p>
          </table:table-cell>
          <table:table-cell office:value-type="float" office:value="-9.4937">
            <text:p>-9.4937</text:p>
          </table:table-cell>
          <table:table-cell office:value-type="float" office:value="-16.2481006314">
            <text:p>-16.2481006314</text:p>
          </table:table-cell>
          <table:table-cell office:value-type="float" office:value="-15.5316106731">
            <text:p>-15.5316106731</text:p>
          </table:table-cell>
          <table:table-cell office:value-type="float" office:value="-102.5114976581">
            <text:p>-102.511497658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3">
            <text:p>-0.2603</text:p>
          </table:table-cell>
          <table:table-cell office:value-type="float" office:value="-0.2611">
            <text:p>-0.2611</text:p>
          </table:table-cell>
          <table:table-cell office:value-type="float" office:value="0.9005">
            <text:p>0.9005</text:p>
          </table:table-cell>
          <table:table-cell office:value-type="float" office:value="-0.2143">
            <text:p>-0.2143</text:p>
          </table:table-cell>
          <table:table-cell office:value-type="float" office:value="0.7195">
            <text:p>0.7195</text:p>
          </table:table-cell>
          <table:table-cell office:value-type="float" office:value="0.3352">
            <text:p>0.3352</text:p>
          </table:table-cell>
          <table:table-cell office:value-type="float" office:value="-3.5438">
            <text:p>-3.5438</text:p>
          </table:table-cell>
          <table:table-cell office:value-type="float" office:value="0.735">
            <text:p>0.735</text:p>
          </table:table-cell>
          <table:table-cell office:value-type="float" office:value="-9.6162">
            <text:p>-9.6162</text:p>
          </table:table-cell>
          <table:table-cell office:value-type="float" office:value="-16.1696999544">
            <text:p>-16.1696999544</text:p>
          </table:table-cell>
          <table:table-cell office:value-type="float" office:value="-15.5229471775">
            <text:p>-15.5229471775</text:p>
          </table:table-cell>
          <table:table-cell office:value-type="float" office:value="-102.5051590411">
            <text:p>-102.505159041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9">
            <text:p>-0.2599</text:p>
          </table:table-cell>
          <table:table-cell office:value-type="float" office:value="-0.2632">
            <text:p>-0.2632</text:p>
          </table:table-cell>
          <table:table-cell office:value-type="float" office:value="0.9008">
            <text:p>0.9008</text:p>
          </table:table-cell>
          <table:table-cell office:value-type="float" office:value="-0.2135">
            <text:p>-0.2135</text:p>
          </table:table-cell>
          <table:table-cell office:value-type="float" office:value="0.7184">
            <text:p>0.7184</text:p>
          </table:table-cell>
          <table:table-cell office:value-type="float" office:value="0.3359">
            <text:p>0.3359</text:p>
          </table:table-cell>
          <table:table-cell office:value-type="float" office:value="-3.1675">
            <text:p>-3.1675</text:p>
          </table:table-cell>
          <table:table-cell office:value-type="float" office:value="1.0937">
            <text:p>1.0937</text:p>
          </table:table-cell>
          <table:table-cell office:value-type="float" office:value="-9.835">
            <text:p>-9.835</text:p>
          </table:table-cell>
          <table:table-cell office:value-type="float" office:value="-16.2872835179">
            <text:p>-16.2872835179</text:p>
          </table:table-cell>
          <table:table-cell office:value-type="float" office:value="-15.5023832061">
            <text:p>-15.5023832061</text:p>
          </table:table-cell>
          <table:table-cell office:value-type="float" office:value="-102.4804487718">
            <text:p>-102.480448771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9">
            <text:p>-0.2589</text:p>
          </table:table-cell>
          <table:table-cell office:value-type="float" office:value="-0.2609">
            <text:p>-0.2609</text:p>
          </table:table-cell>
          <table:table-cell office:value-type="float" office:value="0.9001">
            <text:p>0.9001</text:p>
          </table:table-cell>
          <table:table-cell office:value-type="float" office:value="-0.2137">
            <text:p>-0.2137</text:p>
          </table:table-cell>
          <table:table-cell office:value-type="float" office:value="0.717">
            <text:p>0.717</text:p>
          </table:table-cell>
          <table:table-cell office:value-type="float" office:value="0.3338">
            <text:p>0.3338</text:p>
          </table:table-cell>
          <table:table-cell office:value-type="float" office:value="-3.5788">
            <text:p>-3.5788</text:p>
          </table:table-cell>
          <table:table-cell office:value-type="float" office:value="0.8925">
            <text:p>0.8925</text:p>
          </table:table-cell>
          <table:table-cell office:value-type="float" office:value="-9.7562">
            <text:p>-9.7562</text:p>
          </table:table-cell>
          <table:table-cell office:value-type="float" office:value="-16.1648685431">
            <text:p>-16.1648685431</text:p>
          </table:table-cell>
          <table:table-cell office:value-type="float" office:value="-15.4714819114">
            <text:p>-15.4714819114</text:p>
          </table:table-cell>
          <table:table-cell office:value-type="float" office:value="-102.5343396117">
            <text:p>-102.534339611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5">
            <text:p>-0.2595</text:p>
          </table:table-cell>
          <table:table-cell office:value-type="float" office:value="-0.2611">
            <text:p>-0.2611</text:p>
          </table:table-cell>
          <table:table-cell office:value-type="float" office:value="0.8998">
            <text:p>0.8998</text:p>
          </table:table-cell>
          <table:table-cell office:value-type="float" office:value="-0.2137">
            <text:p>-0.2137</text:p>
          </table:table-cell>
          <table:table-cell office:value-type="float" office:value="0.717">
            <text:p>0.717</text:p>
          </table:table-cell>
          <table:table-cell office:value-type="float" office:value="0.3338">
            <text:p>0.3338</text:p>
          </table:table-cell>
          <table:table-cell office:value-type="float" office:value="-3.5788">
            <text:p>-3.5788</text:p>
          </table:table-cell>
          <table:table-cell office:value-type="float" office:value="0.98">
            <text:p>0.98</text:p>
          </table:table-cell>
          <table:table-cell office:value-type="float" office:value="-9.73">
            <text:p>-9.73</text:p>
          </table:table-cell>
          <table:table-cell office:value-type="float" office:value="-16.1814005378">
            <text:p>-16.1814005378</text:p>
          </table:table-cell>
          <table:table-cell office:value-type="float" office:value="-15.4764121349">
            <text:p>-15.4764121349</text:p>
          </table:table-cell>
          <table:table-cell office:value-type="float" office:value="-102.530147089">
            <text:p>-102.53014708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9">
            <text:p>-0.2589</text:p>
          </table:table-cell>
          <table:table-cell office:value-type="float" office:value="-0.2621">
            <text:p>-0.2621</text:p>
          </table:table-cell>
          <table:table-cell office:value-type="float" office:value="0.9021">
            <text:p>0.9021</text:p>
          </table:table-cell>
          <table:table-cell office:value-type="float" office:value="-0.2178">
            <text:p>-0.2178</text:p>
          </table:table-cell>
          <table:table-cell office:value-type="float" office:value="0.7177">
            <text:p>0.7177</text:p>
          </table:table-cell>
          <table:table-cell office:value-type="float" office:value="0.334">
            <text:p>0.334</text:p>
          </table:table-cell>
          <table:table-cell office:value-type="float" office:value="-3.6138">
            <text:p>-3.6138</text:p>
          </table:table-cell>
          <table:table-cell office:value-type="float" office:value="1.0062">
            <text:p>1.0062</text:p>
          </table:table-cell>
          <table:table-cell office:value-type="float" office:value="-9.6075">
            <text:p>-9.6075</text:p>
          </table:table-cell>
          <table:table-cell office:value-type="float" office:value="-16.2008756356">
            <text:p>-16.2008756356</text:p>
          </table:table-cell>
          <table:table-cell office:value-type="float" office:value="-15.4424566624">
            <text:p>-15.4424566624</text:p>
          </table:table-cell>
          <table:table-cell office:value-type="float" office:value="-102.8138590806">
            <text:p>-102.813859080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3">
            <text:p>-0.2583</text:p>
          </table:table-cell>
          <table:table-cell office:value-type="float" office:value="-0.2612">
            <text:p>-0.2612</text:p>
          </table:table-cell>
          <table:table-cell office:value-type="float" office:value="0.8987">
            <text:p>0.8987</text:p>
          </table:table-cell>
          <table:table-cell office:value-type="float" office:value="-0.2178">
            <text:p>-0.2178</text:p>
          </table:table-cell>
          <table:table-cell office:value-type="float" office:value="0.7177">
            <text:p>0.7177</text:p>
          </table:table-cell>
          <table:table-cell office:value-type="float" office:value="0.334">
            <text:p>0.334</text:p>
          </table:table-cell>
          <table:table-cell office:value-type="float" office:value="-3.8325">
            <text:p>-3.8325</text:p>
          </table:table-cell>
          <table:table-cell office:value-type="float" office:value="0.9975">
            <text:p>0.9975</text:p>
          </table:table-cell>
          <table:table-cell office:value-type="float" office:value="-9.485">
            <text:p>-9.485</text:p>
          </table:table-cell>
          <table:table-cell office:value-type="float" office:value="-16.2060734897">
            <text:p>-16.2060734897</text:p>
          </table:table-cell>
          <table:table-cell office:value-type="float" office:value="-15.435831863">
            <text:p>-15.435831863</text:p>
          </table:table-cell>
          <table:table-cell office:value-type="float" office:value="-102.8108378703">
            <text:p>-102.810837870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5">
            <text:p>-0.2595</text:p>
          </table:table-cell>
          <table:table-cell office:value-type="float" office:value="-0.2621">
            <text:p>-0.2621</text:p>
          </table:table-cell>
          <table:table-cell office:value-type="float" office:value="0.8979">
            <text:p>0.8979</text:p>
          </table:table-cell>
          <table:table-cell office:value-type="float" office:value="-0.214">
            <text:p>-0.214</text:p>
          </table:table-cell>
          <table:table-cell office:value-type="float" office:value="0.7192">
            <text:p>0.7192</text:p>
          </table:table-cell>
          <table:table-cell office:value-type="float" office:value="0.3402">
            <text:p>0.3402</text:p>
          </table:table-cell>
          <table:table-cell office:value-type="float" office:value="-3.5788">
            <text:p>-3.5788</text:p>
          </table:table-cell>
          <table:table-cell office:value-type="float" office:value="1.0937">
            <text:p>1.0937</text:p>
          </table:table-cell>
          <table:table-cell office:value-type="float" office:value="-10.0275">
            <text:p>-10.0275</text:p>
          </table:table-cell>
          <table:table-cell office:value-type="float" office:value="-16.2725462624">
            <text:p>-16.2725462624</text:p>
          </table:table-cell>
          <table:table-cell office:value-type="float" office:value="-15.4689569641">
            <text:p>-15.4689569641</text:p>
          </table:table-cell>
          <table:table-cell office:value-type="float" office:value="-102.402641242">
            <text:p>-102.40264124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1">
            <text:p>-0.2591</text:p>
          </table:table-cell>
          <table:table-cell office:value-type="float" office:value="-0.2614">
            <text:p>-0.2614</text:p>
          </table:table-cell>
          <table:table-cell office:value-type="float" office:value="0.9003">
            <text:p>0.9003</text:p>
          </table:table-cell>
          <table:table-cell office:value-type="float" office:value="-0.2128">
            <text:p>-0.2128</text:p>
          </table:table-cell>
          <table:table-cell office:value-type="float" office:value="0.7174">
            <text:p>0.7174</text:p>
          </table:table-cell>
          <table:table-cell office:value-type="float" office:value="0.3337">
            <text:p>0.3337</text:p>
          </table:table-cell>
          <table:table-cell office:value-type="float" office:value="-2.905">
            <text:p>-2.905</text:p>
          </table:table-cell>
          <table:table-cell office:value-type="float" office:value="1.1987">
            <text:p>1.1987</text:p>
          </table:table-cell>
          <table:table-cell office:value-type="float" office:value="-10.0975">
            <text:p>-10.0975</text:p>
          </table:table-cell>
          <table:table-cell office:value-type="float" office:value="-16.1907213157">
            <text:p>-16.1907213157</text:p>
          </table:table-cell>
          <table:table-cell office:value-type="float" office:value="-15.4603958661">
            <text:p>-15.4603958661</text:p>
          </table:table-cell>
          <table:table-cell office:value-type="float" office:value="-102.4765038793">
            <text:p>-102.476503879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2">
            <text:p>-0.2592</text:p>
          </table:table-cell>
          <table:table-cell office:value-type="float" office:value="-0.2613">
            <text:p>-0.2613</text:p>
          </table:table-cell>
          <table:table-cell office:value-type="float" office:value="0.9007">
            <text:p>0.9007</text:p>
          </table:table-cell>
          <table:table-cell office:value-type="float" office:value="-0.2128">
            <text:p>-0.2128</text:p>
          </table:table-cell>
          <table:table-cell office:value-type="float" office:value="0.7174">
            <text:p>0.7174</text:p>
          </table:table-cell>
          <table:table-cell office:value-type="float" office:value="0.3337">
            <text:p>0.3337</text:p>
          </table:table-cell>
          <table:table-cell office:value-type="float" office:value="-3.465">
            <text:p>-3.465</text:p>
          </table:table-cell>
          <table:table-cell office:value-type="float" office:value="1.0412">
            <text:p>1.0412</text:p>
          </table:table-cell>
          <table:table-cell office:value-type="float" office:value="-10.22">
            <text:p>-10.22</text:p>
          </table:table-cell>
          <table:table-cell office:value-type="float" office:value="-16.1778804022">
            <text:p>-16.1778804022</text:p>
          </table:table-cell>
          <table:table-cell office:value-type="float" office:value="-15.4552005095">
            <text:p>-15.4552005095</text:p>
          </table:table-cell>
          <table:table-cell office:value-type="float" office:value="-102.4737535924">
            <text:p>-102.473753592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8">
            <text:p>-0.2618</text:p>
          </table:table-cell>
          <table:table-cell office:value-type="float" office:value="-0.2617">
            <text:p>-0.2617</text:p>
          </table:table-cell>
          <table:table-cell office:value-type="float" office:value="0.901">
            <text:p>0.901</text:p>
          </table:table-cell>
          <table:table-cell office:value-type="float" office:value="-0.2156">
            <text:p>-0.2156</text:p>
          </table:table-cell>
          <table:table-cell office:value-type="float" office:value="0.7191">
            <text:p>0.7191</text:p>
          </table:table-cell>
          <table:table-cell office:value-type="float" office:value="0.3348">
            <text:p>0.3348</text:p>
          </table:table-cell>
          <table:table-cell office:value-type="float" office:value="-3.9813">
            <text:p>-3.9813</text:p>
          </table:table-cell>
          <table:table-cell office:value-type="float" office:value="0.9887">
            <text:p>0.9887</text:p>
          </table:table-cell>
          <table:table-cell office:value-type="float" office:value="-9.0475">
            <text:p>-9.0475</text:p>
          </table:table-cell>
          <table:table-cell office:value-type="float" office:value="-16.1961634373">
            <text:p>-16.1961634373</text:p>
          </table:table-cell>
          <table:table-cell office:value-type="float" office:value="-15.5233650653">
            <text:p>-15.5233650653</text:p>
          </table:table-cell>
          <table:table-cell office:value-type="float" office:value="-102.5950716751">
            <text:p>-102.595071675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">
            <text:p>-0.261</text:p>
          </table:table-cell>
          <table:table-cell office:value-type="float" office:value="-0.2605">
            <text:p>-0.2605</text:p>
          </table:table-cell>
          <table:table-cell office:value-type="float" office:value="0.8988">
            <text:p>0.8988</text:p>
          </table:table-cell>
          <table:table-cell office:value-type="float" office:value="-0.2156">
            <text:p>-0.2156</text:p>
          </table:table-cell>
          <table:table-cell office:value-type="float" office:value="0.7191">
            <text:p>0.7191</text:p>
          </table:table-cell>
          <table:table-cell office:value-type="float" office:value="0.3348">
            <text:p>0.3348</text:p>
          </table:table-cell>
          <table:table-cell office:value-type="float" office:value="-3.4738">
            <text:p>-3.4738</text:p>
          </table:table-cell>
          <table:table-cell office:value-type="float" office:value="0.9013">
            <text:p>0.9013</text:p>
          </table:table-cell>
          <table:table-cell office:value-type="float" office:value="-9.1437">
            <text:p>-9.1437</text:p>
          </table:table-cell>
          <table:table-cell office:value-type="float" office:value="-16.1632970539">
            <text:p>-16.1632970539</text:p>
          </table:table-cell>
          <table:table-cell office:value-type="float" office:value="-15.5552144724">
            <text:p>-15.5552144724</text:p>
          </table:table-cell>
          <table:table-cell office:value-type="float" office:value="-102.589252643">
            <text:p>-102.58925264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6">
            <text:p>-0.2586</text:p>
          </table:table-cell>
          <table:table-cell office:value-type="float" office:value="-0.2629">
            <text:p>-0.2629</text:p>
          </table:table-cell>
          <table:table-cell office:value-type="float" office:value="0.9012">
            <text:p>0.9012</text:p>
          </table:table-cell>
          <table:table-cell office:value-type="float" office:value="-0.2146">
            <text:p>-0.2146</text:p>
          </table:table-cell>
          <table:table-cell office:value-type="float" office:value="0.7205">
            <text:p>0.7205</text:p>
          </table:table-cell>
          <table:table-cell office:value-type="float" office:value="0.3276">
            <text:p>0.3276</text:p>
          </table:table-cell>
          <table:table-cell office:value-type="float" office:value="-3.9813">
            <text:p>-3.9813</text:p>
          </table:table-cell>
          <table:table-cell office:value-type="float" office:value="0.9275">
            <text:p>0.9275</text:p>
          </table:table-cell>
          <table:table-cell office:value-type="float" office:value="-9.3887">
            <text:p>-9.3887</text:p>
          </table:table-cell>
          <table:table-cell office:value-type="float" office:value="-16.262902769">
            <text:p>-16.262902769</text:p>
          </table:table-cell>
          <table:table-cell office:value-type="float" office:value="-15.4755970409">
            <text:p>-15.4755970409</text:p>
          </table:table-cell>
          <table:table-cell office:value-type="float" office:value="-102.728328917">
            <text:p>-102.72832891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8">
            <text:p>-0.2588</text:p>
          </table:table-cell>
          <table:table-cell office:value-type="float" office:value="-0.2623">
            <text:p>-0.2623</text:p>
          </table:table-cell>
          <table:table-cell office:value-type="float" office:value="0.9038">
            <text:p>0.9038</text:p>
          </table:table-cell>
          <table:table-cell office:value-type="float" office:value="-0.2127">
            <text:p>-0.2127</text:p>
          </table:table-cell>
          <table:table-cell office:value-type="float" office:value="0.7187">
            <text:p>0.7187</text:p>
          </table:table-cell>
          <table:table-cell office:value-type="float" office:value="0.3346">
            <text:p>0.3346</text:p>
          </table:table-cell>
          <table:table-cell office:value-type="float" office:value="-4.1388">
            <text:p>-4.1388</text:p>
          </table:table-cell>
          <table:table-cell office:value-type="float" office:value="1.0237">
            <text:p>1.0237</text:p>
          </table:table-cell>
          <table:table-cell office:value-type="float" office:value="-9.8175">
            <text:p>-9.8175</text:p>
          </table:table-cell>
          <table:table-cell office:value-type="float" office:value="-16.1839203347">
            <text:p>-16.1839203347</text:p>
          </table:table-cell>
          <table:table-cell office:value-type="float" office:value="-15.4265610321">
            <text:p>-15.4265610321</text:p>
          </table:table-cell>
          <table:table-cell office:value-type="float" office:value="-102.4516592241">
            <text:p>-102.451659224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4">
            <text:p>-0.2604</text:p>
          </table:table-cell>
          <table:table-cell office:value-type="float" office:value="-0.2612">
            <text:p>-0.2612</text:p>
          </table:table-cell>
          <table:table-cell office:value-type="float" office:value="0.8932">
            <text:p>0.8932</text:p>
          </table:table-cell>
          <table:table-cell office:value-type="float" office:value="-0.2127">
            <text:p>-0.2127</text:p>
          </table:table-cell>
          <table:table-cell office:value-type="float" office:value="0.7187">
            <text:p>0.7187</text:p>
          </table:table-cell>
          <table:table-cell office:value-type="float" office:value="0.3346">
            <text:p>0.3346</text:p>
          </table:table-cell>
          <table:table-cell office:value-type="float" office:value="-3.8238">
            <text:p>-3.8238</text:p>
          </table:table-cell>
          <table:table-cell office:value-type="float" office:value="1.1287">
            <text:p>1.1287</text:p>
          </table:table-cell>
          <table:table-cell office:value-type="float" office:value="-9.7737">
            <text:p>-9.7737</text:p>
          </table:table-cell>
          <table:table-cell office:value-type="float" office:value="-16.3003229059">
            <text:p>-16.3003229059</text:p>
          </table:table-cell>
          <table:table-cell office:value-type="float" office:value="-15.5223298498">
            <text:p>-15.5223298498</text:p>
          </table:table-cell>
          <table:table-cell office:value-type="float" office:value="-102.4235594468">
            <text:p>-102.423559446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6">
            <text:p>-0.2586</text:p>
          </table:table-cell>
          <table:table-cell office:value-type="float" office:value="-0.2608">
            <text:p>-0.2608</text:p>
          </table:table-cell>
          <table:table-cell office:value-type="float" office:value="0.8987">
            <text:p>0.8987</text:p>
          </table:table-cell>
          <table:table-cell office:value-type="float" office:value="-0.2134">
            <text:p>-0.2134</text:p>
          </table:table-cell>
          <table:table-cell office:value-type="float" office:value="0.717">
            <text:p>0.717</text:p>
          </table:table-cell>
          <table:table-cell office:value-type="float" office:value="0.3359">
            <text:p>0.3359</text:p>
          </table:table-cell>
          <table:table-cell office:value-type="float" office:value="-3.15">
            <text:p>-3.15</text:p>
          </table:table-cell>
          <table:table-cell office:value-type="float" office:value="0.4987">
            <text:p>0.4987</text:p>
          </table:table-cell>
          <table:table-cell office:value-type="float" office:value="-9.625">
            <text:p>-9.625</text:p>
          </table:table-cell>
          <table:table-cell office:value-type="float" office:value="-16.1828400964">
            <text:p>-16.1828400964</text:p>
          </table:table-cell>
          <table:table-cell office:value-type="float" office:value="-15.4777590591">
            <text:p>-15.4777590591</text:p>
          </table:table-cell>
          <table:table-cell office:value-type="float" office:value="-102.470589578">
            <text:p>-102.47058957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7">
            <text:p>-0.2577</text:p>
          </table:table-cell>
          <table:table-cell office:value-type="float" office:value="-0.2633">
            <text:p>-0.2633</text:p>
          </table:table-cell>
          <table:table-cell office:value-type="float" office:value="0.9023">
            <text:p>0.9023</text:p>
          </table:table-cell>
          <table:table-cell office:value-type="float" office:value="-0.2134">
            <text:p>-0.2134</text:p>
          </table:table-cell>
          <table:table-cell office:value-type="float" office:value="0.717">
            <text:p>0.717</text:p>
          </table:table-cell>
          <table:table-cell office:value-type="float" office:value="0.3359">
            <text:p>0.3359</text:p>
          </table:table-cell>
          <table:table-cell office:value-type="float" office:value="-2.8087">
            <text:p>-2.8087</text:p>
          </table:table-cell>
          <table:table-cell office:value-type="float" office:value="0.7437">
            <text:p>0.7437</text:p>
          </table:table-cell>
          <table:table-cell office:value-type="float" office:value="-9.345">
            <text:p>-9.345</text:p>
          </table:table-cell>
          <table:table-cell office:value-type="float" office:value="-16.2675670095">
            <text:p>-16.2675670095</text:p>
          </table:table-cell>
          <table:table-cell office:value-type="float" office:value="-15.3966440622">
            <text:p>-15.3966440622</text:p>
          </table:table-cell>
          <table:table-cell office:value-type="float" office:value="-102.5140037051">
            <text:p>-102.514003705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7">
            <text:p>-0.2597</text:p>
          </table:table-cell>
          <table:table-cell office:value-type="float" office:value="-0.2596">
            <text:p>-0.2596</text:p>
          </table:table-cell>
          <table:table-cell office:value-type="float" office:value="0.8982">
            <text:p>0.8982</text:p>
          </table:table-cell>
          <table:table-cell office:value-type="float" office:value="-0.2138">
            <text:p>-0.2138</text:p>
          </table:table-cell>
          <table:table-cell office:value-type="float" office:value="0.7166">
            <text:p>0.7166</text:p>
          </table:table-cell>
          <table:table-cell office:value-type="float" office:value="0.3355">
            <text:p>0.3355</text:p>
          </table:table-cell>
          <table:table-cell office:value-type="float" office:value="-3.22">
            <text:p>-3.22</text:p>
          </table:table-cell>
          <table:table-cell office:value-type="float" office:value="1.015">
            <text:p>1.015</text:p>
          </table:table-cell>
          <table:table-cell office:value-type="float" office:value="-9.3187">
            <text:p>-9.3187</text:p>
          </table:table-cell>
          <table:table-cell office:value-type="float" office:value="-16.1208235986">
            <text:p>-16.1208235986</text:p>
          </table:table-cell>
          <table:table-cell office:value-type="float" office:value="-15.4594895674">
            <text:p>-15.4594895674</text:p>
          </table:table-cell>
          <table:table-cell office:value-type="float" office:value="-102.4804596008">
            <text:p>-102.480459600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">
            <text:p>-0.261</text:p>
          </table:table-cell>
          <table:table-cell office:value-type="float" office:value="-0.2608">
            <text:p>-0.2608</text:p>
          </table:table-cell>
          <table:table-cell office:value-type="float" office:value="0.9011">
            <text:p>0.9011</text:p>
          </table:table-cell>
          <table:table-cell office:value-type="float" office:value="-0.2122">
            <text:p>-0.2122</text:p>
          </table:table-cell>
          <table:table-cell office:value-type="float" office:value="0.7185">
            <text:p>0.7185</text:p>
          </table:table-cell>
          <table:table-cell office:value-type="float" office:value="0.3345">
            <text:p>0.3345</text:p>
          </table:table-cell>
          <table:table-cell office:value-type="float" office:value="-3.5">
            <text:p>-3.5</text:p>
          </table:table-cell>
          <table:table-cell office:value-type="float" office:value="0.8225">
            <text:p>0.8225</text:p>
          </table:table-cell>
          <table:table-cell office:value-type="float" office:value="-9.3712">
            <text:p>-9.3712</text:p>
          </table:table-cell>
          <table:table-cell office:value-type="float" office:value="-16.1416657238">
            <text:p>-16.1416657238</text:p>
          </table:table-cell>
          <table:table-cell office:value-type="float" office:value="-15.5073206912">
            <text:p>-15.5073206912</text:p>
          </table:table-cell>
          <table:table-cell office:value-type="float" office:value="-102.3763747029">
            <text:p>-102.376374702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8">
            <text:p>-0.2608</text:p>
          </table:table-cell>
          <table:table-cell office:value-type="float" office:value="-0.2607">
            <text:p>-0.2607</text:p>
          </table:table-cell>
          <table:table-cell office:value-type="float" office:value="0.9048">
            <text:p>0.9048</text:p>
          </table:table-cell>
          <table:table-cell office:value-type="float" office:value="-0.2122">
            <text:p>-0.2122</text:p>
          </table:table-cell>
          <table:table-cell office:value-type="float" office:value="0.7185">
            <text:p>0.7185</text:p>
          </table:table-cell>
          <table:table-cell office:value-type="float" office:value="0.3345">
            <text:p>0.3345</text:p>
          </table:table-cell>
          <table:table-cell office:value-type="float" office:value="-3.3338">
            <text:p>-3.3338</text:p>
          </table:table-cell>
          <table:table-cell office:value-type="float" office:value="1.5137">
            <text:p>1.5137</text:p>
          </table:table-cell>
          <table:table-cell office:value-type="float" office:value="-9.45">
            <text:p>-9.45</text:p>
          </table:table-cell>
          <table:table-cell office:value-type="float" office:value="-16.0734352228">
            <text:p>-16.0734352228</text:p>
          </table:table-cell>
          <table:table-cell office:value-type="float" office:value="-15.4988262492">
            <text:p>-15.4988262492</text:p>
          </table:table-cell>
          <table:table-cell office:value-type="float" office:value="-102.37521516">
            <text:p>-102.3752151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3">
            <text:p>-0.2603</text:p>
          </table:table-cell>
          <table:table-cell office:value-type="float" office:value="-0.2601">
            <text:p>-0.2601</text:p>
          </table:table-cell>
          <table:table-cell office:value-type="float" office:value="0.9005">
            <text:p>0.9005</text:p>
          </table:table-cell>
          <table:table-cell office:value-type="float" office:value="-0.2117">
            <text:p>-0.2117</text:p>
          </table:table-cell>
          <table:table-cell office:value-type="float" office:value="0.7202">
            <text:p>0.7202</text:p>
          </table:table-cell>
          <table:table-cell office:value-type="float" office:value="0.3315">
            <text:p>0.3315</text:p>
          </table:table-cell>
          <table:table-cell office:value-type="float" office:value="-3.1412">
            <text:p>-3.1412</text:p>
          </table:table-cell>
          <table:table-cell office:value-type="float" office:value="1.085">
            <text:p>1.085</text:p>
          </table:table-cell>
          <table:table-cell office:value-type="float" office:value="-9.8262">
            <text:p>-9.8262</text:p>
          </table:table-cell>
          <table:table-cell office:value-type="float" office:value="-16.1107216696">
            <text:p>-16.1107216696</text:p>
          </table:table-cell>
          <table:table-cell office:value-type="float" office:value="-15.5091531583">
            <text:p>-15.5091531583</text:p>
          </table:table-cell>
          <table:table-cell office:value-type="float" office:value="-102.3919431738">
            <text:p>-102.39194317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6">
            <text:p>-0.2586</text:p>
          </table:table-cell>
          <table:table-cell office:value-type="float" office:value="-0.2632">
            <text:p>-0.2632</text:p>
          </table:table-cell>
          <table:table-cell office:value-type="float" office:value="0.8985">
            <text:p>0.8985</text:p>
          </table:table-cell>
          <table:table-cell office:value-type="float" office:value="-0.2117">
            <text:p>-0.2117</text:p>
          </table:table-cell>
          <table:table-cell office:value-type="float" office:value="0.7202">
            <text:p>0.7202</text:p>
          </table:table-cell>
          <table:table-cell office:value-type="float" office:value="0.3315">
            <text:p>0.3315</text:p>
          </table:table-cell>
          <table:table-cell office:value-type="float" office:value="-3.2813">
            <text:p>-3.2813</text:p>
          </table:table-cell>
          <table:table-cell office:value-type="float" office:value="0.7175">
            <text:p>0.7175</text:p>
          </table:table-cell>
          <table:table-cell office:value-type="float" office:value="-9.5288">
            <text:p>-9.5288</text:p>
          </table:table-cell>
          <table:table-cell office:value-type="float" office:value="-16.326530644">
            <text:p>-16.326530644</text:p>
          </table:table-cell>
          <table:table-cell office:value-type="float" office:value="-15.4706008761">
            <text:p>-15.4706008761</text:p>
          </table:table-cell>
          <table:table-cell office:value-type="float" office:value="-102.456627412">
            <text:p>-102.45662741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7">
            <text:p>-0.2597</text:p>
          </table:table-cell>
          <table:table-cell office:value-type="float" office:value="-0.2614">
            <text:p>-0.2614</text:p>
          </table:table-cell>
          <table:table-cell office:value-type="float" office:value="0.9019">
            <text:p>0.9019</text:p>
          </table:table-cell>
          <table:table-cell office:value-type="float" office:value="-0.215">
            <text:p>-0.215</text:p>
          </table:table-cell>
          <table:table-cell office:value-type="float" office:value="0.719">
            <text:p>0.719</text:p>
          </table:table-cell>
          <table:table-cell office:value-type="float" office:value="0.331">
            <text:p>0.331</text:p>
          </table:table-cell>
          <table:table-cell office:value-type="float" office:value="-3.0188">
            <text:p>-3.0188</text:p>
          </table:table-cell>
          <table:table-cell office:value-type="float" office:value="0.5775">
            <text:p>0.5775</text:p>
          </table:table-cell>
          <table:table-cell office:value-type="float" office:value="-9.3975">
            <text:p>-9.3975</text:p>
          </table:table-cell>
          <table:table-cell office:value-type="float" office:value="-16.1636877579">
            <text:p>-16.1636877579</text:p>
          </table:table-cell>
          <table:table-cell office:value-type="float" office:value="-15.4641565634">
            <text:p>-15.4641565634</text:p>
          </table:table-cell>
          <table:table-cell office:value-type="float" office:value="-102.6604971708">
            <text:p>-102.660497170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59">
            <text:p>-0.2559</text:p>
          </table:table-cell>
          <table:table-cell office:value-type="float" office:value="-0.2623">
            <text:p>-0.2623</text:p>
          </table:table-cell>
          <table:table-cell office:value-type="float" office:value="0.8995">
            <text:p>0.8995</text:p>
          </table:table-cell>
          <table:table-cell office:value-type="float" office:value="-0.215">
            <text:p>-0.215</text:p>
          </table:table-cell>
          <table:table-cell office:value-type="float" office:value="0.7194">
            <text:p>0.7194</text:p>
          </table:table-cell>
          <table:table-cell office:value-type="float" office:value="0.3322">
            <text:p>0.3322</text:p>
          </table:table-cell>
          <table:table-cell office:value-type="float" office:value="-3.5175">
            <text:p>-3.5175</text:p>
          </table:table-cell>
          <table:table-cell office:value-type="float" office:value="0.5513">
            <text:p>0.5513</text:p>
          </table:table-cell>
          <table:table-cell office:value-type="float" office:value="-9.1">
            <text:p>-9.1</text:p>
          </table:table-cell>
          <table:table-cell office:value-type="float" office:value="-16.2568086581">
            <text:p>-16.2568086581</text:p>
          </table:table-cell>
          <table:table-cell office:value-type="float" office:value="-15.3528227973">
            <text:p>-15.3528227973</text:p>
          </table:table-cell>
          <table:table-cell office:value-type="float" office:value="-102.6888933957">
            <text:p>-102.688893395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1">
            <text:p>-0.2591</text:p>
          </table:table-cell>
          <table:table-cell office:value-type="float" office:value="-0.2635">
            <text:p>-0.2635</text:p>
          </table:table-cell>
          <table:table-cell office:value-type="float" office:value="0.9002">
            <text:p>0.9002</text:p>
          </table:table-cell>
          <table:table-cell office:value-type="float" office:value="-0.2133">
            <text:p>-0.2133</text:p>
          </table:table-cell>
          <table:table-cell office:value-type="float" office:value="0.7194">
            <text:p>0.7194</text:p>
          </table:table-cell>
          <table:table-cell office:value-type="float" office:value="0.3322">
            <text:p>0.3322</text:p>
          </table:table-cell>
          <table:table-cell office:value-type="float" office:value="-3.0538">
            <text:p>-3.0538</text:p>
          </table:table-cell>
          <table:table-cell office:value-type="float" office:value="1.3212">
            <text:p>1.3212</text:p>
          </table:table-cell>
          <table:table-cell office:value-type="float" office:value="-9.7912">
            <text:p>-9.7912</text:p>
          </table:table-cell>
          <table:table-cell office:value-type="float" office:value="-16.3152896533">
            <text:p>-16.3152896533</text:p>
          </table:table-cell>
          <table:table-cell office:value-type="float" office:value="-15.3887983515">
            <text:p>-15.3887983515</text:p>
          </table:table-cell>
          <table:table-cell office:value-type="float" office:value="-102.5535540875">
            <text:p>-102.553554087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9">
            <text:p>-0.2599</text:p>
          </table:table-cell>
          <table:table-cell office:value-type="float" office:value="-0.2624">
            <text:p>-0.2624</text:p>
          </table:table-cell>
          <table:table-cell office:value-type="float" office:value="0.9007">
            <text:p>0.9007</text:p>
          </table:table-cell>
          <table:table-cell office:value-type="float" office:value="-0.2138">
            <text:p>-0.2138</text:p>
          </table:table-cell>
          <table:table-cell office:value-type="float" office:value="0.7184">
            <text:p>0.7184</text:p>
          </table:table-cell>
          <table:table-cell office:value-type="float" office:value="0.3348">
            <text:p>0.3348</text:p>
          </table:table-cell>
          <table:table-cell office:value-type="float" office:value="-3.9113">
            <text:p>-3.9113</text:p>
          </table:table-cell>
          <table:table-cell office:value-type="float" office:value="1.2512">
            <text:p>1.2512</text:p>
          </table:table-cell>
          <table:table-cell office:value-type="float" office:value="-9.4762">
            <text:p>-9.4762</text:p>
          </table:table-cell>
          <table:table-cell office:value-type="float" office:value="-16.2425403121">
            <text:p>-16.2425403121</text:p>
          </table:table-cell>
          <table:table-cell office:value-type="float" office:value="-15.429777713">
            <text:p>-15.429777713</text:p>
          </table:table-cell>
          <table:table-cell office:value-type="float" office:value="-102.5139331959">
            <text:p>-102.513933195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2">
            <text:p>-0.2592</text:p>
          </table:table-cell>
          <table:table-cell office:value-type="float" office:value="-0.2607">
            <text:p>-0.2607</text:p>
          </table:table-cell>
          <table:table-cell office:value-type="float" office:value="0.8969">
            <text:p>0.8969</text:p>
          </table:table-cell>
          <table:table-cell office:value-type="float" office:value="-0.2138">
            <text:p>-0.2138</text:p>
          </table:table-cell>
          <table:table-cell office:value-type="float" office:value="0.7184">
            <text:p>0.7184</text:p>
          </table:table-cell>
          <table:table-cell office:value-type="float" office:value="0.3348">
            <text:p>0.3348</text:p>
          </table:table-cell>
          <table:table-cell office:value-type="float" office:value="-3.1763">
            <text:p>-3.1763</text:p>
          </table:table-cell>
          <table:table-cell office:value-type="float" office:value="0.8487">
            <text:p>0.8487</text:p>
          </table:table-cell>
          <table:table-cell office:value-type="float" office:value="-9.7125">
            <text:p>-9.7125</text:p>
          </table:table-cell>
          <table:table-cell office:value-type="float" office:value="-16.2075307953">
            <text:p>-16.2075307953</text:p>
          </table:table-cell>
          <table:table-cell office:value-type="float" office:value="-15.472600306">
            <text:p>-15.472600306</text:p>
          </table:table-cell>
          <table:table-cell office:value-type="float" office:value="-102.5008324835">
            <text:p>-102.500832483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1">
            <text:p>-0.2591</text:p>
          </table:table-cell>
          <table:table-cell office:value-type="float" office:value="-0.2599">
            <text:p>-0.2599</text:p>
          </table:table-cell>
          <table:table-cell office:value-type="float" office:value="0.8988">
            <text:p>0.8988</text:p>
          </table:table-cell>
          <table:table-cell office:value-type="float" office:value="-0.2168">
            <text:p>-0.2168</text:p>
          </table:table-cell>
          <table:table-cell office:value-type="float" office:value="0.7166">
            <text:p>0.7166</text:p>
          </table:table-cell>
          <table:table-cell office:value-type="float" office:value="0.3361">
            <text:p>0.3361</text:p>
          </table:table-cell>
          <table:table-cell office:value-type="float" office:value="-3.6312">
            <text:p>-3.6312</text:p>
          </table:table-cell>
          <table:table-cell office:value-type="float" office:value="0.5075">
            <text:p>0.5075</text:p>
          </table:table-cell>
          <table:table-cell office:value-type="float" office:value="-9.8437">
            <text:p>-9.8437</text:p>
          </table:table-cell>
          <table:table-cell office:value-type="float" office:value="-16.128114665">
            <text:p>-16.128114665</text:p>
          </table:table-cell>
          <table:table-cell office:value-type="float" office:value="-15.4763681541">
            <text:p>-15.4763681541</text:p>
          </table:table-cell>
          <table:table-cell office:value-type="float" office:value="-102.6799736682">
            <text:p>-102.679973668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8">
            <text:p>-0.2588</text:p>
          </table:table-cell>
          <table:table-cell office:value-type="float" office:value="-0.2607">
            <text:p>-0.2607</text:p>
          </table:table-cell>
          <table:table-cell office:value-type="float" office:value="0.9035">
            <text:p>0.9035</text:p>
          </table:table-cell>
          <table:table-cell office:value-type="float" office:value="-0.2168">
            <text:p>-0.2168</text:p>
          </table:table-cell>
          <table:table-cell office:value-type="float" office:value="0.7166">
            <text:p>0.7166</text:p>
          </table:table-cell>
          <table:table-cell office:value-type="float" office:value="0.3361">
            <text:p>0.3361</text:p>
          </table:table-cell>
          <table:table-cell office:value-type="float" office:value="-3.57">
            <text:p>-3.57</text:p>
          </table:table-cell>
          <table:table-cell office:value-type="float" office:value="0.8925">
            <text:p>0.8925</text:p>
          </table:table-cell>
          <table:table-cell office:value-type="float" office:value="-9.3537">
            <text:p>-9.3537</text:p>
          </table:table-cell>
          <table:table-cell office:value-type="float" office:value="-16.0952832893">
            <text:p>-16.0952832893</text:p>
          </table:table-cell>
          <table:table-cell office:value-type="float" office:value="-15.429784086">
            <text:p>-15.429784086</text:p>
          </table:table-cell>
          <table:table-cell office:value-type="float" office:value="-102.6926587487">
            <text:p>-102.692658748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2">
            <text:p>-0.2582</text:p>
          </table:table-cell>
          <table:table-cell office:value-type="float" office:value="-0.2632">
            <text:p>-0.2632</text:p>
          </table:table-cell>
          <table:table-cell office:value-type="float" office:value="0.8946">
            <text:p>0.8946</text:p>
          </table:table-cell>
          <table:table-cell office:value-type="float" office:value="-0.2136">
            <text:p>-0.2136</text:p>
          </table:table-cell>
          <table:table-cell office:value-type="float" office:value="0.7176">
            <text:p>0.7176</text:p>
          </table:table-cell>
          <table:table-cell office:value-type="float" office:value="0.3334">
            <text:p>0.3334</text:p>
          </table:table-cell>
          <table:table-cell office:value-type="float" office:value="-3.7188">
            <text:p>-3.7188</text:p>
          </table:table-cell>
          <table:table-cell office:value-type="float" office:value="0.7875">
            <text:p>0.7875</text:p>
          </table:table-cell>
          <table:table-cell office:value-type="float" office:value="-9.1525">
            <text:p>-9.1525</text:p>
          </table:table-cell>
          <table:table-cell office:value-type="float" office:value="-16.3937014249">
            <text:p>-16.3937014249</text:p>
          </table:table-cell>
          <table:table-cell office:value-type="float" office:value="-15.4554477962">
            <text:p>-15.4554477962</text:p>
          </table:table-cell>
          <table:table-cell office:value-type="float" office:value="-102.5748508379">
            <text:p>-102.574850837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8">
            <text:p>-0.2578</text:p>
          </table:table-cell>
          <table:table-cell office:value-type="float" office:value="-0.2647">
            <text:p>-0.2647</text:p>
          </table:table-cell>
          <table:table-cell office:value-type="float" office:value="0.9008">
            <text:p>0.9008</text:p>
          </table:table-cell>
          <table:table-cell office:value-type="float" office:value="-0.2131">
            <text:p>-0.2131</text:p>
          </table:table-cell>
          <table:table-cell office:value-type="float" office:value="0.7196">
            <text:p>0.7196</text:p>
          </table:table-cell>
          <table:table-cell office:value-type="float" office:value="0.3333">
            <text:p>0.3333</text:p>
          </table:table-cell>
          <table:table-cell office:value-type="float" office:value="-3.1588">
            <text:p>-3.1588</text:p>
          </table:table-cell>
          <table:table-cell office:value-type="float" office:value="1.0587">
            <text:p>1.0587</text:p>
          </table:table-cell>
          <table:table-cell office:value-type="float" office:value="-9.3712">
            <text:p>-9.3712</text:p>
          </table:table-cell>
          <table:table-cell office:value-type="float" office:value="-16.3754628387">
            <text:p>-16.3754628387</text:p>
          </table:table-cell>
          <table:table-cell office:value-type="float" office:value="-15.4062766653">
            <text:p>-15.4062766653</text:p>
          </table:table-cell>
          <table:table-cell office:value-type="float" office:value="-102.5451680646">
            <text:p>-102.545168064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4">
            <text:p>-0.2564</text:p>
          </table:table-cell>
          <table:table-cell office:value-type="float" office:value="-0.262">
            <text:p>-0.262</text:p>
          </table:table-cell>
          <table:table-cell office:value-type="float" office:value="0.8974">
            <text:p>0.8974</text:p>
          </table:table-cell>
          <table:table-cell office:value-type="float" office:value="-0.2131">
            <text:p>-0.2131</text:p>
          </table:table-cell>
          <table:table-cell office:value-type="float" office:value="0.7196">
            <text:p>0.7196</text:p>
          </table:table-cell>
          <table:table-cell office:value-type="float" office:value="0.3333">
            <text:p>0.3333</text:p>
          </table:table-cell>
          <table:table-cell office:value-type="float" office:value="-3.1937">
            <text:p>-3.1937</text:p>
          </table:table-cell>
          <table:table-cell office:value-type="float" office:value="1.3475">
            <text:p>1.3475</text:p>
          </table:table-cell>
          <table:table-cell office:value-type="float" office:value="-9.8525">
            <text:p>-9.8525</text:p>
          </table:table-cell>
          <table:table-cell office:value-type="float" office:value="-16.2756357121">
            <text:p>-16.2756357121</text:p>
          </table:table-cell>
          <table:table-cell office:value-type="float" office:value="-15.3790037394">
            <text:p>-15.3790037394</text:p>
          </table:table-cell>
          <table:table-cell office:value-type="float" office:value="-102.5265894175">
            <text:p>-102.526589417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4">
            <text:p>-0.2574</text:p>
          </table:table-cell>
          <table:table-cell office:value-type="float" office:value="-0.2633">
            <text:p>-0.2633</text:p>
          </table:table-cell>
          <table:table-cell office:value-type="float" office:value="0.8998">
            <text:p>0.8998</text:p>
          </table:table-cell>
          <table:table-cell office:value-type="float" office:value="-0.2137">
            <text:p>-0.2137</text:p>
          </table:table-cell>
          <table:table-cell office:value-type="float" office:value="0.7183">
            <text:p>0.7183</text:p>
          </table:table-cell>
          <table:table-cell office:value-type="float" office:value="0.3358">
            <text:p>0.3358</text:p>
          </table:table-cell>
          <table:table-cell office:value-type="float" office:value="-3.7538">
            <text:p>-3.7538</text:p>
          </table:table-cell>
          <table:table-cell office:value-type="float" office:value="1.1375">
            <text:p>1.1375</text:p>
          </table:table-cell>
          <table:table-cell office:value-type="float" office:value="-9.8787">
            <text:p>-9.8787</text:p>
          </table:table-cell>
          <table:table-cell office:value-type="float" office:value="-16.3104811915">
            <text:p>-16.3104811915</text:p>
          </table:table-cell>
          <table:table-cell office:value-type="float" office:value="-15.3666573059">
            <text:p>-15.3666573059</text:p>
          </table:table-cell>
          <table:table-cell office:value-type="float" office:value="-102.5289281789">
            <text:p>-102.528928178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3">
            <text:p>-0.2603</text:p>
          </table:table-cell>
          <table:table-cell office:value-type="float" office:value="-0.263">
            <text:p>-0.263</text:p>
          </table:table-cell>
          <table:table-cell office:value-type="float" office:value="0.8987">
            <text:p>0.8987</text:p>
          </table:table-cell>
          <table:table-cell office:value-type="float" office:value="-0.2137">
            <text:p>-0.2137</text:p>
          </table:table-cell>
          <table:table-cell office:value-type="float" office:value="0.7183">
            <text:p>0.7183</text:p>
          </table:table-cell>
          <table:table-cell office:value-type="float" office:value="0.3358">
            <text:p>0.3358</text:p>
          </table:table-cell>
          <table:table-cell office:value-type="float" office:value="-3.2462">
            <text:p>-3.2462</text:p>
          </table:table-cell>
          <table:table-cell office:value-type="float" office:value="1.1462">
            <text:p>1.1462</text:p>
          </table:table-cell>
          <table:table-cell office:value-type="float" office:value="-10.1062">
            <text:p>-10.1062</text:p>
          </table:table-cell>
          <table:table-cell office:value-type="float" office:value="-16.3118440468">
            <text:p>-16.3118440468</text:p>
          </table:table-cell>
          <table:table-cell office:value-type="float" office:value="-15.4440643836">
            <text:p>-15.4440643836</text:p>
          </table:table-cell>
          <table:table-cell office:value-type="float" office:value="-102.490801838">
            <text:p>-102.4908018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6">
            <text:p>-0.2616</text:p>
          </table:table-cell>
          <table:table-cell office:value-type="float" office:value="-0.2607">
            <text:p>-0.2607</text:p>
          </table:table-cell>
          <table:table-cell office:value-type="float" office:value="0.8962">
            <text:p>0.8962</text:p>
          </table:table-cell>
          <table:table-cell office:value-type="float" office:value="-0.2154">
            <text:p>-0.2154</text:p>
          </table:table-cell>
          <table:table-cell office:value-type="float" office:value="0.717">
            <text:p>0.717</text:p>
          </table:table-cell>
          <table:table-cell office:value-type="float" office:value="0.3358">
            <text:p>0.3358</text:p>
          </table:table-cell>
          <table:table-cell office:value-type="float" office:value="-3.0013">
            <text:p>-3.0013</text:p>
          </table:table-cell>
          <table:table-cell office:value-type="float" office:value="1.6362">
            <text:p>1.6362</text:p>
          </table:table-cell>
          <table:table-cell office:value-type="float" office:value="-9.9925">
            <text:p>-9.9925</text:p>
          </table:table-cell>
          <table:table-cell office:value-type="float" office:value="-16.2196573021">
            <text:p>-16.2196573021</text:p>
          </table:table-cell>
          <table:table-cell office:value-type="float" office:value="-15.500663523">
            <text:p>-15.500663523</text:p>
          </table:table-cell>
          <table:table-cell office:value-type="float" office:value="-102.5707707411">
            <text:p>-102.570770741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7">
            <text:p>-0.2577</text:p>
          </table:table-cell>
          <table:table-cell office:value-type="float" office:value="-0.2611">
            <text:p>-0.2611</text:p>
          </table:table-cell>
          <table:table-cell office:value-type="float" office:value="0.9063">
            <text:p>0.9063</text:p>
          </table:table-cell>
          <table:table-cell office:value-type="float" office:value="-0.2146">
            <text:p>-0.2146</text:p>
          </table:table-cell>
          <table:table-cell office:value-type="float" office:value="0.7185">
            <text:p>0.7185</text:p>
          </table:table-cell>
          <table:table-cell office:value-type="float" office:value="0.3357">
            <text:p>0.3357</text:p>
          </table:table-cell>
          <table:table-cell office:value-type="float" office:value="-3.7713">
            <text:p>-3.7713</text:p>
          </table:table-cell>
          <table:table-cell office:value-type="float" office:value="1.575">
            <text:p>1.575</text:p>
          </table:table-cell>
          <table:table-cell office:value-type="float" office:value="-9.7388">
            <text:p>-9.7388</text:p>
          </table:table-cell>
          <table:table-cell office:value-type="float" office:value="-16.0717411771">
            <text:p>-16.0717411771</text:p>
          </table:table-cell>
          <table:table-cell office:value-type="float" office:value="-15.4356646166">
            <text:p>-15.4356646166</text:p>
          </table:table-cell>
          <table:table-cell office:value-type="float" office:value="-102.5523032967">
            <text:p>-102.552303296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55">
            <text:p>-0.2555</text:p>
          </table:table-cell>
          <table:table-cell office:value-type="float" office:value="-0.2584">
            <text:p>-0.2584</text:p>
          </table:table-cell>
          <table:table-cell office:value-type="float" office:value="0.8985">
            <text:p>0.8985</text:p>
          </table:table-cell>
          <table:table-cell office:value-type="float" office:value="-0.2146">
            <text:p>-0.2146</text:p>
          </table:table-cell>
          <table:table-cell office:value-type="float" office:value="0.7185">
            <text:p>0.7185</text:p>
          </table:table-cell>
          <table:table-cell office:value-type="float" office:value="0.3357">
            <text:p>0.3357</text:p>
          </table:table-cell>
          <table:table-cell office:value-type="float" office:value="-3.2113">
            <text:p>-3.2113</text:p>
          </table:table-cell>
          <table:table-cell office:value-type="float" office:value="1.1462">
            <text:p>1.1462</text:p>
          </table:table-cell>
          <table:table-cell office:value-type="float" office:value="-10.01">
            <text:p>-10.01</text:p>
          </table:table-cell>
          <table:table-cell office:value-type="float" office:value="-16.0447913344">
            <text:p>-16.0447913344</text:p>
          </table:table-cell>
          <table:table-cell office:value-type="float" office:value="-15.3663245943">
            <text:p>-15.3663245943</text:p>
          </table:table-cell>
          <table:table-cell office:value-type="float" office:value="-102.5458515869">
            <text:p>-102.545851586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7">
            <text:p>-0.2567</text:p>
          </table:table-cell>
          <table:table-cell office:value-type="float" office:value="-0.2586">
            <text:p>-0.2586</text:p>
          </table:table-cell>
          <table:table-cell office:value-type="float" office:value="0.9016">
            <text:p>0.9016</text:p>
          </table:table-cell>
          <table:table-cell office:value-type="float" office:value="-0.213">
            <text:p>-0.213</text:p>
          </table:table-cell>
          <table:table-cell office:value-type="float" office:value="0.7183">
            <text:p>0.7183</text:p>
          </table:table-cell>
          <table:table-cell office:value-type="float" office:value="0.3334">
            <text:p>0.3334</text:p>
          </table:table-cell>
          <table:table-cell office:value-type="float" office:value="-3.0013">
            <text:p>-3.0013</text:p>
          </table:table-cell>
          <table:table-cell office:value-type="float" office:value="1.1375">
            <text:p>1.1375</text:p>
          </table:table-cell>
          <table:table-cell office:value-type="float" office:value="-9.5637">
            <text:p>-9.5637</text:p>
          </table:table-cell>
          <table:table-cell office:value-type="float" office:value="-16.0042256028">
            <text:p>-16.0042256028</text:p>
          </table:table-cell>
          <table:table-cell office:value-type="float" office:value="-15.3384120654">
            <text:p>-15.3384120654</text:p>
          </table:table-cell>
          <table:table-cell office:value-type="float" office:value="-102.4773739766">
            <text:p>-102.477373976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35">
            <text:p>-0.2635</text:p>
          </table:table-cell>
          <table:table-cell office:value-type="float" office:value="-0.262">
            <text:p>-0.262</text:p>
          </table:table-cell>
          <table:table-cell office:value-type="float" office:value="0.9044">
            <text:p>0.9044</text:p>
          </table:table-cell>
          <table:table-cell office:value-type="float" office:value="-0.213">
            <text:p>-0.213</text:p>
          </table:table-cell>
          <table:table-cell office:value-type="float" office:value="0.7183">
            <text:p>0.7183</text:p>
          </table:table-cell>
          <table:table-cell office:value-type="float" office:value="0.3334">
            <text:p>0.3334</text:p>
          </table:table-cell>
          <table:table-cell office:value-type="float" office:value="-2.9575">
            <text:p>-2.9575</text:p>
          </table:table-cell>
          <table:table-cell office:value-type="float" office:value="1.1812">
            <text:p>1.1812</text:p>
          </table:table-cell>
          <table:table-cell office:value-type="float" office:value="-9.7912">
            <text:p>-9.7912</text:p>
          </table:table-cell>
          <table:table-cell office:value-type="float" office:value="-16.155677694">
            <text:p>-16.155677694</text:p>
          </table:table-cell>
          <table:table-cell office:value-type="float" office:value="-15.4713404623">
            <text:p>-15.4713404623</text:p>
          </table:table-cell>
          <table:table-cell office:value-type="float" office:value="-102.4415108185">
            <text:p>-102.441510818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41">
            <text:p>-0.2641</text:p>
          </table:table-cell>
          <table:table-cell office:value-type="float" office:value="-0.2614">
            <text:p>-0.2614</text:p>
          </table:table-cell>
          <table:table-cell office:value-type="float" office:value="0.9013">
            <text:p>0.9013</text:p>
          </table:table-cell>
          <table:table-cell office:value-type="float" office:value="-0.2118">
            <text:p>-0.2118</text:p>
          </table:table-cell>
          <table:table-cell office:value-type="float" office:value="0.7189">
            <text:p>0.7189</text:p>
          </table:table-cell>
          <table:table-cell office:value-type="float" office:value="0.3351">
            <text:p>0.3351</text:p>
          </table:table-cell>
          <table:table-cell office:value-type="float" office:value="-3.3163">
            <text:p>-3.3163</text:p>
          </table:table-cell>
          <table:table-cell office:value-type="float" office:value="1.2862">
            <text:p>1.2862</text:p>
          </table:table-cell>
          <table:table-cell office:value-type="float" office:value="-9.8787">
            <text:p>-9.8787</text:p>
          </table:table-cell>
          <table:table-cell office:value-type="float" office:value="-16.1734664094">
            <text:p>-16.1734664094</text:p>
          </table:table-cell>
          <table:table-cell office:value-type="float" office:value="-15.5738417196">
            <text:p>-15.5738417196</text:p>
          </table:table-cell>
          <table:table-cell office:value-type="float" office:value="-102.3034669511">
            <text:p>-102.303466951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9">
            <text:p>-0.2619</text:p>
          </table:table-cell>
          <table:table-cell office:value-type="float" office:value="-0.2616">
            <text:p>-0.2616</text:p>
          </table:table-cell>
          <table:table-cell office:value-type="float" office:value="0.8994">
            <text:p>0.8994</text:p>
          </table:table-cell>
          <table:table-cell office:value-type="float" office:value="-0.2129">
            <text:p>-0.2129</text:p>
          </table:table-cell>
          <table:table-cell office:value-type="float" office:value="0.7198">
            <text:p>0.7198</text:p>
          </table:table-cell>
          <table:table-cell office:value-type="float" office:value="0.3332">
            <text:p>0.3332</text:p>
          </table:table-cell>
          <table:table-cell office:value-type="float" office:value="-3.7362">
            <text:p>-3.7362</text:p>
          </table:table-cell>
          <table:table-cell office:value-type="float" office:value="1.2775">
            <text:p>1.2775</text:p>
          </table:table-cell>
          <table:table-cell office:value-type="float" office:value="-9.2487">
            <text:p>-9.2487</text:p>
          </table:table-cell>
          <table:table-cell office:value-type="float" office:value="-16.2175283645">
            <text:p>-16.2175283645</text:p>
          </table:table-cell>
          <table:table-cell office:value-type="float" office:value="-15.5937367702">
            <text:p>-15.5937367702</text:p>
          </table:table-cell>
          <table:table-cell office:value-type="float" office:value="-102.4413069942">
            <text:p>-102.441306994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55">
            <text:p>-0.2655</text:p>
          </table:table-cell>
          <table:table-cell office:value-type="float" office:value="-0.2634">
            <text:p>-0.2634</text:p>
          </table:table-cell>
          <table:table-cell office:value-type="float" office:value="0.8971">
            <text:p>0.8971</text:p>
          </table:table-cell>
          <table:table-cell office:value-type="float" office:value="-0.2129">
            <text:p>-0.2129</text:p>
          </table:table-cell>
          <table:table-cell office:value-type="float" office:value="0.7198">
            <text:p>0.7198</text:p>
          </table:table-cell>
          <table:table-cell office:value-type="float" office:value="0.3332">
            <text:p>0.3332</text:p>
          </table:table-cell>
          <table:table-cell office:value-type="float" office:value="-4.2175">
            <text:p>-4.2175</text:p>
          </table:table-cell>
          <table:table-cell office:value-type="float" office:value="1.2163">
            <text:p>1.2163</text:p>
          </table:table-cell>
          <table:table-cell office:value-type="float" office:value="-9.5113">
            <text:p>-9.5113</text:p>
          </table:table-cell>
          <table:table-cell office:value-type="float" office:value="-16.3625742201">
            <text:p>-16.3625742201</text:p>
          </table:table-cell>
          <table:table-cell office:value-type="float" office:value="-15.7073679332">
            <text:p>-15.7073679332</text:p>
          </table:table-cell>
          <table:table-cell office:value-type="float" office:value="-102.4262648064">
            <text:p>-102.426264806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2">
            <text:p>-0.2562</text:p>
          </table:table-cell>
          <table:table-cell office:value-type="float" office:value="-0.2633">
            <text:p>-0.2633</text:p>
          </table:table-cell>
          <table:table-cell office:value-type="float" office:value="0.9021">
            <text:p>0.9021</text:p>
          </table:table-cell>
          <table:table-cell office:value-type="float" office:value="-0.22">
            <text:p>-0.22</text:p>
          </table:table-cell>
          <table:table-cell office:value-type="float" office:value="0.7162">
            <text:p>0.7162</text:p>
          </table:table-cell>
          <table:table-cell office:value-type="float" office:value="0.3357">
            <text:p>0.3357</text:p>
          </table:table-cell>
          <table:table-cell office:value-type="float" office:value="-3.6663">
            <text:p>-3.6663</text:p>
          </table:table-cell>
          <table:table-cell office:value-type="float" office:value="1.1462">
            <text:p>1.1462</text:p>
          </table:table-cell>
          <table:table-cell office:value-type="float" office:value="-9.7388">
            <text:p>-9.7388</text:p>
          </table:table-cell>
          <table:table-cell office:value-type="float" office:value="-16.271391076">
            <text:p>-16.271391076</text:p>
          </table:table-cell>
          <table:table-cell office:value-type="float" office:value="-15.4969461126">
            <text:p>-15.4969461126</text:p>
          </table:table-cell>
          <table:table-cell office:value-type="float" office:value="-102.9877967554">
            <text:p>-102.987796755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15">
            <text:p>-0.2515</text:p>
          </table:table-cell>
          <table:table-cell office:value-type="float" office:value="-0.2628">
            <text:p>-0.2628</text:p>
          </table:table-cell>
          <table:table-cell office:value-type="float" office:value="0.904">
            <text:p>0.904</text:p>
          </table:table-cell>
          <table:table-cell office:value-type="float" office:value="-0.22">
            <text:p>-0.22</text:p>
          </table:table-cell>
          <table:table-cell office:value-type="float" office:value="0.7162">
            <text:p>0.7162</text:p>
          </table:table-cell>
          <table:table-cell office:value-type="float" office:value="0.3357">
            <text:p>0.3357</text:p>
          </table:table-cell>
          <table:table-cell office:value-type="float" office:value="-4.1912">
            <text:p>-4.1912</text:p>
          </table:table-cell>
          <table:table-cell office:value-type="float" office:value="1.0237">
            <text:p>1.0237</text:p>
          </table:table-cell>
          <table:table-cell office:value-type="float" office:value="-9.6687">
            <text:p>-9.6687</text:p>
          </table:table-cell>
          <table:table-cell office:value-type="float" office:value="-16.2097120126">
            <text:p>-16.2097120126</text:p>
          </table:table-cell>
          <table:table-cell office:value-type="float" office:value="-15.2306049583">
            <text:p>-15.2306049583</text:p>
          </table:table-cell>
          <table:table-cell office:value-type="float" office:value="-103.0374330536">
            <text:p>-103.037433053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1">
            <text:p>-0.2571</text:p>
          </table:table-cell>
          <table:table-cell office:value-type="float" office:value="-0.2622">
            <text:p>-0.2622</text:p>
          </table:table-cell>
          <table:table-cell office:value-type="float" office:value="0.8996">
            <text:p>0.8996</text:p>
          </table:table-cell>
          <table:table-cell office:value-type="float" office:value="-0.2146">
            <text:p>-0.2146</text:p>
          </table:table-cell>
          <table:table-cell office:value-type="float" office:value="0.7192">
            <text:p>0.7192</text:p>
          </table:table-cell>
          <table:table-cell office:value-type="float" office:value="0.3342">
            <text:p>0.3342</text:p>
          </table:table-cell>
          <table:table-cell office:value-type="float" office:value="-3.7713">
            <text:p>-3.7713</text:p>
          </table:table-cell>
          <table:table-cell office:value-type="float" office:value="0.9013">
            <text:p>0.9013</text:p>
          </table:table-cell>
          <table:table-cell office:value-type="float" office:value="-9.555">
            <text:p>-9.555</text:p>
          </table:table-cell>
          <table:table-cell office:value-type="float" office:value="-16.2493509129">
            <text:p>-16.2493509129</text:p>
          </table:table-cell>
          <table:table-cell office:value-type="float" office:value="-15.2894197685">
            <text:p>-15.2894197685</text:p>
          </table:table-cell>
          <table:table-cell office:value-type="float" office:value="-102.6048235155">
            <text:p>-102.604823515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4">
            <text:p>-0.2614</text:p>
          </table:table-cell>
          <table:table-cell office:value-type="float" office:value="-0.2602">
            <text:p>-0.2602</text:p>
          </table:table-cell>
          <table:table-cell office:value-type="float" office:value="0.8982">
            <text:p>0.8982</text:p>
          </table:table-cell>
          <table:table-cell office:value-type="float" office:value="-0.2151">
            <text:p>-0.2151</text:p>
          </table:table-cell>
          <table:table-cell office:value-type="float" office:value="0.7182">
            <text:p>0.7182</text:p>
          </table:table-cell>
          <table:table-cell office:value-type="float" office:value="0.3338">
            <text:p>0.3338</text:p>
          </table:table-cell>
          <table:table-cell office:value-type="float" office:value="-3.0888">
            <text:p>-3.0888</text:p>
          </table:table-cell>
          <table:table-cell office:value-type="float" office:value="1.47">
            <text:p>1.47</text:p>
          </table:table-cell>
          <table:table-cell office:value-type="float" office:value="-9.765">
            <text:p>-9.765</text:p>
          </table:table-cell>
          <table:table-cell office:value-type="float" office:value="-16.1560163634">
            <text:p>-16.1560163634</text:p>
          </table:table-cell>
          <table:table-cell office:value-type="float" office:value="-15.4027445175">
            <text:p>-15.4027445175</text:p>
          </table:table-cell>
          <table:table-cell office:value-type="float" office:value="-102.5780945655">
            <text:p>-102.578094565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6">
            <text:p>-0.2566</text:p>
          </table:table-cell>
          <table:table-cell office:value-type="float" office:value="-0.2597">
            <text:p>-0.2597</text:p>
          </table:table-cell>
          <table:table-cell office:value-type="float" office:value="0.9016">
            <text:p>0.9016</text:p>
          </table:table-cell>
          <table:table-cell office:value-type="float" office:value="-0.2151">
            <text:p>-0.2151</text:p>
          </table:table-cell>
          <table:table-cell office:value-type="float" office:value="0.7182">
            <text:p>0.7182</text:p>
          </table:table-cell>
          <table:table-cell office:value-type="float" office:value="0.3338">
            <text:p>0.3338</text:p>
          </table:table-cell>
          <table:table-cell office:value-type="float" office:value="-3.8675">
            <text:p>-3.8675</text:p>
          </table:table-cell>
          <table:table-cell office:value-type="float" office:value="1.2775">
            <text:p>1.2775</text:p>
          </table:table-cell>
          <table:table-cell office:value-type="float" office:value="-9.0913">
            <text:p>-9.0913</text:p>
          </table:table-cell>
          <table:table-cell office:value-type="float" office:value="-16.0689032722">
            <text:p>-16.0689032722</text:p>
          </table:table-cell>
          <table:table-cell office:value-type="float" office:value="-15.3578660048">
            <text:p>-15.3578660048</text:p>
          </table:table-cell>
          <table:table-cell office:value-type="float" office:value="-102.6270687038">
            <text:p>-102.62706870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1">
            <text:p>-0.2611</text:p>
          </table:table-cell>
          <table:table-cell office:value-type="float" office:value="-0.2614">
            <text:p>-0.2614</text:p>
          </table:table-cell>
          <table:table-cell office:value-type="float" office:value="0.899">
            <text:p>0.899</text:p>
          </table:table-cell>
          <table:table-cell office:value-type="float" office:value="-0.2122">
            <text:p>-0.2122</text:p>
          </table:table-cell>
          <table:table-cell office:value-type="float" office:value="0.7181">
            <text:p>0.7181</text:p>
          </table:table-cell>
          <table:table-cell office:value-type="float" office:value="0.333">
            <text:p>0.333</text:p>
          </table:table-cell>
          <table:table-cell office:value-type="float" office:value="-3.4825">
            <text:p>-3.4825</text:p>
          </table:table-cell>
          <table:table-cell office:value-type="float" office:value="1.1287">
            <text:p>1.1287</text:p>
          </table:table-cell>
          <table:table-cell office:value-type="float" office:value="-9.2137">
            <text:p>-9.2137</text:p>
          </table:table-cell>
          <table:table-cell office:value-type="float" office:value="-16.2123817318">
            <text:p>-16.2123817318</text:p>
          </table:table-cell>
          <table:table-cell office:value-type="float" office:value="-15.4625140011">
            <text:p>-15.4625140011</text:p>
          </table:table-cell>
          <table:table-cell office:value-type="float" office:value="-102.4222146835">
            <text:p>-102.422214683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54">
            <text:p>-0.2654</text:p>
          </table:table-cell>
          <table:table-cell office:value-type="float" office:value="-0.2585">
            <text:p>-0.2585</text:p>
          </table:table-cell>
          <table:table-cell office:value-type="float" office:value="0.8985">
            <text:p>0.8985</text:p>
          </table:table-cell>
          <table:table-cell office:value-type="float" office:value="-0.2122">
            <text:p>-0.2122</text:p>
          </table:table-cell>
          <table:table-cell office:value-type="float" office:value="0.7181">
            <text:p>0.7181</text:p>
          </table:table-cell>
          <table:table-cell office:value-type="float" office:value="0.333">
            <text:p>0.333</text:p>
          </table:table-cell>
          <table:table-cell office:value-type="float" office:value="-3.57">
            <text:p>-3.57</text:p>
          </table:table-cell>
          <table:table-cell office:value-type="float" office:value="1.1112">
            <text:p>1.1112</text:p>
          </table:table-cell>
          <table:table-cell office:value-type="float" office:value="-9.485">
            <text:p>-9.485</text:p>
          </table:table-cell>
          <table:table-cell office:value-type="float" office:value="-16.0509931157">
            <text:p>-16.0509931157</text:p>
          </table:table-cell>
          <table:table-cell office:value-type="float" office:value="-15.6434237113">
            <text:p>-15.6434237113</text:p>
          </table:table-cell>
          <table:table-cell office:value-type="float" office:value="-102.3295126504">
            <text:p>-102.329512650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39">
            <text:p>-0.2639</text:p>
          </table:table-cell>
          <table:table-cell office:value-type="float" office:value="-0.2593">
            <text:p>-0.2593</text:p>
          </table:table-cell>
          <table:table-cell office:value-type="float" office:value="0.8947">
            <text:p>0.8947</text:p>
          </table:table-cell>
          <table:table-cell office:value-type="float" office:value="-0.2139">
            <text:p>-0.2139</text:p>
          </table:table-cell>
          <table:table-cell office:value-type="float" office:value="0.7196">
            <text:p>0.7196</text:p>
          </table:table-cell>
          <table:table-cell office:value-type="float" office:value="0.3311">
            <text:p>0.3311</text:p>
          </table:table-cell>
          <table:table-cell office:value-type="float" office:value="-3.8763">
            <text:p>-3.8763</text:p>
          </table:table-cell>
          <table:table-cell office:value-type="float" office:value="0.9975">
            <text:p>0.9975</text:p>
          </table:table-cell>
          <table:table-cell office:value-type="float" office:value="-9.2662">
            <text:p>-9.2662</text:p>
          </table:table-cell>
          <table:table-cell office:value-type="float" office:value="-16.1622713368">
            <text:p>-16.1622713368</text:p>
          </table:table-cell>
          <table:table-cell office:value-type="float" office:value="-15.7304701843">
            <text:p>-15.7304701843</text:p>
          </table:table-cell>
          <table:table-cell office:value-type="float" office:value="-102.5039300437">
            <text:p>-102.503930043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1">
            <text:p>-0.2571</text:p>
          </table:table-cell>
          <table:table-cell office:value-type="float" office:value="-0.2652">
            <text:p>-0.2652</text:p>
          </table:table-cell>
          <table:table-cell office:value-type="float" office:value="0.9026">
            <text:p>0.9026</text:p>
          </table:table-cell>
          <table:table-cell office:value-type="float" office:value="-0.2142">
            <text:p>-0.2142</text:p>
          </table:table-cell>
          <table:table-cell office:value-type="float" office:value="0.7171">
            <text:p>0.7171</text:p>
          </table:table-cell>
          <table:table-cell office:value-type="float" office:value="0.3314">
            <text:p>0.3314</text:p>
          </table:table-cell>
          <table:table-cell office:value-type="float" office:value="-3.3513">
            <text:p>-3.3513</text:p>
          </table:table-cell>
          <table:table-cell office:value-type="float" office:value="1.2512">
            <text:p>1.2512</text:p>
          </table:table-cell>
          <table:table-cell office:value-type="float" office:value="-9.5462">
            <text:p>-9.5462</text:p>
          </table:table-cell>
          <table:table-cell office:value-type="float" office:value="-16.3732403709">
            <text:p>-16.3732403709</text:p>
          </table:table-cell>
          <table:table-cell office:value-type="float" office:value="-15.540136459">
            <text:p>-15.540136459</text:p>
          </table:table-cell>
          <table:table-cell office:value-type="float" office:value="-102.698980664">
            <text:p>-102.69898066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78">
            <text:p>-0.2578</text:p>
          </table:table-cell>
          <table:table-cell office:value-type="float" office:value="-0.2636">
            <text:p>-0.2636</text:p>
          </table:table-cell>
          <table:table-cell office:value-type="float" office:value="0.9014">
            <text:p>0.9014</text:p>
          </table:table-cell>
          <table:table-cell office:value-type="float" office:value="-0.2142">
            <text:p>-0.2142</text:p>
          </table:table-cell>
          <table:table-cell office:value-type="float" office:value="0.7171">
            <text:p>0.7171</text:p>
          </table:table-cell>
          <table:table-cell office:value-type="float" office:value="0.3314">
            <text:p>0.3314</text:p>
          </table:table-cell>
          <table:table-cell office:value-type="float" office:value="-3.3863">
            <text:p>-3.3863</text:p>
          </table:table-cell>
          <table:table-cell office:value-type="float" office:value="0.8925">
            <text:p>0.8925</text:p>
          </table:table-cell>
          <table:table-cell office:value-type="float" office:value="-9.3013">
            <text:p>-9.3013</text:p>
          </table:table-cell>
          <table:table-cell office:value-type="float" office:value="-16.3008819742">
            <text:p>-16.3008819742</text:p>
          </table:table-cell>
          <table:table-cell office:value-type="float" office:value="-15.4401914178">
            <text:p>-15.4401914178</text:p>
          </table:table-cell>
          <table:table-cell office:value-type="float" office:value="-102.6699012109">
            <text:p>-102.669901210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9">
            <text:p>-0.2609</text:p>
          </table:table-cell>
          <table:table-cell office:value-type="float" office:value="-0.261">
            <text:p>-0.261</text:p>
          </table:table-cell>
          <table:table-cell office:value-type="float" office:value="0.8983">
            <text:p>0.8983</text:p>
          </table:table-cell>
          <table:table-cell office:value-type="float" office:value="-0.2178">
            <text:p>-0.2178</text:p>
          </table:table-cell>
          <table:table-cell office:value-type="float" office:value="0.7182">
            <text:p>0.7182</text:p>
          </table:table-cell>
          <table:table-cell office:value-type="float" office:value="0.335">
            <text:p>0.335</text:p>
          </table:table-cell>
          <table:table-cell office:value-type="float" office:value="-3.9725">
            <text:p>-3.9725</text:p>
          </table:table-cell>
          <table:table-cell office:value-type="float" office:value="0.8225">
            <text:p>0.8225</text:p>
          </table:table-cell>
          <table:table-cell office:value-type="float" office:value="-9.1875">
            <text:p>-9.1875</text:p>
          </table:table-cell>
          <table:table-cell office:value-type="float" office:value="-16.2013914132">
            <text:p>-16.2013914132</text:p>
          </table:table-cell>
          <table:table-cell office:value-type="float" office:value="-15.5178796486">
            <text:p>-15.5178796486</text:p>
          </table:table-cell>
          <table:table-cell office:value-type="float" office:value="-102.749552988">
            <text:p>-102.74955298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">
            <text:p>-0.26</text:p>
          </table:table-cell>
          <table:table-cell office:value-type="float" office:value="-0.2647">
            <text:p>-0.2647</text:p>
          </table:table-cell>
          <table:table-cell office:value-type="float" office:value="0.8954">
            <text:p>0.8954</text:p>
          </table:table-cell>
          <table:table-cell office:value-type="float" office:value="-0.2178">
            <text:p>-0.2178</text:p>
          </table:table-cell>
          <table:table-cell office:value-type="float" office:value="0.7182">
            <text:p>0.7182</text:p>
          </table:table-cell>
          <table:table-cell office:value-type="float" office:value="0.335">
            <text:p>0.335</text:p>
          </table:table-cell>
          <table:table-cell office:value-type="float" office:value="-4.1563">
            <text:p>-4.1563</text:p>
          </table:table-cell>
          <table:table-cell office:value-type="float" office:value="0.98">
            <text:p>0.98</text:p>
          </table:table-cell>
          <table:table-cell office:value-type="float" office:value="-9.2575">
            <text:p>-9.2575</text:p>
          </table:table-cell>
          <table:table-cell office:value-type="float" office:value="-16.4682216618">
            <text:p>-16.4682216618</text:p>
          </table:table-cell>
          <table:table-cell office:value-type="float" office:value="-15.5393288596">
            <text:p>-15.5393288596</text:p>
          </table:table-cell>
          <table:table-cell office:value-type="float" office:value="-102.8140702745">
            <text:p>-102.814070274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8">
            <text:p>-0.2598</text:p>
          </table:table-cell>
          <table:table-cell office:value-type="float" office:value="-0.263">
            <text:p>-0.263</text:p>
          </table:table-cell>
          <table:table-cell office:value-type="float" office:value="0.9004">
            <text:p>0.9004</text:p>
          </table:table-cell>
          <table:table-cell office:value-type="float" office:value="-0.2121">
            <text:p>-0.2121</text:p>
          </table:table-cell>
          <table:table-cell office:value-type="float" office:value="0.7185">
            <text:p>0.7185</text:p>
          </table:table-cell>
          <table:table-cell office:value-type="float" office:value="0.3381">
            <text:p>0.3381</text:p>
          </table:table-cell>
          <table:table-cell office:value-type="float" office:value="-3.3338">
            <text:p>-3.3338</text:p>
          </table:table-cell>
          <table:table-cell office:value-type="float" office:value="1.1725">
            <text:p>1.1725</text:p>
          </table:table-cell>
          <table:table-cell office:value-type="float" office:value="-9.5288">
            <text:p>-9.5288</text:p>
          </table:table-cell>
          <table:table-cell office:value-type="float" office:value="-16.2831122866">
            <text:p>-16.2831122866</text:p>
          </table:table-cell>
          <table:table-cell office:value-type="float" office:value="-15.5129007457">
            <text:p>-15.5129007457</text:p>
          </table:table-cell>
          <table:table-cell office:value-type="float" office:value="-102.3358278474">
            <text:p>-102.335827847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3">
            <text:p>-0.2603</text:p>
          </table:table-cell>
          <table:table-cell office:value-type="float" office:value="-0.2594">
            <text:p>-0.2594</text:p>
          </table:table-cell>
          <table:table-cell office:value-type="float" office:value="0.8985">
            <text:p>0.8985</text:p>
          </table:table-cell>
          <table:table-cell office:value-type="float" office:value="-0.2125">
            <text:p>-0.2125</text:p>
          </table:table-cell>
          <table:table-cell office:value-type="float" office:value="0.7186">
            <text:p>0.7186</text:p>
          </table:table-cell>
          <table:table-cell office:value-type="float" office:value="0.3343">
            <text:p>0.3343</text:p>
          </table:table-cell>
          <table:table-cell office:value-type="float" office:value="-3.2462">
            <text:p>-3.2462</text:p>
          </table:table-cell>
          <table:table-cell office:value-type="float" office:value="1.155">
            <text:p>1.155</text:p>
          </table:table-cell>
          <table:table-cell office:value-type="float" office:value="-10.0887">
            <text:p>-10.0887</text:p>
          </table:table-cell>
          <table:table-cell office:value-type="float" office:value="-16.1040239452">
            <text:p>-16.1040239452</text:p>
          </table:table-cell>
          <table:table-cell office:value-type="float" office:value="-15.5316427586">
            <text:p>-15.5316427586</text:p>
          </table:table-cell>
          <table:table-cell office:value-type="float" office:value="-102.3901333086">
            <text:p>-102.390133308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38">
            <text:p>-0.2638</text:p>
          </table:table-cell>
          <table:table-cell office:value-type="float" office:value="-0.2605">
            <text:p>-0.2605</text:p>
          </table:table-cell>
          <table:table-cell office:value-type="float" office:value="0.9016">
            <text:p>0.9016</text:p>
          </table:table-cell>
          <table:table-cell office:value-type="float" office:value="-0.2125">
            <text:p>-0.2125</text:p>
          </table:table-cell>
          <table:table-cell office:value-type="float" office:value="0.7186">
            <text:p>0.7186</text:p>
          </table:table-cell>
          <table:table-cell office:value-type="float" office:value="0.3343">
            <text:p>0.3343</text:p>
          </table:table-cell>
          <table:table-cell office:value-type="float" office:value="-3.815">
            <text:p>-3.815</text:p>
          </table:table-cell>
          <table:table-cell office:value-type="float" office:value="0.91">
            <text:p>0.91</text:p>
          </table:table-cell>
          <table:table-cell office:value-type="float" office:value="-9.7125">
            <text:p>-9.7125</text:p>
          </table:table-cell>
          <table:table-cell office:value-type="float" office:value="-16.1156071089">
            <text:p>-16.1156071089</text:p>
          </table:table-cell>
          <table:table-cell office:value-type="float" office:value="-15.6195221874">
            <text:p>-15.6195221874</text:p>
          </table:table-cell>
          <table:table-cell office:value-type="float" office:value="-102.3617829566">
            <text:p>-102.361782956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9">
            <text:p>-0.2589</text:p>
          </table:table-cell>
          <table:table-cell office:value-type="float" office:value="-0.26">
            <text:p>-0.26</text:p>
          </table:table-cell>
          <table:table-cell office:value-type="float" office:value="0.901">
            <text:p>0.901</text:p>
          </table:table-cell>
          <table:table-cell office:value-type="float" office:value="-0.2134">
            <text:p>-0.2134</text:p>
          </table:table-cell>
          <table:table-cell office:value-type="float" office:value="0.719">
            <text:p>0.719</text:p>
          </table:table-cell>
          <table:table-cell office:value-type="float" office:value="0.3334">
            <text:p>0.3334</text:p>
          </table:table-cell>
          <table:table-cell office:value-type="float" office:value="-3.9025">
            <text:p>-3.9025</text:p>
          </table:table-cell>
          <table:table-cell office:value-type="float" office:value="0.8925">
            <text:p>0.8925</text:p>
          </table:table-cell>
          <table:table-cell office:value-type="float" office:value="-8.89">
            <text:p>-8.89</text:p>
          </table:table-cell>
          <table:table-cell office:value-type="float" office:value="-16.0965054245">
            <text:p>-16.0965054245</text:p>
          </table:table-cell>
          <table:table-cell office:value-type="float" office:value="-15.5220621234">
            <text:p>-15.5220621234</text:p>
          </table:table-cell>
          <table:table-cell office:value-type="float" office:value="-102.4904903618">
            <text:p>-102.490490361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6">
            <text:p>-0.2596</text:p>
          </table:table-cell>
          <table:table-cell office:value-type="float" office:value="-0.2601">
            <text:p>-0.2601</text:p>
          </table:table-cell>
          <table:table-cell office:value-type="float" office:value="0.8984">
            <text:p>0.8984</text:p>
          </table:table-cell>
          <table:table-cell office:value-type="float" office:value="-0.2134">
            <text:p>-0.2134</text:p>
          </table:table-cell>
          <table:table-cell office:value-type="float" office:value="0.719">
            <text:p>0.719</text:p>
          </table:table-cell>
          <table:table-cell office:value-type="float" office:value="0.3334">
            <text:p>0.3334</text:p>
          </table:table-cell>
          <table:table-cell office:value-type="float" office:value="-3.1675">
            <text:p>-3.1675</text:p>
          </table:table-cell>
          <table:table-cell office:value-type="float" office:value="1.2163">
            <text:p>1.2163</text:p>
          </table:table-cell>
          <table:table-cell office:value-type="float" office:value="-9.2487">
            <text:p>-9.2487</text:p>
          </table:table-cell>
          <table:table-cell office:value-type="float" office:value="-16.1463909712">
            <text:p>-16.1463909712</text:p>
          </table:table-cell>
          <table:table-cell office:value-type="float" office:value="-15.5178750877">
            <text:p>-15.5178750877</text:p>
          </table:table-cell>
          <table:table-cell office:value-type="float" office:value="-102.4851502604">
            <text:p>-102.485150260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">
            <text:p>-0.262</text:p>
          </table:table-cell>
          <table:table-cell office:value-type="float" office:value="-0.2631">
            <text:p>-0.2631</text:p>
          </table:table-cell>
          <table:table-cell office:value-type="float" office:value="0.8971">
            <text:p>0.8971</text:p>
          </table:table-cell>
          <table:table-cell office:value-type="float" office:value="-0.2114">
            <text:p>-0.2114</text:p>
          </table:table-cell>
          <table:table-cell office:value-type="float" office:value="0.7198">
            <text:p>0.7198</text:p>
          </table:table-cell>
          <table:table-cell office:value-type="float" office:value="0.334">
            <text:p>0.334</text:p>
          </table:table-cell>
          <table:table-cell office:value-type="float" office:value="-2.8525">
            <text:p>-2.8525</text:p>
          </table:table-cell>
          <table:table-cell office:value-type="float" office:value="0.945">
            <text:p>0.945</text:p>
          </table:table-cell>
          <table:table-cell office:value-type="float" office:value="-9.59">
            <text:p>-9.59</text:p>
          </table:table-cell>
          <table:table-cell office:value-type="float" office:value="-16.3448103061">
            <text:p>-16.3448103061</text:p>
          </table:table-cell>
          <table:table-cell office:value-type="float" office:value="-15.5884273404">
            <text:p>-15.5884273404</text:p>
          </table:table-cell>
          <table:table-cell office:value-type="float" office:value="-102.3447712286">
            <text:p>-102.344771228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5">
            <text:p>-0.2585</text:p>
          </table:table-cell>
          <table:table-cell office:value-type="float" office:value="-0.2633">
            <text:p>-0.2633</text:p>
          </table:table-cell>
          <table:table-cell office:value-type="float" office:value="0.902">
            <text:p>0.902</text:p>
          </table:table-cell>
          <table:table-cell office:value-type="float" office:value="-0.2114">
            <text:p>-0.2114</text:p>
          </table:table-cell>
          <table:table-cell office:value-type="float" office:value="0.7198">
            <text:p>0.7198</text:p>
          </table:table-cell>
          <table:table-cell office:value-type="float" office:value="0.334">
            <text:p>0.334</text:p>
          </table:table-cell>
          <table:table-cell office:value-type="float" office:value="-2.8875">
            <text:p>-2.8875</text:p>
          </table:table-cell>
          <table:table-cell office:value-type="float" office:value="0.9187">
            <text:p>0.9187</text:p>
          </table:table-cell>
          <table:table-cell office:value-type="float" office:value="-9.0125">
            <text:p>-9.0125</text:p>
          </table:table-cell>
          <table:table-cell office:value-type="float" office:value="-16.2730541007">
            <text:p>-16.2730541007</text:p>
          </table:table-cell>
          <table:table-cell office:value-type="float" office:value="-15.481183376">
            <text:p>-15.481183376</text:p>
          </table:table-cell>
          <table:table-cell office:value-type="float" office:value="-102.3851903208">
            <text:p>-102.385190320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9">
            <text:p>-0.2569</text:p>
          </table:table-cell>
          <table:table-cell office:value-type="float" office:value="-0.2633">
            <text:p>-0.2633</text:p>
          </table:table-cell>
          <table:table-cell office:value-type="float" office:value="0.9025">
            <text:p>0.9025</text:p>
          </table:table-cell>
          <table:table-cell office:value-type="float" office:value="-0.2146">
            <text:p>-0.2146</text:p>
          </table:table-cell>
          <table:table-cell office:value-type="float" office:value="0.7178">
            <text:p>0.7178</text:p>
          </table:table-cell>
          <table:table-cell office:value-type="float" office:value="0.3335">
            <text:p>0.3335</text:p>
          </table:table-cell>
          <table:table-cell office:value-type="float" office:value="-3.4125">
            <text:p>-3.4125</text:p>
          </table:table-cell>
          <table:table-cell office:value-type="float" office:value="0.7437">
            <text:p>0.7437</text:p>
          </table:table-cell>
          <table:table-cell office:value-type="float" office:value="-9.3275">
            <text:p>-9.3275</text:p>
          </table:table-cell>
          <table:table-cell office:value-type="float" office:value="-16.2643691242">
            <text:p>-16.2643691242</text:p>
          </table:table-cell>
          <table:table-cell office:value-type="float" office:value="-15.3712673547">
            <text:p>-15.3712673547</text:p>
          </table:table-cell>
          <table:table-cell office:value-type="float" office:value="-102.6489915481">
            <text:p>-102.648991548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6">
            <text:p>-0.2566</text:p>
          </table:table-cell>
          <table:table-cell office:value-type="float" office:value="-0.2633">
            <text:p>-0.2633</text:p>
          </table:table-cell>
          <table:table-cell office:value-type="float" office:value="0.9">
            <text:p>0.9</text:p>
          </table:table-cell>
          <table:table-cell office:value-type="float" office:value="-0.2146">
            <text:p>-0.2146</text:p>
          </table:table-cell>
          <table:table-cell office:value-type="float" office:value="0.7189">
            <text:p>0.7189</text:p>
          </table:table-cell>
          <table:table-cell office:value-type="float" office:value="0.3334">
            <text:p>0.3334</text:p>
          </table:table-cell>
          <table:table-cell office:value-type="float" office:value="-3.7275">
            <text:p>-3.7275</text:p>
          </table:table-cell>
          <table:table-cell office:value-type="float" office:value="1.2862">
            <text:p>1.2862</text:p>
          </table:table-cell>
          <table:table-cell office:value-type="float" office:value="-9.0475">
            <text:p>-9.0475</text:p>
          </table:table-cell>
          <table:table-cell office:value-type="float" office:value="-16.3070310791">
            <text:p>-16.3070310791</text:p>
          </table:table-cell>
          <table:table-cell office:value-type="float" office:value="-15.3432368233">
            <text:p>-15.3432368233</text:p>
          </table:table-cell>
          <table:table-cell office:value-type="float" office:value="-102.6457752901">
            <text:p>-102.645775290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2">
            <text:p>-0.2612</text:p>
          </table:table-cell>
          <table:table-cell office:value-type="float" office:value="-0.2608">
            <text:p>-0.2608</text:p>
          </table:table-cell>
          <table:table-cell office:value-type="float" office:value="0.8981">
            <text:p>0.8981</text:p>
          </table:table-cell>
          <table:table-cell office:value-type="float" office:value="-0.2146">
            <text:p>-0.2146</text:p>
          </table:table-cell>
          <table:table-cell office:value-type="float" office:value="0.7189">
            <text:p>0.7189</text:p>
          </table:table-cell>
          <table:table-cell office:value-type="float" office:value="0.3334">
            <text:p>0.3334</text:p>
          </table:table-cell>
          <table:table-cell office:value-type="float" office:value="-3.675">
            <text:p>-3.675</text:p>
          </table:table-cell>
          <table:table-cell office:value-type="float" office:value="1.6013">
            <text:p>1.6013</text:p>
          </table:table-cell>
          <table:table-cell office:value-type="float" office:value="-9.45">
            <text:p>-9.45</text:p>
          </table:table-cell>
          <table:table-cell office:value-type="float" office:value="-16.193077053">
            <text:p>-16.193077053</text:p>
          </table:table-cell>
          <table:table-cell office:value-type="float" office:value="-15.4175465922">
            <text:p>-15.4175465922</text:p>
          </table:table-cell>
          <table:table-cell office:value-type="float" office:value="-102.557657325">
            <text:p>-102.55765732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8">
            <text:p>-0.2598</text:p>
          </table:table-cell>
          <table:table-cell office:value-type="float" office:value="-0.2616">
            <text:p>-0.2616</text:p>
          </table:table-cell>
          <table:table-cell office:value-type="float" office:value="0.9088">
            <text:p>0.9088</text:p>
          </table:table-cell>
          <table:table-cell office:value-type="float" office:value="-0.2129">
            <text:p>-0.2129</text:p>
          </table:table-cell>
          <table:table-cell office:value-type="float" office:value="0.7186">
            <text:p>0.7186</text:p>
          </table:table-cell>
          <table:table-cell office:value-type="float" office:value="0.3341">
            <text:p>0.3341</text:p>
          </table:table-cell>
          <table:table-cell office:value-type="float" office:value="-3.5613">
            <text:p>-3.5613</text:p>
          </table:table-cell>
          <table:table-cell office:value-type="float" office:value="1.295">
            <text:p>1.295</text:p>
          </table:table-cell>
          <table:table-cell office:value-type="float" office:value="-9.8875">
            <text:p>-9.8875</text:p>
          </table:table-cell>
          <table:table-cell office:value-type="float" office:value="-16.058887509">
            <text:p>-16.058887509</text:p>
          </table:table-cell>
          <table:table-cell office:value-type="float" office:value="-15.3942716713">
            <text:p>-15.3942716713</text:p>
          </table:table-cell>
          <table:table-cell office:value-type="float" office:value="-102.4525746489">
            <text:p>-102.452574648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45">
            <text:p>-0.2545</text:p>
          </table:table-cell>
          <table:table-cell office:value-type="float" office:value="-0.2627">
            <text:p>-0.2627</text:p>
          </table:table-cell>
          <table:table-cell office:value-type="float" office:value="0.9005">
            <text:p>0.9005</text:p>
          </table:table-cell>
          <table:table-cell office:value-type="float" office:value="-0.2129">
            <text:p>-0.2129</text:p>
          </table:table-cell>
          <table:table-cell office:value-type="float" office:value="0.7186">
            <text:p>0.7186</text:p>
          </table:table-cell>
          <table:table-cell office:value-type="float" office:value="0.3341">
            <text:p>0.3341</text:p>
          </table:table-cell>
          <table:table-cell office:value-type="float" office:value="-3.64">
            <text:p>-3.64</text:p>
          </table:table-cell>
          <table:table-cell office:value-type="float" office:value="1.1025">
            <text:p>1.1025</text:p>
          </table:table-cell>
          <table:table-cell office:value-type="float" office:value="-10.0012">
            <text:p>-10.0012</text:p>
          </table:table-cell>
          <table:table-cell office:value-type="float" office:value="-16.2629070311">
            <text:p>-16.2629070311</text:p>
          </table:table-cell>
          <table:table-cell office:value-type="float" office:value="-15.2928616028">
            <text:p>-15.2928616028</text:p>
          </table:table-cell>
          <table:table-cell office:value-type="float" office:value="-102.5352862353">
            <text:p>-102.535286235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9">
            <text:p>-0.2619</text:p>
          </table:table-cell>
          <table:table-cell office:value-type="float" office:value="-0.2612">
            <text:p>-0.2612</text:p>
          </table:table-cell>
          <table:table-cell office:value-type="float" office:value="0.8944">
            <text:p>0.8944</text:p>
          </table:table-cell>
          <table:table-cell office:value-type="float" office:value="-0.2181">
            <text:p>-0.2181</text:p>
          </table:table-cell>
          <table:table-cell office:value-type="float" office:value="0.7195">
            <text:p>0.7195</text:p>
          </table:table-cell>
          <table:table-cell office:value-type="float" office:value="0.3361">
            <text:p>0.3361</text:p>
          </table:table-cell>
          <table:table-cell office:value-type="float" office:value="-3.22">
            <text:p>-3.22</text:p>
          </table:table-cell>
          <table:table-cell office:value-type="float" office:value="0.945">
            <text:p>0.945</text:p>
          </table:table-cell>
          <table:table-cell office:value-type="float" office:value="-9.17">
            <text:p>-9.17</text:p>
          </table:table-cell>
          <table:table-cell office:value-type="float" office:value="-16.2798428476">
            <text:p>-16.2798428476</text:p>
          </table:table-cell>
          <table:table-cell office:value-type="float" office:value="-15.5014931972">
            <text:p>-15.5014931972</text:p>
          </table:table-cell>
          <table:table-cell office:value-type="float" office:value="-102.7250516735">
            <text:p>-102.725051673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729">
            <text:p>-0.2729</text:p>
          </table:table-cell>
          <table:table-cell office:value-type="float" office:value="-0.2586">
            <text:p>-0.2586</text:p>
          </table:table-cell>
          <table:table-cell office:value-type="float" office:value="0.8974">
            <text:p>0.8974</text:p>
          </table:table-cell>
          <table:table-cell office:value-type="float" office:value="-0.2149">
            <text:p>-0.2149</text:p>
          </table:table-cell>
          <table:table-cell office:value-type="float" office:value="0.7174">
            <text:p>0.7174</text:p>
          </table:table-cell>
          <table:table-cell office:value-type="float" office:value="0.3341">
            <text:p>0.3341</text:p>
          </table:table-cell>
          <table:table-cell office:value-type="float" office:value="-2.2225">
            <text:p>-2.2225</text:p>
          </table:table-cell>
          <table:table-cell office:value-type="float" office:value="1.1375">
            <text:p>1.1375</text:p>
          </table:table-cell>
          <table:table-cell office:value-type="float" office:value="-10.4475">
            <text:p>-10.4475</text:p>
          </table:table-cell>
          <table:table-cell office:value-type="float" office:value="-16.0756455764">
            <text:p>-16.0756455764</text:p>
          </table:table-cell>
          <table:table-cell office:value-type="float" office:value="-15.8656308784">
            <text:p>-15.8656308784</text:p>
          </table:table-cell>
          <table:table-cell office:value-type="float" office:value="-102.4033029599">
            <text:p>-102.403302959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08">
            <text:p>-0.2508</text:p>
          </table:table-cell>
          <table:table-cell office:value-type="float" office:value="-0.2656">
            <text:p>-0.2656</text:p>
          </table:table-cell>
          <table:table-cell office:value-type="float" office:value="0.8999">
            <text:p>0.8999</text:p>
          </table:table-cell>
          <table:table-cell office:value-type="float" office:value="-0.2149">
            <text:p>-0.2149</text:p>
          </table:table-cell>
          <table:table-cell office:value-type="float" office:value="0.7174">
            <text:p>0.7174</text:p>
          </table:table-cell>
          <table:table-cell office:value-type="float" office:value="0.3341">
            <text:p>0.3341</text:p>
          </table:table-cell>
          <table:table-cell office:value-type="float" office:value="-2.5988">
            <text:p>-2.5988</text:p>
          </table:table-cell>
          <table:table-cell office:value-type="float" office:value="0.8925">
            <text:p>0.8925</text:p>
          </table:table-cell>
          <table:table-cell office:value-type="float" office:value="-10.3687">
            <text:p>-10.3687</text:p>
          </table:table-cell>
          <table:table-cell office:value-type="float" office:value="-16.4427932808">
            <text:p>-16.4427932808</text:p>
          </table:table-cell>
          <table:table-cell office:value-type="float" office:value="-15.3929028348">
            <text:p>-15.3929028348</text:p>
          </table:table-cell>
          <table:table-cell office:value-type="float" office:value="-102.7645304358">
            <text:p>-102.764530435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44">
            <text:p>-0.2544</text:p>
          </table:table-cell>
          <table:table-cell office:value-type="float" office:value="-0.2627">
            <text:p>-0.2627</text:p>
          </table:table-cell>
          <table:table-cell office:value-type="float" office:value="0.8946">
            <text:p>0.8946</text:p>
          </table:table-cell>
          <table:table-cell office:value-type="float" office:value="-0.214">
            <text:p>-0.214</text:p>
          </table:table-cell>
          <table:table-cell office:value-type="float" office:value="0.7169">
            <text:p>0.7169</text:p>
          </table:table-cell>
          <table:table-cell office:value-type="float" office:value="0.3364">
            <text:p>0.3364</text:p>
          </table:table-cell>
          <table:table-cell office:value-type="float" office:value="-3.3425">
            <text:p>-3.3425</text:p>
          </table:table-cell>
          <table:table-cell office:value-type="float" office:value="0.7613">
            <text:p>0.7613</text:p>
          </table:table-cell>
          <table:table-cell office:value-type="float" office:value="-10.045">
            <text:p>-10.045</text:p>
          </table:table-cell>
          <table:table-cell office:value-type="float" office:value="-16.3650985035">
            <text:p>-16.3650985035</text:p>
          </table:table-cell>
          <table:table-cell office:value-type="float" office:value="-15.3204034313">
            <text:p>-15.3204034313</text:p>
          </table:table-cell>
          <table:table-cell office:value-type="float" office:value="-102.5806066306">
            <text:p>-102.580606630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37">
            <text:p>-0.2637</text:p>
          </table:table-cell>
          <table:table-cell office:value-type="float" office:value="-0.2583">
            <text:p>-0.2583</text:p>
          </table:table-cell>
          <table:table-cell office:value-type="float" office:value="0.9015">
            <text:p>0.9015</text:p>
          </table:table-cell>
          <table:table-cell office:value-type="float" office:value="-0.214">
            <text:p>-0.214</text:p>
          </table:table-cell>
          <table:table-cell office:value-type="float" office:value="0.7169">
            <text:p>0.7169</text:p>
          </table:table-cell>
          <table:table-cell office:value-type="float" office:value="0.3364">
            <text:p>0.3364</text:p>
          </table:table-cell>
          <table:table-cell office:value-type="float" office:value="-4.0862">
            <text:p>-4.0862</text:p>
          </table:table-cell>
          <table:table-cell office:value-type="float" office:value="1.0412">
            <text:p>1.0412</text:p>
          </table:table-cell>
          <table:table-cell office:value-type="float" office:value="-9.7912">
            <text:p>-9.7912</text:p>
          </table:table-cell>
          <table:table-cell office:value-type="float" office:value="-15.9890714396">
            <text:p>-15.9890714396</text:p>
          </table:table-cell>
          <table:table-cell office:value-type="float" office:value="-15.5088557473">
            <text:p>-15.5088557473</text:p>
          </table:table-cell>
          <table:table-cell office:value-type="float" office:value="-102.4020320523">
            <text:p>-102.402032052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55">
            <text:p>-0.2555</text:p>
          </table:table-cell>
          <table:table-cell office:value-type="float" office:value="-0.2611">
            <text:p>-0.2611</text:p>
          </table:table-cell>
          <table:table-cell office:value-type="float" office:value="0.9072">
            <text:p>0.9072</text:p>
          </table:table-cell>
          <table:table-cell office:value-type="float" office:value="-0.2146">
            <text:p>-0.2146</text:p>
          </table:table-cell>
          <table:table-cell office:value-type="float" office:value="0.7175">
            <text:p>0.7175</text:p>
          </table:table-cell>
          <table:table-cell office:value-type="float" office:value="0.339">
            <text:p>0.339</text:p>
          </table:table-cell>
          <table:table-cell office:value-type="float" office:value="-3.5963">
            <text:p>-3.5963</text:p>
          </table:table-cell>
          <table:table-cell office:value-type="float" office:value="0.56">
            <text:p>0.56</text:p>
          </table:table-cell>
          <table:table-cell office:value-type="float" office:value="-9.5025">
            <text:p>-9.5025</text:p>
          </table:table-cell>
          <table:table-cell office:value-type="float" office:value="-16.0561200445">
            <text:p>-16.0561200445</text:p>
          </table:table-cell>
          <table:table-cell office:value-type="float" office:value="-15.2938107868">
            <text:p>-15.2938107868</text:p>
          </table:table-cell>
          <table:table-cell office:value-type="float" office:value="-102.5162988772">
            <text:p>-102.516298877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6">
            <text:p>-0.246</text:p>
          </table:table-cell>
          <table:table-cell office:value-type="float" office:value="-0.2689">
            <text:p>-0.2689</text:p>
          </table:table-cell>
          <table:table-cell office:value-type="float" office:value="0.8999">
            <text:p>0.8999</text:p>
          </table:table-cell>
          <table:table-cell office:value-type="float" office:value="-0.2152">
            <text:p>-0.2152</text:p>
          </table:table-cell>
          <table:table-cell office:value-type="float" office:value="0.7178">
            <text:p>0.7178</text:p>
          </table:table-cell>
          <table:table-cell office:value-type="float" office:value="0.334">
            <text:p>0.334</text:p>
          </table:table-cell>
          <table:table-cell office:value-type="float" office:value="-3.3425">
            <text:p>-3.3425</text:p>
          </table:table-cell>
          <table:table-cell office:value-type="float" office:value="0.6563">
            <text:p>0.6563</text:p>
          </table:table-cell>
          <table:table-cell office:value-type="float" office:value="-9.24">
            <text:p>-9.24</text:p>
          </table:table-cell>
          <table:table-cell office:value-type="float" office:value="-16.6353784974">
            <text:p>-16.6353784974</text:p>
          </table:table-cell>
          <table:table-cell office:value-type="float" office:value="-14.9405613402">
            <text:p>-14.9405613402</text:p>
          </table:table-cell>
          <table:table-cell office:value-type="float" office:value="-102.8820084637">
            <text:p>-102.882008463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74">
            <text:p>-0.274</text:p>
          </table:table-cell>
          <table:table-cell office:value-type="float" office:value="-0.2565">
            <text:p>-0.2565</text:p>
          </table:table-cell>
          <table:table-cell office:value-type="float" office:value="0.8979">
            <text:p>0.8979</text:p>
          </table:table-cell>
          <table:table-cell office:value-type="float" office:value="-0.2152">
            <text:p>-0.2152</text:p>
          </table:table-cell>
          <table:table-cell office:value-type="float" office:value="0.7178">
            <text:p>0.7178</text:p>
          </table:table-cell>
          <table:table-cell office:value-type="float" office:value="0.334">
            <text:p>0.334</text:p>
          </table:table-cell>
          <table:table-cell office:value-type="float" office:value="-3.815">
            <text:p>-3.815</text:p>
          </table:table-cell>
          <table:table-cell office:value-type="float" office:value="1.5225">
            <text:p>1.5225</text:p>
          </table:table-cell>
          <table:table-cell office:value-type="float" office:value="-9.1787">
            <text:p>-9.1787</text:p>
          </table:table-cell>
          <table:table-cell office:value-type="float" office:value="-15.9444729024">
            <text:p>-15.9444729024</text:p>
          </table:table-cell>
          <table:table-cell office:value-type="float" office:value="-15.3955089103">
            <text:p>-15.3955089103</text:p>
          </table:table-cell>
          <table:table-cell office:value-type="float" office:value="-102.377181271">
            <text:p>-102.37718127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73">
            <text:p>-0.2673</text:p>
          </table:table-cell>
          <table:table-cell office:value-type="float" office:value="-0.2596">
            <text:p>-0.2596</text:p>
          </table:table-cell>
          <table:table-cell office:value-type="float" office:value="0.9049">
            <text:p>0.9049</text:p>
          </table:table-cell>
          <table:table-cell office:value-type="float" office:value="-0.2134">
            <text:p>-0.2134</text:p>
          </table:table-cell>
          <table:table-cell office:value-type="float" office:value="0.7191">
            <text:p>0.7191</text:p>
          </table:table-cell>
          <table:table-cell office:value-type="float" office:value="0.3328">
            <text:p>0.3328</text:p>
          </table:table-cell>
          <table:table-cell office:value-type="float" office:value="-3.675">
            <text:p>-3.675</text:p>
          </table:table-cell>
          <table:table-cell office:value-type="float" office:value="1.5312">
            <text:p>1.5312</text:p>
          </table:table-cell>
          <table:table-cell office:value-type="float" office:value="-9.3013">
            <text:p>-9.3013</text:p>
          </table:table-cell>
          <table:table-cell office:value-type="float" office:value="-16.0071149301">
            <text:p>-16.0071149301</text:p>
          </table:table-cell>
          <table:table-cell office:value-type="float" office:value="-15.5405140006">
            <text:p>-15.5405140006</text:p>
          </table:table-cell>
          <table:table-cell office:value-type="float" office:value="-102.3944076306">
            <text:p>-102.394407630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33">
            <text:p>-0.2533</text:p>
          </table:table-cell>
          <table:table-cell office:value-type="float" office:value="-0.266">
            <text:p>-0.266</text:p>
          </table:table-cell>
          <table:table-cell office:value-type="float" office:value="0.9018">
            <text:p>0.9018</text:p>
          </table:table-cell>
          <table:table-cell office:value-type="float" office:value="-0.2134">
            <text:p>-0.2134</text:p>
          </table:table-cell>
          <table:table-cell office:value-type="float" office:value="0.7191">
            <text:p>0.7191</text:p>
          </table:table-cell>
          <table:table-cell office:value-type="float" office:value="0.3328">
            <text:p>0.3328</text:p>
          </table:table-cell>
          <table:table-cell office:value-type="float" office:value="-3.885">
            <text:p>-3.885</text:p>
          </table:table-cell>
          <table:table-cell office:value-type="float" office:value="1.155">
            <text:p>1.155</text:p>
          </table:table-cell>
          <table:table-cell office:value-type="float" office:value="-10.185">
            <text:p>-10.185</text:p>
          </table:table-cell>
          <table:table-cell office:value-type="float" office:value="-16.4332569615">
            <text:p>-16.4332569615</text:p>
          </table:table-cell>
          <table:table-cell office:value-type="float" office:value="-15.3289453993">
            <text:p>-15.3289453993</text:p>
          </table:table-cell>
          <table:table-cell office:value-type="float" office:value="-102.650110283">
            <text:p>-102.65011028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2">
            <text:p>-0.2562</text:p>
          </table:table-cell>
          <table:table-cell office:value-type="float" office:value="-0.2633">
            <text:p>-0.2633</text:p>
          </table:table-cell>
          <table:table-cell office:value-type="float" office:value="0.8945">
            <text:p>0.8945</text:p>
          </table:table-cell>
          <table:table-cell office:value-type="float" office:value="-0.2142">
            <text:p>-0.2142</text:p>
          </table:table-cell>
          <table:table-cell office:value-type="float" office:value="0.7185">
            <text:p>0.7185</text:p>
          </table:table-cell>
          <table:table-cell office:value-type="float" office:value="0.3369">
            <text:p>0.3369</text:p>
          </table:table-cell>
          <table:table-cell office:value-type="float" office:value="-4.1737">
            <text:p>-4.1737</text:p>
          </table:table-cell>
          <table:table-cell office:value-type="float" office:value="1.2075">
            <text:p>1.2075</text:p>
          </table:table-cell>
          <table:table-cell office:value-type="float" office:value="-10.01">
            <text:p>-10.01</text:p>
          </table:table-cell>
          <table:table-cell office:value-type="float" office:value="-16.4020962953">
            <text:p>-16.4020962953</text:p>
          </table:table-cell>
          <table:table-cell office:value-type="float" office:value="-15.3442068465">
            <text:p>-15.3442068465</text:p>
          </table:table-cell>
          <table:table-cell office:value-type="float" office:value="-102.5541504457">
            <text:p>-102.554150445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56">
            <text:p>-0.2656</text:p>
          </table:table-cell>
          <table:table-cell office:value-type="float" office:value="-0.2535">
            <text:p>-0.2535</text:p>
          </table:table-cell>
          <table:table-cell office:value-type="float" office:value="0.8984">
            <text:p>0.8984</text:p>
          </table:table-cell>
          <table:table-cell office:value-type="float" office:value="-0.2116">
            <text:p>-0.2116</text:p>
          </table:table-cell>
          <table:table-cell office:value-type="float" office:value="0.7186">
            <text:p>0.7186</text:p>
          </table:table-cell>
          <table:table-cell office:value-type="float" office:value="0.335">
            <text:p>0.335</text:p>
          </table:table-cell>
          <table:table-cell office:value-type="float" office:value="-3.5">
            <text:p>-3.5</text:p>
          </table:table-cell>
          <table:table-cell office:value-type="float" office:value="0.7088">
            <text:p>0.7088</text:p>
          </table:table-cell>
          <table:table-cell office:value-type="float" office:value="-9.5637">
            <text:p>-9.5637</text:p>
          </table:table-cell>
          <table:table-cell office:value-type="float" office:value="-15.7588774873">
            <text:p>-15.7588774873</text:p>
          </table:table-cell>
          <table:table-cell office:value-type="float" office:value="-15.6473177259">
            <text:p>-15.6473177259</text:p>
          </table:table-cell>
          <table:table-cell office:value-type="float" office:value="-102.1651912854">
            <text:p>-102.165191285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87">
            <text:p>-0.2487</text:p>
          </table:table-cell>
          <table:table-cell office:value-type="float" office:value="-0.2688">
            <text:p>-0.2688</text:p>
          </table:table-cell>
          <table:table-cell office:value-type="float" office:value="0.9025">
            <text:p>0.9025</text:p>
          </table:table-cell>
          <table:table-cell office:value-type="float" office:value="-0.2116">
            <text:p>-0.2116</text:p>
          </table:table-cell>
          <table:table-cell office:value-type="float" office:value="0.7186">
            <text:p>0.7186</text:p>
          </table:table-cell>
          <table:table-cell office:value-type="float" office:value="0.335">
            <text:p>0.335</text:p>
          </table:table-cell>
          <table:table-cell office:value-type="float" office:value="-3.4738">
            <text:p>-3.4738</text:p>
          </table:table-cell>
          <table:table-cell office:value-type="float" office:value="0.7">
            <text:p>0.7</text:p>
          </table:table-cell>
          <table:table-cell office:value-type="float" office:value="-10.36">
            <text:p>-10.36</text:p>
          </table:table-cell>
          <table:table-cell office:value-type="float" office:value="-16.5836865871">
            <text:p>-16.5836865871</text:p>
          </table:table-cell>
          <table:table-cell office:value-type="float" office:value="-15.1654631597">
            <text:p>-15.1654631597</text:p>
          </table:table-cell>
          <table:table-cell office:value-type="float" office:value="-102.5761124855">
            <text:p>-102.576112485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55">
            <text:p>-0.2555</text:p>
          </table:table-cell>
          <table:table-cell office:value-type="float" office:value="-0.2661">
            <text:p>-0.2661</text:p>
          </table:table-cell>
          <table:table-cell office:value-type="float" office:value="0.8988">
            <text:p>0.8988</text:p>
          </table:table-cell>
          <table:table-cell office:value-type="float" office:value="-0.2146">
            <text:p>-0.2146</text:p>
          </table:table-cell>
          <table:table-cell office:value-type="float" office:value="0.7192">
            <text:p>0.7192</text:p>
          </table:table-cell>
          <table:table-cell office:value-type="float" office:value="0.3345">
            <text:p>0.3345</text:p>
          </table:table-cell>
          <table:table-cell office:value-type="float" office:value="-2.9225">
            <text:p>-2.9225</text:p>
          </table:table-cell>
          <table:table-cell office:value-type="float" office:value="0.945">
            <text:p>0.945</text:p>
          </table:table-cell>
          <table:table-cell office:value-type="float" office:value="-9.9488">
            <text:p>-9.9488</text:p>
          </table:table-cell>
          <table:table-cell office:value-type="float" office:value="-16.4922011508">
            <text:p>-16.4922011508</text:p>
          </table:table-cell>
          <table:table-cell office:value-type="float" office:value="-15.2072235502">
            <text:p>-15.2072235502</text:p>
          </table:table-cell>
          <table:table-cell office:value-type="float" office:value="-102.6707280032">
            <text:p>-102.670728003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45">
            <text:p>-0.2645</text:p>
          </table:table-cell>
          <table:table-cell office:value-type="float" office:value="-0.258">
            <text:p>-0.258</text:p>
          </table:table-cell>
          <table:table-cell office:value-type="float" office:value="0.8934">
            <text:p>0.8934</text:p>
          </table:table-cell>
          <table:table-cell office:value-type="float" office:value="-0.2146">
            <text:p>-0.2146</text:p>
          </table:table-cell>
          <table:table-cell office:value-type="float" office:value="0.7192">
            <text:p>0.7192</text:p>
          </table:table-cell>
          <table:table-cell office:value-type="float" office:value="0.3345">
            <text:p>0.3345</text:p>
          </table:table-cell>
          <table:table-cell office:value-type="float" office:value="-2.8612">
            <text:p>-2.8612</text:p>
          </table:table-cell>
          <table:table-cell office:value-type="float" office:value="0.8838">
            <text:p>0.8838</text:p>
          </table:table-cell>
          <table:table-cell office:value-type="float" office:value="-9.8437">
            <text:p>-9.8437</text:p>
          </table:table-cell>
          <table:table-cell office:value-type="float" office:value="-16.108782408">
            <text:p>-16.108782408</text:p>
          </table:table-cell>
          <table:table-cell office:value-type="float" office:value="-15.5605457319">
            <text:p>-15.5605457319</text:p>
          </table:table-cell>
          <table:table-cell office:value-type="float" office:value="-102.4531339318">
            <text:p>-102.453133931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71">
            <text:p>-0.271</text:p>
          </table:table-cell>
          <table:table-cell office:value-type="float" office:value="-0.2613">
            <text:p>-0.2613</text:p>
          </table:table-cell>
          <table:table-cell office:value-type="float" office:value="0.8994">
            <text:p>0.8994</text:p>
          </table:table-cell>
          <table:table-cell office:value-type="float" office:value="-0.215">
            <text:p>-0.215</text:p>
          </table:table-cell>
          <table:table-cell office:value-type="float" office:value="0.7185">
            <text:p>0.7185</text:p>
          </table:table-cell>
          <table:table-cell office:value-type="float" office:value="0.3338">
            <text:p>0.3338</text:p>
          </table:table-cell>
          <table:table-cell office:value-type="float" office:value="-3.0888">
            <text:p>-3.0888</text:p>
          </table:table-cell>
          <table:table-cell office:value-type="float" office:value="0.735">
            <text:p>0.735</text:p>
          </table:table-cell>
          <table:table-cell office:value-type="float" office:value="-9.4762">
            <text:p>-9.4762</text:p>
          </table:table-cell>
          <table:table-cell office:value-type="float" office:value="-16.1997973952">
            <text:p>-16.1997973952</text:p>
          </table:table-cell>
          <table:table-cell office:value-type="float" office:value="-15.8826342999">
            <text:p>-15.8826342999</text:p>
          </table:table-cell>
          <table:table-cell office:value-type="float" office:value="-102.467950994">
            <text:p>-102.46795099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33">
            <text:p>-0.2533</text:p>
          </table:table-cell>
          <table:table-cell office:value-type="float" office:value="-0.2677">
            <text:p>-0.2677</text:p>
          </table:table-cell>
          <table:table-cell office:value-type="float" office:value="0.8987">
            <text:p>0.8987</text:p>
          </table:table-cell>
          <table:table-cell office:value-type="float" office:value="-0.2111">
            <text:p>-0.2111</text:p>
          </table:table-cell>
          <table:table-cell office:value-type="float" office:value="0.7199">
            <text:p>0.7199</text:p>
          </table:table-cell>
          <table:table-cell office:value-type="float" office:value="0.3337">
            <text:p>0.3337</text:p>
          </table:table-cell>
          <table:table-cell office:value-type="float" office:value="-3.0975">
            <text:p>-3.0975</text:p>
          </table:table-cell>
          <table:table-cell office:value-type="float" office:value="0.5513">
            <text:p>0.5513</text:p>
          </table:table-cell>
          <table:table-cell office:value-type="float" office:value="-9.45">
            <text:p>-9.45</text:p>
          </table:table-cell>
          <table:table-cell office:value-type="float" office:value="-16.5865659492">
            <text:p>-16.5865659492</text:p>
          </table:table-cell>
          <table:table-cell office:value-type="float" office:value="-15.4294232246">
            <text:p>-15.4294232246</text:p>
          </table:table-cell>
          <table:table-cell office:value-type="float" office:value="-102.4939925151">
            <text:p>-102.493992515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14">
            <text:p>-0.2514</text:p>
          </table:table-cell>
          <table:table-cell office:value-type="float" office:value="-0.2633">
            <text:p>-0.2633</text:p>
          </table:table-cell>
          <table:table-cell office:value-type="float" office:value="0.8996">
            <text:p>0.8996</text:p>
          </table:table-cell>
          <table:table-cell office:value-type="float" office:value="-0.2111">
            <text:p>-0.2111</text:p>
          </table:table-cell>
          <table:table-cell office:value-type="float" office:value="0.7199">
            <text:p>0.7199</text:p>
          </table:table-cell>
          <table:table-cell office:value-type="float" office:value="0.3337">
            <text:p>0.3337</text:p>
          </table:table-cell>
          <table:table-cell office:value-type="float" office:value="-3.2288">
            <text:p>-3.2288</text:p>
          </table:table-cell>
          <table:table-cell office:value-type="float" office:value="0.98">
            <text:p>0.98</text:p>
          </table:table-cell>
          <table:table-cell office:value-type="float" office:value="-9.24">
            <text:p>-9.24</text:p>
          </table:table-cell>
          <table:table-cell office:value-type="float" office:value="-16.3146265302">
            <text:p>-16.3146265302</text:p>
          </table:table-cell>
          <table:table-cell office:value-type="float" office:value="-15.2197325277">
            <text:p>-15.2197325277</text:p>
          </table:table-cell>
          <table:table-cell office:value-type="float" office:value="-102.455606753">
            <text:p>-102.45560675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71">
            <text:p>-0.2671</text:p>
          </table:table-cell>
          <table:table-cell office:value-type="float" office:value="-0.2583">
            <text:p>-0.2583</text:p>
          </table:table-cell>
          <table:table-cell office:value-type="float" office:value="0.9008">
            <text:p>0.9008</text:p>
          </table:table-cell>
          <table:table-cell office:value-type="float" office:value="-0.2146">
            <text:p>-0.2146</text:p>
          </table:table-cell>
          <table:table-cell office:value-type="float" office:value="0.7196">
            <text:p>0.7196</text:p>
          </table:table-cell>
          <table:table-cell office:value-type="float" office:value="0.3357">
            <text:p>0.3357</text:p>
          </table:table-cell>
          <table:table-cell office:value-type="float" office:value="-3.6225">
            <text:p>-3.6225</text:p>
          </table:table-cell>
          <table:table-cell office:value-type="float" office:value="1.1375">
            <text:p>1.1375</text:p>
          </table:table-cell>
          <table:table-cell office:value-type="float" office:value="-9.5025">
            <text:p>-9.5025</text:p>
          </table:table-cell>
          <table:table-cell office:value-type="float" office:value="-16.0007147687">
            <text:p>-16.0007147687</text:p>
          </table:table-cell>
          <table:table-cell office:value-type="float" office:value="-15.5384967745">
            <text:p>-15.5384967745</text:p>
          </table:table-cell>
          <table:table-cell office:value-type="float" office:value="-102.3907143094">
            <text:p>-102.390714309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01">
            <text:p>-0.2501</text:p>
          </table:table-cell>
          <table:table-cell office:value-type="float" office:value="-0.2593">
            <text:p>-0.2593</text:p>
          </table:table-cell>
          <table:table-cell office:value-type="float" office:value="0.9033">
            <text:p>0.9033</text:p>
          </table:table-cell>
          <table:table-cell office:value-type="float" office:value="-0.2146">
            <text:p>-0.2146</text:p>
          </table:table-cell>
          <table:table-cell office:value-type="float" office:value="0.7196">
            <text:p>0.7196</text:p>
          </table:table-cell>
          <table:table-cell office:value-type="float" office:value="0.3357">
            <text:p>0.3357</text:p>
          </table:table-cell>
          <table:table-cell office:value-type="float" office:value="-3.9813">
            <text:p>-3.9813</text:p>
          </table:table-cell>
          <table:table-cell office:value-type="float" office:value="1.1025">
            <text:p>1.1025</text:p>
          </table:table-cell>
          <table:table-cell office:value-type="float" office:value="-9.9925">
            <text:p>-9.9925</text:p>
          </table:table-cell>
          <table:table-cell office:value-type="float" office:value="-16.0165422771">
            <text:p>-16.0165422771</text:p>
          </table:table-cell>
          <table:table-cell office:value-type="float" office:value="-15.2380607947">
            <text:p>-15.2380607947</text:p>
          </table:table-cell>
          <table:table-cell office:value-type="float" office:value="-102.610321619">
            <text:p>-102.61032161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1">
            <text:p>-0.251</text:p>
          </table:table-cell>
          <table:table-cell office:value-type="float" office:value="-0.2614">
            <text:p>-0.2614</text:p>
          </table:table-cell>
          <table:table-cell office:value-type="float" office:value="0.9013">
            <text:p>0.9013</text:p>
          </table:table-cell>
          <table:table-cell office:value-type="float" office:value="-0.2101">
            <text:p>-0.2101</text:p>
          </table:table-cell>
          <table:table-cell office:value-type="float" office:value="0.7182">
            <text:p>0.7182</text:p>
          </table:table-cell>
          <table:table-cell office:value-type="float" office:value="0.3355">
            <text:p>0.3355</text:p>
          </table:table-cell>
          <table:table-cell office:value-type="float" office:value="-3.815">
            <text:p>-3.815</text:p>
          </table:table-cell>
          <table:table-cell office:value-type="float" office:value="1.1112">
            <text:p>1.1112</text:p>
          </table:table-cell>
          <table:table-cell office:value-type="float" office:value="-9.765">
            <text:p>-9.765</text:p>
          </table:table-cell>
          <table:table-cell office:value-type="float" office:value="-16.173143816">
            <text:p>-16.173143816</text:p>
          </table:table-cell>
          <table:table-cell office:value-type="float" office:value="-15.1140158286">
            <text:p>-15.1140158286</text:p>
          </table:table-cell>
          <table:table-cell office:value-type="float" office:value="-102.3441023322">
            <text:p>-102.344102332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63">
            <text:p>-0.2663</text:p>
          </table:table-cell>
          <table:table-cell office:value-type="float" office:value="-0.2578">
            <text:p>-0.2578</text:p>
          </table:table-cell>
          <table:table-cell office:value-type="float" office:value="0.8985">
            <text:p>0.8985</text:p>
          </table:table-cell>
          <table:table-cell office:value-type="float" office:value="-0.2136">
            <text:p>-0.2136</text:p>
          </table:table-cell>
          <table:table-cell office:value-type="float" office:value="0.7186">
            <text:p>0.7186</text:p>
          </table:table-cell>
          <table:table-cell office:value-type="float" office:value="0.3347">
            <text:p>0.3347</text:p>
          </table:table-cell>
          <table:table-cell office:value-type="float" office:value="-4.0775">
            <text:p>-4.0775</text:p>
          </table:table-cell>
          <table:table-cell office:value-type="float" office:value="1.26">
            <text:p>1.26</text:p>
          </table:table-cell>
          <table:table-cell office:value-type="float" office:value="-9.6337">
            <text:p>-9.6337</text:p>
          </table:table-cell>
          <table:table-cell office:value-type="float" office:value="-16.0097642031">
            <text:p>-16.0097642031</text:p>
          </table:table-cell>
          <table:table-cell office:value-type="float" office:value="-15.4484018882">
            <text:p>-15.4484018882</text:p>
          </table:table-cell>
          <table:table-cell office:value-type="float" office:value="-102.3593342912">
            <text:p>-102.359334291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69">
            <text:p>-0.2669</text:p>
          </table:table-cell>
          <table:table-cell office:value-type="float" office:value="-0.26">
            <text:p>-0.26</text:p>
          </table:table-cell>
          <table:table-cell office:value-type="float" office:value="0.9006">
            <text:p>0.9006</text:p>
          </table:table-cell>
          <table:table-cell office:value-type="float" office:value="-0.2136">
            <text:p>-0.2136</text:p>
          </table:table-cell>
          <table:table-cell office:value-type="float" office:value="0.7186">
            <text:p>0.7186</text:p>
          </table:table-cell>
          <table:table-cell office:value-type="float" office:value="0.3347">
            <text:p>0.3347</text:p>
          </table:table-cell>
          <table:table-cell office:value-type="float" office:value="-3.2113">
            <text:p>-3.2113</text:p>
          </table:table-cell>
          <table:table-cell office:value-type="float" office:value="0.6212">
            <text:p>0.6212</text:p>
          </table:table-cell>
          <table:table-cell office:value-type="float" office:value="-10.01">
            <text:p>-10.01</text:p>
          </table:table-cell>
          <table:table-cell office:value-type="float" office:value="-16.103023347">
            <text:p>-16.103023347</text:p>
          </table:table-cell>
          <table:table-cell office:value-type="float" office:value="-15.7060653962">
            <text:p>-15.7060653962</text:p>
          </table:table-cell>
          <table:table-cell office:value-type="float" office:value="-102.3825774244">
            <text:p>-102.382577424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5">
            <text:p>-0.2605</text:p>
          </table:table-cell>
          <table:table-cell office:value-type="float" office:value="-0.268">
            <text:p>-0.268</text:p>
          </table:table-cell>
          <table:table-cell office:value-type="float" office:value="0.8983">
            <text:p>0.8983</text:p>
          </table:table-cell>
          <table:table-cell office:value-type="float" office:value="-0.2147">
            <text:p>-0.2147</text:p>
          </table:table-cell>
          <table:table-cell office:value-type="float" office:value="0.7187">
            <text:p>0.7187</text:p>
          </table:table-cell>
          <table:table-cell office:value-type="float" office:value="0.335">
            <text:p>0.335</text:p>
          </table:table-cell>
          <table:table-cell office:value-type="float" office:value="-3.4213">
            <text:p>-3.4213</text:p>
          </table:table-cell>
          <table:table-cell office:value-type="float" office:value="0.6125">
            <text:p>0.6125</text:p>
          </table:table-cell>
          <table:table-cell office:value-type="float" office:value="-9.8175">
            <text:p>-9.8175</text:p>
          </table:table-cell>
          <table:table-cell office:value-type="float" office:value="-16.610836742">
            <text:p>-16.610836742</text:p>
          </table:table-cell>
          <table:table-cell office:value-type="float" office:value="-15.6038190005">
            <text:p>-15.6038190005</text:p>
          </table:table-cell>
          <table:table-cell office:value-type="float" office:value="-102.6395701418">
            <text:p>-102.639570141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98">
            <text:p>-0.2698</text:p>
          </table:table-cell>
          <table:table-cell office:value-type="float" office:value="-0.2616">
            <text:p>-0.2616</text:p>
          </table:table-cell>
          <table:table-cell office:value-type="float" office:value="0.8985">
            <text:p>0.8985</text:p>
          </table:table-cell>
          <table:table-cell office:value-type="float" office:value="-0.2147">
            <text:p>-0.2147</text:p>
          </table:table-cell>
          <table:table-cell office:value-type="float" office:value="0.7187">
            <text:p>0.7187</text:p>
          </table:table-cell>
          <table:table-cell office:value-type="float" office:value="0.335">
            <text:p>0.335</text:p>
          </table:table-cell>
          <table:table-cell office:value-type="float" office:value="-3.255">
            <text:p>-3.255</text:p>
          </table:table-cell>
          <table:table-cell office:value-type="float" office:value="0.9187">
            <text:p>0.9187</text:p>
          </table:table-cell>
          <table:table-cell office:value-type="float" office:value="-9.4762">
            <text:p>-9.4762</text:p>
          </table:table-cell>
          <table:table-cell office:value-type="float" office:value="-16.2338950904">
            <text:p>-16.2338950904</text:p>
          </table:table-cell>
          <table:table-cell office:value-type="float" office:value="-15.8523380702">
            <text:p>-15.8523380702</text:p>
          </table:table-cell>
          <table:table-cell office:value-type="float" office:value="-102.4381444416">
            <text:p>-102.438144441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6">
            <text:p>-0.266</text:p>
          </table:table-cell>
          <table:table-cell office:value-type="float" office:value="-0.26">
            <text:p>-0.26</text:p>
          </table:table-cell>
          <table:table-cell office:value-type="float" office:value="0.9025">
            <text:p>0.9025</text:p>
          </table:table-cell>
          <table:table-cell office:value-type="float" office:value="-0.2129">
            <text:p>-0.2129</text:p>
          </table:table-cell>
          <table:table-cell office:value-type="float" office:value="0.7192">
            <text:p>0.7192</text:p>
          </table:table-cell>
          <table:table-cell office:value-type="float" office:value="0.3366">
            <text:p>0.3366</text:p>
          </table:table-cell>
          <table:table-cell office:value-type="float" office:value="-4.6287">
            <text:p>-4.6287</text:p>
          </table:table-cell>
          <table:table-cell office:value-type="float" office:value="1.0762">
            <text:p>1.0762</text:p>
          </table:table-cell>
          <table:table-cell office:value-type="float" office:value="-8.925">
            <text:p>-8.925</text:p>
          </table:table-cell>
          <table:table-cell office:value-type="float" office:value="-16.0714684092">
            <text:p>-16.0714684092</text:p>
          </table:table-cell>
          <table:table-cell office:value-type="float" office:value="-15.8335138745">
            <text:p>-15.8335138745</text:p>
          </table:table-cell>
          <table:table-cell office:value-type="float" office:value="-102.2972406045">
            <text:p>-102.297240604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85">
            <text:p>-0.2485</text:p>
          </table:table-cell>
          <table:table-cell office:value-type="float" office:value="-0.2671">
            <text:p>-0.2671</text:p>
          </table:table-cell>
          <table:table-cell office:value-type="float" office:value="0.8997">
            <text:p>0.8997</text:p>
          </table:table-cell>
          <table:table-cell office:value-type="float" office:value="-0.2129">
            <text:p>-0.2129</text:p>
          </table:table-cell>
          <table:table-cell office:value-type="float" office:value="0.7178">
            <text:p>0.7178</text:p>
          </table:table-cell>
          <table:table-cell office:value-type="float" office:value="0.3342">
            <text:p>0.3342</text:p>
          </table:table-cell>
          <table:table-cell office:value-type="float" office:value="-3.5263">
            <text:p>-3.5263</text:p>
          </table:table-cell>
          <table:table-cell office:value-type="float" office:value="0.805">
            <text:p>0.805</text:p>
          </table:table-cell>
          <table:table-cell office:value-type="float" office:value="-8.96">
            <text:p>-8.96</text:p>
          </table:table-cell>
          <table:table-cell office:value-type="float" office:value="-16.5338556199">
            <text:p>-16.5338556199</text:p>
          </table:table-cell>
          <table:table-cell office:value-type="float" office:value="-15.287918897">
            <text:p>-15.287918897</text:p>
          </table:table-cell>
          <table:table-cell office:value-type="float" office:value="-102.6706519899">
            <text:p>-102.670651989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29">
            <text:p>-0.2529</text:p>
          </table:table-cell>
          <table:table-cell office:value-type="float" office:value="-0.2667">
            <text:p>-0.2667</text:p>
          </table:table-cell>
          <table:table-cell office:value-type="float" office:value="0.8966">
            <text:p>0.8966</text:p>
          </table:table-cell>
          <table:table-cell office:value-type="float" office:value="-0.2129">
            <text:p>-0.2129</text:p>
          </table:table-cell>
          <table:table-cell office:value-type="float" office:value="0.7178">
            <text:p>0.7178</text:p>
          </table:table-cell>
          <table:table-cell office:value-type="float" office:value="0.3342">
            <text:p>0.3342</text:p>
          </table:table-cell>
          <table:table-cell office:value-type="float" office:value="-3.2987">
            <text:p>-3.2987</text:p>
          </table:table-cell>
          <table:table-cell office:value-type="float" office:value="1.5487">
            <text:p>1.5487</text:p>
          </table:table-cell>
          <table:table-cell office:value-type="float" office:value="-9.45">
            <text:p>-9.45</text:p>
          </table:table-cell>
          <table:table-cell office:value-type="float" office:value="-16.5654081533">
            <text:p>-16.5654081533</text:p>
          </table:table-cell>
          <table:table-cell office:value-type="float" office:value="-15.2385769017">
            <text:p>-15.2385769017</text:p>
          </table:table-cell>
          <table:table-cell office:value-type="float" office:value="-102.617106144">
            <text:p>-102.61710614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6">
            <text:p>-0.266</text:p>
          </table:table-cell>
          <table:table-cell office:value-type="float" office:value="-0.256">
            <text:p>-0.256</text:p>
          </table:table-cell>
          <table:table-cell office:value-type="float" office:value="0.9002">
            <text:p>0.9002</text:p>
          </table:table-cell>
          <table:table-cell office:value-type="float" office:value="-0.2135">
            <text:p>-0.2135</text:p>
          </table:table-cell>
          <table:table-cell office:value-type="float" office:value="0.7175">
            <text:p>0.7175</text:p>
          </table:table-cell>
          <table:table-cell office:value-type="float" office:value="0.3339">
            <text:p>0.3339</text:p>
          </table:table-cell>
          <table:table-cell office:value-type="float" office:value="-3.7362">
            <text:p>-3.7362</text:p>
          </table:table-cell>
          <table:table-cell office:value-type="float" office:value="1.6975">
            <text:p>1.6975</text:p>
          </table:table-cell>
          <table:table-cell office:value-type="float" office:value="-9.8">
            <text:p>-9.8</text:p>
          </table:table-cell>
          <table:table-cell office:value-type="float" office:value="-15.8763587779">
            <text:p>-15.8763587779</text:p>
          </table:table-cell>
          <table:table-cell office:value-type="float" office:value="-15.3835324753">
            <text:p>-15.3835324753</text:p>
          </table:table-cell>
          <table:table-cell office:value-type="float" office:value="-102.3583731509">
            <text:p>-102.358373150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32">
            <text:p>-0.2532</text:p>
          </table:table-cell>
          <table:table-cell office:value-type="float" office:value="-0.2654">
            <text:p>-0.2654</text:p>
          </table:table-cell>
          <table:table-cell office:value-type="float" office:value="0.9033">
            <text:p>0.9033</text:p>
          </table:table-cell>
          <table:table-cell office:value-type="float" office:value="-0.2135">
            <text:p>-0.2135</text:p>
          </table:table-cell>
          <table:table-cell office:value-type="float" office:value="0.7175">
            <text:p>0.7175</text:p>
          </table:table-cell>
          <table:table-cell office:value-type="float" office:value="0.3339">
            <text:p>0.3339</text:p>
          </table:table-cell>
          <table:table-cell office:value-type="float" office:value="-3.15">
            <text:p>-3.15</text:p>
          </table:table-cell>
          <table:table-cell office:value-type="float" office:value="0.8312">
            <text:p>0.8312</text:p>
          </table:table-cell>
          <table:table-cell office:value-type="float" office:value="-10.15">
            <text:p>-10.15</text:p>
          </table:table-cell>
          <table:table-cell office:value-type="float" office:value="-16.3722483686">
            <text:p>-16.3722483686</text:p>
          </table:table-cell>
          <table:table-cell office:value-type="float" office:value="-15.2054679732">
            <text:p>-15.2054679732</text:p>
          </table:table-cell>
          <table:table-cell office:value-type="float" office:value="-102.6406739993">
            <text:p>-102.640673999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5">
            <text:p>-0.255</text:p>
          </table:table-cell>
          <table:table-cell office:value-type="float" office:value="-0.266">
            <text:p>-0.266</text:p>
          </table:table-cell>
          <table:table-cell office:value-type="float" office:value="0.9032">
            <text:p>0.9032</text:p>
          </table:table-cell>
          <table:table-cell office:value-type="float" office:value="-0.214">
            <text:p>-0.214</text:p>
          </table:table-cell>
          <table:table-cell office:value-type="float" office:value="0.7183">
            <text:p>0.7183</text:p>
          </table:table-cell>
          <table:table-cell office:value-type="float" office:value="0.3306">
            <text:p>0.3306</text:p>
          </table:table-cell>
          <table:table-cell office:value-type="float" office:value="-3.6312">
            <text:p>-3.6312</text:p>
          </table:table-cell>
          <table:table-cell office:value-type="float" office:value="0.9013">
            <text:p>0.9013</text:p>
          </table:table-cell>
          <table:table-cell office:value-type="float" office:value="-9.9137">
            <text:p>-9.9137</text:p>
          </table:table-cell>
          <table:table-cell office:value-type="float" office:value="-16.4100570757">
            <text:p>-16.4100570757</text:p>
          </table:table-cell>
          <table:table-cell office:value-type="float" office:value="-15.1784504513">
            <text:p>-15.1784504513</text:p>
          </table:table-cell>
          <table:table-cell office:value-type="float" office:value="-102.7260016407">
            <text:p>-102.726001640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51">
            <text:p>-0.2651</text:p>
          </table:table-cell>
          <table:table-cell office:value-type="float" office:value="-0.2579">
            <text:p>-0.2579</text:p>
          </table:table-cell>
          <table:table-cell office:value-type="float" office:value="0.9001">
            <text:p>0.9001</text:p>
          </table:table-cell>
          <table:table-cell office:value-type="float" office:value="-0.2135">
            <text:p>-0.2135</text:p>
          </table:table-cell>
          <table:table-cell office:value-type="float" office:value="0.7178">
            <text:p>0.7178</text:p>
          </table:table-cell>
          <table:table-cell office:value-type="float" office:value="0.3342">
            <text:p>0.3342</text:p>
          </table:table-cell>
          <table:table-cell office:value-type="float" office:value="-3.7013">
            <text:p>-3.7013</text:p>
          </table:table-cell>
          <table:table-cell office:value-type="float" office:value="1.33">
            <text:p>1.33</text:p>
          </table:table-cell>
          <table:table-cell office:value-type="float" office:value="-9.2225">
            <text:p>-9.2225</text:p>
          </table:table-cell>
          <table:table-cell office:value-type="float" office:value="-15.9892412596">
            <text:p>-15.9892412596</text:p>
          </table:table-cell>
          <table:table-cell office:value-type="float" office:value="-15.4306936594">
            <text:p>-15.4306936594</text:p>
          </table:table-cell>
          <table:table-cell office:value-type="float" office:value="-102.387155406">
            <text:p>-102.38715540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66">
            <text:p>-0.2666</text:p>
          </table:table-cell>
          <table:table-cell office:value-type="float" office:value="-0.2554">
            <text:p>-0.2554</text:p>
          </table:table-cell>
          <table:table-cell office:value-type="float" office:value="0.9003">
            <text:p>0.9003</text:p>
          </table:table-cell>
          <table:table-cell office:value-type="float" office:value="-0.2135">
            <text:p>-0.2135</text:p>
          </table:table-cell>
          <table:table-cell office:value-type="float" office:value="0.7178">
            <text:p>0.7178</text:p>
          </table:table-cell>
          <table:table-cell office:value-type="float" office:value="0.3342">
            <text:p>0.3342</text:p>
          </table:table-cell>
          <table:table-cell office:value-type="float" office:value="-3.3775">
            <text:p>-3.3775</text:p>
          </table:table-cell>
          <table:table-cell office:value-type="float" office:value="1.1462">
            <text:p>1.1462</text:p>
          </table:table-cell>
          <table:table-cell office:value-type="float" office:value="-9.8175">
            <text:p>-9.8175</text:p>
          </table:table-cell>
          <table:table-cell office:value-type="float" office:value="-15.8381001953">
            <text:p>-15.8381001953</text:p>
          </table:table-cell>
          <table:table-cell office:value-type="float" office:value="-15.6471420544">
            <text:p>-15.6471420544</text:p>
          </table:table-cell>
          <table:table-cell office:value-type="float" office:value="-102.3324525594">
            <text:p>-102.332452559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39">
            <text:p>-0.2539</text:p>
          </table:table-cell>
          <table:table-cell office:value-type="float" office:value="-0.2691">
            <text:p>-0.2691</text:p>
          </table:table-cell>
          <table:table-cell office:value-type="float" office:value="0.9002">
            <text:p>0.9002</text:p>
          </table:table-cell>
          <table:table-cell office:value-type="float" office:value="-0.2127">
            <text:p>-0.2127</text:p>
          </table:table-cell>
          <table:table-cell office:value-type="float" office:value="0.7192">
            <text:p>0.7192</text:p>
          </table:table-cell>
          <table:table-cell office:value-type="float" office:value="0.3354">
            <text:p>0.3354</text:p>
          </table:table-cell>
          <table:table-cell office:value-type="float" office:value="-3.4738">
            <text:p>-3.4738</text:p>
          </table:table-cell>
          <table:table-cell office:value-type="float" office:value="0.9275">
            <text:p>0.9275</text:p>
          </table:table-cell>
          <table:table-cell office:value-type="float" office:value="-10.0187">
            <text:p>-10.0187</text:p>
          </table:table-cell>
          <table:table-cell office:value-type="float" office:value="-16.6413061352">
            <text:p>-16.6413061352</text:p>
          </table:table-cell>
          <table:table-cell office:value-type="float" office:value="-15.3756526627">
            <text:p>-15.3756526627</text:p>
          </table:table-cell>
          <table:table-cell office:value-type="float" office:value="-102.5817859399">
            <text:p>-102.581785939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43">
            <text:p>-0.2643</text:p>
          </table:table-cell>
          <table:table-cell office:value-type="float" office:value="-0.2612">
            <text:p>-0.2612</text:p>
          </table:table-cell>
          <table:table-cell office:value-type="float" office:value="0.8975">
            <text:p>0.8975</text:p>
          </table:table-cell>
          <table:table-cell office:value-type="float" office:value="-0.2127">
            <text:p>-0.2127</text:p>
          </table:table-cell>
          <table:table-cell office:value-type="float" office:value="0.7192">
            <text:p>0.7192</text:p>
          </table:table-cell>
          <table:table-cell office:value-type="float" office:value="0.3354">
            <text:p>0.3354</text:p>
          </table:table-cell>
          <table:table-cell office:value-type="float" office:value="-3.92">
            <text:p>-3.92</text:p>
          </table:table-cell>
          <table:table-cell office:value-type="float" office:value="1.1638">
            <text:p>1.1638</text:p>
          </table:table-cell>
          <table:table-cell office:value-type="float" office:value="-9.1787">
            <text:p>-9.1787</text:p>
          </table:table-cell>
          <table:table-cell office:value-type="float" office:value="-16.2275759641">
            <text:p>-16.2275759641</text:p>
          </table:table-cell>
          <table:table-cell office:value-type="float" office:value="-15.5633653675">
            <text:p>-15.5633653675</text:p>
          </table:table-cell>
          <table:table-cell office:value-type="float" office:value="-102.3515046175">
            <text:p>-102.351504617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714">
            <text:p>-0.2714</text:p>
          </table:table-cell>
          <table:table-cell office:value-type="float" office:value="-0.2572">
            <text:p>-0.2572</text:p>
          </table:table-cell>
          <table:table-cell office:value-type="float" office:value="0.8969">
            <text:p>0.8969</text:p>
          </table:table-cell>
          <table:table-cell office:value-type="float" office:value="-0.2166">
            <text:p>-0.2166</text:p>
          </table:table-cell>
          <table:table-cell office:value-type="float" office:value="0.7198">
            <text:p>0.7198</text:p>
          </table:table-cell>
          <table:table-cell office:value-type="float" office:value="0.3305">
            <text:p>0.3305</text:p>
          </table:table-cell>
          <table:table-cell office:value-type="float" office:value="-3.9463">
            <text:p>-3.9463</text:p>
          </table:table-cell>
          <table:table-cell office:value-type="float" office:value="1.2075">
            <text:p>1.2075</text:p>
          </table:table-cell>
          <table:table-cell office:value-type="float" office:value="-9.0125">
            <text:p>-9.0125</text:p>
          </table:table-cell>
          <table:table-cell office:value-type="float" office:value="-16.0015915145">
            <text:p>-16.0015915145</text:p>
          </table:table-cell>
          <table:table-cell office:value-type="float" office:value="-15.8524973736">
            <text:p>-15.8524973736</text:p>
          </table:table-cell>
          <table:table-cell office:value-type="float" office:value="-102.5747532059">
            <text:p>-102.574753205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5">
            <text:p>-0.2605</text:p>
          </table:table-cell>
          <table:table-cell office:value-type="float" office:value="-0.2638">
            <text:p>-0.2638</text:p>
          </table:table-cell>
          <table:table-cell office:value-type="float" office:value="0.9029">
            <text:p>0.9029</text:p>
          </table:table-cell>
          <table:table-cell office:value-type="float" office:value="-0.2166">
            <text:p>-0.2166</text:p>
          </table:table-cell>
          <table:table-cell office:value-type="float" office:value="0.7198">
            <text:p>0.7198</text:p>
          </table:table-cell>
          <table:table-cell office:value-type="float" office:value="0.3326">
            <text:p>0.3326</text:p>
          </table:table-cell>
          <table:table-cell office:value-type="float" office:value="-3.0013">
            <text:p>-3.0013</text:p>
          </table:table-cell>
          <table:table-cell office:value-type="float" office:value="0.7263">
            <text:p>0.7263</text:p>
          </table:table-cell>
          <table:table-cell office:value-type="float" office:value="-9.6075">
            <text:p>-9.6075</text:p>
          </table:table-cell>
          <table:table-cell office:value-type="float" office:value="-16.2861020469">
            <text:p>-16.2861020469</text:p>
          </table:table-cell>
          <table:table-cell office:value-type="float" office:value="-15.6436314955">
            <text:p>-15.6436314955</text:p>
          </table:table-cell>
          <table:table-cell office:value-type="float" office:value="-102.7476745212">
            <text:p>-102.747674521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93">
            <text:p>-0.2493</text:p>
          </table:table-cell>
          <table:table-cell office:value-type="float" office:value="-0.2682">
            <text:p>-0.2682</text:p>
          </table:table-cell>
          <table:table-cell office:value-type="float" office:value="0.901">
            <text:p>0.901</text:p>
          </table:table-cell>
          <table:table-cell office:value-type="float" office:value="-0.2132">
            <text:p>-0.2132</text:p>
          </table:table-cell>
          <table:table-cell office:value-type="float" office:value="0.7175">
            <text:p>0.7175</text:p>
          </table:table-cell>
          <table:table-cell office:value-type="float" office:value="0.3326">
            <text:p>0.3326</text:p>
          </table:table-cell>
          <table:table-cell office:value-type="float" office:value="-3.7188">
            <text:p>-3.7188</text:p>
          </table:table-cell>
          <table:table-cell office:value-type="float" office:value="1.1025">
            <text:p>1.1025</text:p>
          </table:table-cell>
          <table:table-cell office:value-type="float" office:value="-9.0738">
            <text:p>-9.0738</text:p>
          </table:table-cell>
          <table:table-cell office:value-type="float" office:value="-16.5759769878">
            <text:p>-16.5759769878</text:p>
          </table:table-cell>
          <table:table-cell office:value-type="float" office:value="-15.2699434851">
            <text:p>-15.2699434851</text:p>
          </table:table-cell>
          <table:table-cell office:value-type="float" office:value="-102.7331523641">
            <text:p>-102.733152364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47">
            <text:p>-0.2647</text:p>
          </table:table-cell>
          <table:table-cell office:value-type="float" office:value="-0.2577">
            <text:p>-0.2577</text:p>
          </table:table-cell>
          <table:table-cell office:value-type="float" office:value="0.8947">
            <text:p>0.8947</text:p>
          </table:table-cell>
          <table:table-cell office:value-type="float" office:value="-0.2127">
            <text:p>-0.2127</text:p>
          </table:table-cell>
          <table:table-cell office:value-type="float" office:value="0.7193">
            <text:p>0.7193</text:p>
          </table:table-cell>
          <table:table-cell office:value-type="float" office:value="0.3344">
            <text:p>0.3344</text:p>
          </table:table-cell>
          <table:table-cell office:value-type="float" office:value="-4.0338">
            <text:p>-4.0338</text:p>
          </table:table-cell>
          <table:table-cell office:value-type="float" office:value="1.3475">
            <text:p>1.3475</text:p>
          </table:table-cell>
          <table:table-cell office:value-type="float" office:value="-8.715">
            <text:p>-8.715</text:p>
          </table:table-cell>
          <table:table-cell office:value-type="float" office:value="-16.0691399533">
            <text:p>-16.0691399533</text:p>
          </table:table-cell>
          <table:table-cell office:value-type="float" office:value="-15.5064807277">
            <text:p>-15.5064807277</text:p>
          </table:table-cell>
          <table:table-cell office:value-type="float" office:value="-102.3196767947">
            <text:p>-102.319676794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57">
            <text:p>-0.2557</text:p>
          </table:table-cell>
          <table:table-cell office:value-type="float" office:value="-0.2611">
            <text:p>-0.2611</text:p>
          </table:table-cell>
          <table:table-cell office:value-type="float" office:value="0.9024">
            <text:p>0.9024</text:p>
          </table:table-cell>
          <table:table-cell office:value-type="float" office:value="-0.2127">
            <text:p>-0.2127</text:p>
          </table:table-cell>
          <table:table-cell office:value-type="float" office:value="0.7193">
            <text:p>0.7193</text:p>
          </table:table-cell>
          <table:table-cell office:value-type="float" office:value="0.3344">
            <text:p>0.3344</text:p>
          </table:table-cell>
          <table:table-cell office:value-type="float" office:value="-3.185">
            <text:p>-3.185</text:p>
          </table:table-cell>
          <table:table-cell office:value-type="float" office:value="0.77">
            <text:p>0.77</text:p>
          </table:table-cell>
          <table:table-cell office:value-type="float" office:value="-9.2225">
            <text:p>-9.2225</text:p>
          </table:table-cell>
          <table:table-cell office:value-type="float" office:value="-16.1370891657">
            <text:p>-16.1370891657</text:p>
          </table:table-cell>
          <table:table-cell office:value-type="float" office:value="-15.3521820939">
            <text:p>-15.3521820939</text:p>
          </table:table-cell>
          <table:table-cell office:value-type="float" office:value="-102.4711455571">
            <text:p>-102.471145557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439">
            <text:p>-0.2439</text:p>
          </table:table-cell>
          <table:table-cell office:value-type="float" office:value="-0.2664">
            <text:p>-0.2664</text:p>
          </table:table-cell>
          <table:table-cell office:value-type="float" office:value="0.8994">
            <text:p>0.8994</text:p>
          </table:table-cell>
          <table:table-cell office:value-type="float" office:value="-0.2156">
            <text:p>-0.2156</text:p>
          </table:table-cell>
          <table:table-cell office:value-type="float" office:value="0.7182">
            <text:p>0.7182</text:p>
          </table:table-cell>
          <table:table-cell office:value-type="float" office:value="0.339">
            <text:p>0.339</text:p>
          </table:table-cell>
          <table:table-cell office:value-type="float" office:value="-3.1763">
            <text:p>-3.1763</text:p>
          </table:table-cell>
          <table:table-cell office:value-type="float" office:value="1.015">
            <text:p>1.015</text:p>
          </table:table-cell>
          <table:table-cell office:value-type="float" office:value="-9.4762">
            <text:p>-9.4762</text:p>
          </table:table-cell>
          <table:table-cell office:value-type="float" office:value="-16.4983175258">
            <text:p>-16.4983175258</text:p>
          </table:table-cell>
          <table:table-cell office:value-type="float" office:value="-14.9669624713">
            <text:p>-14.9669624713</text:p>
          </table:table-cell>
          <table:table-cell office:value-type="float" office:value="-102.7905678581">
            <text:p>-102.790567858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4">
            <text:p>-0.2564</text:p>
          </table:table-cell>
          <table:table-cell office:value-type="float" office:value="-0.2614">
            <text:p>-0.2614</text:p>
          </table:table-cell>
          <table:table-cell office:value-type="float" office:value="0.9028">
            <text:p>0.9028</text:p>
          </table:table-cell>
          <table:table-cell office:value-type="float" office:value="-0.2156">
            <text:p>-0.2156</text:p>
          </table:table-cell>
          <table:table-cell office:value-type="float" office:value="0.7182">
            <text:p>0.7182</text:p>
          </table:table-cell>
          <table:table-cell office:value-type="float" office:value="0.339">
            <text:p>0.339</text:p>
          </table:table-cell>
          <table:table-cell office:value-type="float" office:value="-2.9575">
            <text:p>-2.9575</text:p>
          </table:table-cell>
          <table:table-cell office:value-type="float" office:value="1.2687">
            <text:p>1.2687</text:p>
          </table:table-cell>
          <table:table-cell office:value-type="float" office:value="-9.45">
            <text:p>-9.45</text:p>
          </table:table-cell>
          <table:table-cell office:value-type="float" office:value="-16.1488475055">
            <text:p>-16.1488475055</text:p>
          </table:table-cell>
          <table:table-cell office:value-type="float" office:value="-15.0901089521">
            <text:p>-15.0901089521</text:p>
          </table:table-cell>
          <table:table-cell office:value-type="float" office:value="-102.571841736">
            <text:p>-102.57184173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55">
            <text:p>-0.2655</text:p>
          </table:table-cell>
          <table:table-cell office:value-type="float" office:value="-0.2564">
            <text:p>-0.2564</text:p>
          </table:table-cell>
          <table:table-cell office:value-type="float" office:value="0.9013">
            <text:p>0.9013</text:p>
          </table:table-cell>
          <table:table-cell office:value-type="float" office:value="-0.2122">
            <text:p>-0.2122</text:p>
          </table:table-cell>
          <table:table-cell office:value-type="float" office:value="0.7182">
            <text:p>0.7182</text:p>
          </table:table-cell>
          <table:table-cell office:value-type="float" office:value="0.3276">
            <text:p>0.3276</text:p>
          </table:table-cell>
          <table:table-cell office:value-type="float" office:value="-3.0538">
            <text:p>-3.0538</text:p>
          </table:table-cell>
          <table:table-cell office:value-type="float" office:value="0.4462">
            <text:p>0.4462</text:p>
          </table:table-cell>
          <table:table-cell office:value-type="float" office:value="-9.6425">
            <text:p>-9.6425</text:p>
          </table:table-cell>
          <table:table-cell office:value-type="float" office:value="-15.8805076965">
            <text:p>-15.8805076965</text:p>
          </table:table-cell>
          <table:table-cell office:value-type="float" office:value="-15.5334397985">
            <text:p>-15.5334397985</text:p>
          </table:table-cell>
          <table:table-cell office:value-type="float" office:value="-102.4175681603">
            <text:p>-102.417568160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5">
            <text:p>-0.2585</text:p>
          </table:table-cell>
          <table:table-cell office:value-type="float" office:value="-0.2648">
            <text:p>-0.2648</text:p>
          </table:table-cell>
          <table:table-cell office:value-type="float" office:value="0.8971">
            <text:p>0.8971</text:p>
          </table:table-cell>
          <table:table-cell office:value-type="float" office:value="-0.2144">
            <text:p>-0.2144</text:p>
          </table:table-cell>
          <table:table-cell office:value-type="float" office:value="0.72">
            <text:p>0.72</text:p>
          </table:table-cell>
          <table:table-cell office:value-type="float" office:value="0.3343">
            <text:p>0.3343</text:p>
          </table:table-cell>
          <table:table-cell office:value-type="float" office:value="-3.9375">
            <text:p>-3.9375</text:p>
          </table:table-cell>
          <table:table-cell office:value-type="float" office:value="0.8138">
            <text:p>0.8138</text:p>
          </table:table-cell>
          <table:table-cell office:value-type="float" office:value="-9.1875">
            <text:p>-9.1875</text:p>
          </table:table-cell>
          <table:table-cell office:value-type="float" office:value="-16.4438857048">
            <text:p>-16.4438857048</text:p>
          </table:table-cell>
          <table:table-cell office:value-type="float" office:value="-15.4875629408">
            <text:p>-15.4875629408</text:p>
          </table:table-cell>
          <table:table-cell office:value-type="float" office:value="-102.6020847188">
            <text:p>-102.602084718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6">
            <text:p>-0.2596</text:p>
          </table:table-cell>
          <table:table-cell office:value-type="float" office:value="-0.2627">
            <text:p>-0.2627</text:p>
          </table:table-cell>
          <table:table-cell office:value-type="float" office:value="0.9022">
            <text:p>0.9022</text:p>
          </table:table-cell>
          <table:table-cell office:value-type="float" office:value="-0.2144">
            <text:p>-0.2144</text:p>
          </table:table-cell>
          <table:table-cell office:value-type="float" office:value="0.72">
            <text:p>0.72</text:p>
          </table:table-cell>
          <table:table-cell office:value-type="float" office:value="0.3343">
            <text:p>0.3343</text:p>
          </table:table-cell>
          <table:table-cell office:value-type="float" office:value="-4.2175">
            <text:p>-4.2175</text:p>
          </table:table-cell>
          <table:table-cell office:value-type="float" office:value="1.33">
            <text:p>1.33</text:p>
          </table:table-cell>
          <table:table-cell office:value-type="float" office:value="-9.1437">
            <text:p>-9.1437</text:p>
          </table:table-cell>
          <table:table-cell office:value-type="float" office:value="-16.2348377239">
            <text:p>-16.2348377239</text:p>
          </table:table-cell>
          <table:table-cell office:value-type="float" office:value="-15.4700237679">
            <text:p>-15.4700237679</text:p>
          </table:table-cell>
          <table:table-cell office:value-type="float" office:value="-102.5566226124">
            <text:p>-102.556622612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706">
            <text:p>-0.2706</text:p>
          </table:table-cell>
          <table:table-cell office:value-type="float" office:value="-0.2558">
            <text:p>-0.2558</text:p>
          </table:table-cell>
          <table:table-cell office:value-type="float" office:value="0.8998">
            <text:p>0.8998</text:p>
          </table:table-cell>
          <table:table-cell office:value-type="float" office:value="-0.2143">
            <text:p>-0.2143</text:p>
          </table:table-cell>
          <table:table-cell office:value-type="float" office:value="0.7188">
            <text:p>0.7188</text:p>
          </table:table-cell>
          <table:table-cell office:value-type="float" office:value="0.3332">
            <text:p>0.3332</text:p>
          </table:table-cell>
          <table:table-cell office:value-type="float" office:value="-4.1213">
            <text:p>-4.1213</text:p>
          </table:table-cell>
          <table:table-cell office:value-type="float" office:value="1.6187">
            <text:p>1.6187</text:p>
          </table:table-cell>
          <table:table-cell office:value-type="float" office:value="-9.5025">
            <text:p>-9.5025</text:p>
          </table:table-cell>
          <table:table-cell office:value-type="float" office:value="-15.8705239967">
            <text:p>-15.8705239967</text:p>
          </table:table-cell>
          <table:table-cell office:value-type="float" office:value="-15.6524458683">
            <text:p>-15.6524458683</text:p>
          </table:table-cell>
          <table:table-cell office:value-type="float" office:value="-102.3562535011">
            <text:p>-102.356253501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">
            <text:p>-0.262</text:p>
          </table:table-cell>
          <table:table-cell office:value-type="float" office:value="-0.2592">
            <text:p>-0.2592</text:p>
          </table:table-cell>
          <table:table-cell office:value-type="float" office:value="0.8996">
            <text:p>0.8996</text:p>
          </table:table-cell>
          <table:table-cell office:value-type="float" office:value="-0.2143">
            <text:p>-0.2143</text:p>
          </table:table-cell>
          <table:table-cell office:value-type="float" office:value="0.7188">
            <text:p>0.7188</text:p>
          </table:table-cell>
          <table:table-cell office:value-type="float" office:value="0.3332">
            <text:p>0.3332</text:p>
          </table:table-cell>
          <table:table-cell office:value-type="float" office:value="-4.1475">
            <text:p>-4.1475</text:p>
          </table:table-cell>
          <table:table-cell office:value-type="float" office:value="1.4612">
            <text:p>1.4612</text:p>
          </table:table-cell>
          <table:table-cell office:value-type="float" office:value="-9.8262">
            <text:p>-9.8262</text:p>
          </table:table-cell>
          <table:table-cell office:value-type="float" office:value="-16.0727053143">
            <text:p>-16.0727053143</text:p>
          </table:table-cell>
          <table:table-cell office:value-type="float" office:value="-15.6462054382">
            <text:p>-15.6462054382</text:p>
          </table:table-cell>
          <table:table-cell office:value-type="float" office:value="-102.5096514803">
            <text:p>-102.509651480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4">
            <text:p>-0.254</text:p>
          </table:table-cell>
          <table:table-cell office:value-type="float" office:value="-0.2653">
            <text:p>-0.2653</text:p>
          </table:table-cell>
          <table:table-cell office:value-type="float" office:value="0.9001">
            <text:p>0.9001</text:p>
          </table:table-cell>
          <table:table-cell office:value-type="float" office:value="-0.2137">
            <text:p>-0.2137</text:p>
          </table:table-cell>
          <table:table-cell office:value-type="float" office:value="0.7198">
            <text:p>0.7198</text:p>
          </table:table-cell>
          <table:table-cell office:value-type="float" office:value="0.3375">
            <text:p>0.3375</text:p>
          </table:table-cell>
          <table:table-cell office:value-type="float" office:value="-3.4825">
            <text:p>-3.4825</text:p>
          </table:table-cell>
          <table:table-cell office:value-type="float" office:value="1.3387">
            <text:p>1.3387</text:p>
          </table:table-cell>
          <table:table-cell office:value-type="float" office:value="-9.8612">
            <text:p>-9.8612</text:p>
          </table:table-cell>
          <table:table-cell office:value-type="float" office:value="-16.421808495">
            <text:p>-16.421808495</text:p>
          </table:table-cell>
          <table:table-cell office:value-type="float" office:value="-15.4474066121">
            <text:p>-15.4474066121</text:p>
          </table:table-cell>
          <table:table-cell office:value-type="float" office:value="-102.5447706178">
            <text:p>-102.544770617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59">
            <text:p>-0.2559</text:p>
          </table:table-cell>
          <table:table-cell office:value-type="float" office:value="-0.2607">
            <text:p>-0.2607</text:p>
          </table:table-cell>
          <table:table-cell office:value-type="float" office:value="0.8989">
            <text:p>0.8989</text:p>
          </table:table-cell>
          <table:table-cell office:value-type="float" office:value="-0.2137">
            <text:p>-0.2137</text:p>
          </table:table-cell>
          <table:table-cell office:value-type="float" office:value="0.7176">
            <text:p>0.7176</text:p>
          </table:table-cell>
          <table:table-cell office:value-type="float" office:value="0.3357">
            <text:p>0.3357</text:p>
          </table:table-cell>
          <table:table-cell office:value-type="float" office:value="-3.7888">
            <text:p>-3.7888</text:p>
          </table:table-cell>
          <table:table-cell office:value-type="float" office:value="1.4088">
            <text:p>1.4088</text:p>
          </table:table-cell>
          <table:table-cell office:value-type="float" office:value="-9.1612">
            <text:p>-9.1612</text:p>
          </table:table-cell>
          <table:table-cell office:value-type="float" office:value="-16.1738522345">
            <text:p>-16.1738522345</text:p>
          </table:table-cell>
          <table:table-cell office:value-type="float" office:value="-15.3897160523">
            <text:p>-15.3897160523</text:p>
          </table:table-cell>
          <table:table-cell office:value-type="float" office:value="-102.5206912222">
            <text:p>-102.520691222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41">
            <text:p>-0.2641</text:p>
          </table:table-cell>
          <table:table-cell office:value-type="float" office:value="-0.2607">
            <text:p>-0.2607</text:p>
          </table:table-cell>
          <table:table-cell office:value-type="float" office:value="0.8987">
            <text:p>0.8987</text:p>
          </table:table-cell>
          <table:table-cell office:value-type="float" office:value="-0.2137">
            <text:p>-0.2137</text:p>
          </table:table-cell>
          <table:table-cell office:value-type="float" office:value="0.7176">
            <text:p>0.7176</text:p>
          </table:table-cell>
          <table:table-cell office:value-type="float" office:value="0.3357">
            <text:p>0.3357</text:p>
          </table:table-cell>
          <table:table-cell office:value-type="float" office:value="-4.4363">
            <text:p>-4.4363</text:p>
          </table:table-cell>
          <table:table-cell office:value-type="float" office:value="1.1112">
            <text:p>1.1112</text:p>
          </table:table-cell>
          <table:table-cell office:value-type="float" office:value="-8.4437">
            <text:p>-8.4437</text:p>
          </table:table-cell>
          <table:table-cell office:value-type="float" office:value="-16.1766805688">
            <text:p>-16.1766805688</text:p>
          </table:table-cell>
          <table:table-cell office:value-type="float" office:value="-15.5641338313">
            <text:p>-15.5641338313</text:p>
          </table:table-cell>
          <table:table-cell office:value-type="float" office:value="-102.4213969731">
            <text:p>-102.421396973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14">
            <text:p>-0.2514</text:p>
          </table:table-cell>
          <table:table-cell office:value-type="float" office:value="-0.2649">
            <text:p>-0.2649</text:p>
          </table:table-cell>
          <table:table-cell office:value-type="float" office:value="0.9041">
            <text:p>0.9041</text:p>
          </table:table-cell>
          <table:table-cell office:value-type="float" office:value="-0.2148">
            <text:p>-0.2148</text:p>
          </table:table-cell>
          <table:table-cell office:value-type="float" office:value="0.7188">
            <text:p>0.7188</text:p>
          </table:table-cell>
          <table:table-cell office:value-type="float" office:value="0.3354">
            <text:p>0.3354</text:p>
          </table:table-cell>
          <table:table-cell office:value-type="float" office:value="-4.2788">
            <text:p>-4.2788</text:p>
          </table:table-cell>
          <table:table-cell office:value-type="float" office:value="1.3737">
            <text:p>1.3737</text:p>
          </table:table-cell>
          <table:table-cell office:value-type="float" office:value="-9.0913">
            <text:p>-9.0913</text:p>
          </table:table-cell>
          <table:table-cell office:value-type="float" office:value="-16.3301516407">
            <text:p>-16.3301516407</text:p>
          </table:table-cell>
          <table:table-cell office:value-type="float" office:value="-15.3247281029">
            <text:p>-15.3247281029</text:p>
          </table:table-cell>
          <table:table-cell office:value-type="float" office:value="-102.6965867003">
            <text:p>-102.696586700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3">
            <text:p>-0.2583</text:p>
          </table:table-cell>
          <table:table-cell office:value-type="float" office:value="-0.2617">
            <text:p>-0.2617</text:p>
          </table:table-cell>
          <table:table-cell office:value-type="float" office:value="0.9001">
            <text:p>0.9001</text:p>
          </table:table-cell>
          <table:table-cell office:value-type="float" office:value="-0.2148">
            <text:p>-0.2148</text:p>
          </table:table-cell>
          <table:table-cell office:value-type="float" office:value="0.7188">
            <text:p>0.7188</text:p>
          </table:table-cell>
          <table:table-cell office:value-type="float" office:value="0.3354">
            <text:p>0.3354</text:p>
          </table:table-cell>
          <table:table-cell office:value-type="float" office:value="-3.5263">
            <text:p>-3.5263</text:p>
          </table:table-cell>
          <table:table-cell office:value-type="float" office:value="0.9538">
            <text:p>0.9538</text:p>
          </table:table-cell>
          <table:table-cell office:value-type="float" office:value="-9.555">
            <text:p>-9.555</text:p>
          </table:table-cell>
          <table:table-cell office:value-type="float" office:value="-16.2118249003">
            <text:p>-16.2118249003</text:p>
          </table:table-cell>
          <table:table-cell office:value-type="float" office:value="-15.3662106318">
            <text:p>-15.3662106318</text:p>
          </table:table-cell>
          <table:table-cell office:value-type="float" office:value="-102.5738099244">
            <text:p>-102.573809924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44">
            <text:p>-0.2644</text:p>
          </table:table-cell>
          <table:table-cell office:value-type="float" office:value="-0.2594">
            <text:p>-0.2594</text:p>
          </table:table-cell>
          <table:table-cell office:value-type="float" office:value="0.8992">
            <text:p>0.8992</text:p>
          </table:table-cell>
          <table:table-cell office:value-type="float" office:value="-0.2146">
            <text:p>-0.2146</text:p>
          </table:table-cell>
          <table:table-cell office:value-type="float" office:value="0.7185">
            <text:p>0.7185</text:p>
          </table:table-cell>
          <table:table-cell office:value-type="float" office:value="0.332">
            <text:p>0.332</text:p>
          </table:table-cell>
          <table:table-cell office:value-type="float" office:value="-3.1063">
            <text:p>-3.1063</text:p>
          </table:table-cell>
          <table:table-cell office:value-type="float" office:value="0.8663">
            <text:p>0.8663</text:p>
          </table:table-cell>
          <table:table-cell office:value-type="float" office:value="-10.7187">
            <text:p>-10.7187</text:p>
          </table:table-cell>
          <table:table-cell office:value-type="float" office:value="-16.0919992965">
            <text:p>-16.0919992965</text:p>
          </table:table-cell>
          <table:table-cell office:value-type="float" office:value="-15.5837277042">
            <text:p>-15.5837277042</text:p>
          </table:table-cell>
          <table:table-cell office:value-type="float" office:value="-102.534029242">
            <text:p>-102.53402924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44">
            <text:p>-0.2644</text:p>
          </table:table-cell>
          <table:table-cell office:value-type="float" office:value="-0.2608">
            <text:p>-0.2608</text:p>
          </table:table-cell>
          <table:table-cell office:value-type="float" office:value="0.9012">
            <text:p>0.9012</text:p>
          </table:table-cell>
          <table:table-cell office:value-type="float" office:value="-0.2146">
            <text:p>-0.2146</text:p>
          </table:table-cell>
          <table:table-cell office:value-type="float" office:value="0.7173">
            <text:p>0.7173</text:p>
          </table:table-cell>
          <table:table-cell office:value-type="float" office:value="0.3341">
            <text:p>0.3341</text:p>
          </table:table-cell>
          <table:table-cell office:value-type="float" office:value="-3.045">
            <text:p>-3.045</text:p>
          </table:table-cell>
          <table:table-cell office:value-type="float" office:value="1.1025">
            <text:p>1.1025</text:p>
          </table:table-cell>
          <table:table-cell office:value-type="float" office:value="-9.7475">
            <text:p>-9.7475</text:p>
          </table:table-cell>
          <table:table-cell office:value-type="float" office:value="-16.139905133">
            <text:p>-16.139905133</text:p>
          </table:table-cell>
          <table:table-cell office:value-type="float" office:value="-15.6570979121">
            <text:p>-15.6570979121</text:p>
          </table:table-cell>
          <table:table-cell office:value-type="float" office:value="-102.5170498807">
            <text:p>-102.517049880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7">
            <text:p>-0.2597</text:p>
          </table:table-cell>
          <table:table-cell office:value-type="float" office:value="-0.2652">
            <text:p>-0.2652</text:p>
          </table:table-cell>
          <table:table-cell office:value-type="float" office:value="0.8993">
            <text:p>0.8993</text:p>
          </table:table-cell>
          <table:table-cell office:value-type="float" office:value="-0.2146">
            <text:p>-0.2146</text:p>
          </table:table-cell>
          <table:table-cell office:value-type="float" office:value="0.7173">
            <text:p>0.7173</text:p>
          </table:table-cell>
          <table:table-cell office:value-type="float" office:value="0.3341">
            <text:p>0.3341</text:p>
          </table:table-cell>
          <table:table-cell office:value-type="float" office:value="-3.2375">
            <text:p>-3.2375</text:p>
          </table:table-cell>
          <table:table-cell office:value-type="float" office:value="0.5425">
            <text:p>0.5425</text:p>
          </table:table-cell>
          <table:table-cell office:value-type="float" office:value="-9.66">
            <text:p>-9.66</text:p>
          </table:table-cell>
          <table:table-cell office:value-type="float" office:value="-16.4299060063">
            <text:p>-16.4299060063</text:p>
          </table:table-cell>
          <table:table-cell office:value-type="float" office:value="-15.5533470012">
            <text:p>-15.5533470012</text:p>
          </table:table-cell>
          <table:table-cell office:value-type="float" office:value="-102.6360679338">
            <text:p>-102.63606793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1">
            <text:p>-0.2621</text:p>
          </table:table-cell>
          <table:table-cell office:value-type="float" office:value="-0.2589">
            <text:p>-0.2589</text:p>
          </table:table-cell>
          <table:table-cell office:value-type="float" office:value="0.9012">
            <text:p>0.9012</text:p>
          </table:table-cell>
          <table:table-cell office:value-type="float" office:value="-0.2167">
            <text:p>-0.2167</text:p>
          </table:table-cell>
          <table:table-cell office:value-type="float" office:value="0.7168">
            <text:p>0.7168</text:p>
          </table:table-cell>
          <table:table-cell office:value-type="float" office:value="0.3345">
            <text:p>0.3345</text:p>
          </table:table-cell>
          <table:table-cell office:value-type="float" office:value="-3.3513">
            <text:p>-3.3513</text:p>
          </table:table-cell>
          <table:table-cell office:value-type="float" office:value="1.0237">
            <text:p>1.0237</text:p>
          </table:table-cell>
          <table:table-cell office:value-type="float" office:value="-9.695">
            <text:p>-9.695</text:p>
          </table:table-cell>
          <table:table-cell office:value-type="float" office:value="-16.0294211591">
            <text:p>-16.0294211591</text:p>
          </table:table-cell>
          <table:table-cell office:value-type="float" office:value="-15.5848407057">
            <text:p>-15.5848407057</text:p>
          </table:table-cell>
          <table:table-cell office:value-type="float" office:value="-102.6552806183">
            <text:p>-102.6552806183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3">
            <text:p>-0.2593</text:p>
          </table:table-cell>
          <table:table-cell office:value-type="float" office:value="-0.2625">
            <text:p>-0.2625</text:p>
          </table:table-cell>
          <table:table-cell office:value-type="float" office:value="0.9005">
            <text:p>0.9005</text:p>
          </table:table-cell>
          <table:table-cell office:value-type="float" office:value="-0.2167">
            <text:p>-0.2167</text:p>
          </table:table-cell>
          <table:table-cell office:value-type="float" office:value="0.7168">
            <text:p>0.7168</text:p>
          </table:table-cell>
          <table:table-cell office:value-type="float" office:value="0.3345">
            <text:p>0.3345</text:p>
          </table:table-cell>
          <table:table-cell office:value-type="float" office:value="-3.08">
            <text:p>-3.08</text:p>
          </table:table-cell>
          <table:table-cell office:value-type="float" office:value="0.9887">
            <text:p>0.9887</text:p>
          </table:table-cell>
          <table:table-cell office:value-type="float" office:value="-9.6075">
            <text:p>-9.6075</text:p>
          </table:table-cell>
          <table:table-cell office:value-type="float" office:value="-16.2511386127">
            <text:p>-16.2511386127</text:p>
          </table:table-cell>
          <table:table-cell office:value-type="float" office:value="-15.518722627">
            <text:p>-15.518722627</text:p>
          </table:table-cell>
          <table:table-cell office:value-type="float" office:value="-102.7396930312">
            <text:p>-102.739693031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58">
            <text:p>-0.2558</text:p>
          </table:table-cell>
          <table:table-cell office:value-type="float" office:value="-0.2647">
            <text:p>-0.2647</text:p>
          </table:table-cell>
          <table:table-cell office:value-type="float" office:value="0.8982">
            <text:p>0.8982</text:p>
          </table:table-cell>
          <table:table-cell office:value-type="float" office:value="-0.2141">
            <text:p>-0.2141</text:p>
          </table:table-cell>
          <table:table-cell office:value-type="float" office:value="0.719">
            <text:p>0.719</text:p>
          </table:table-cell>
          <table:table-cell office:value-type="float" office:value="0.3353">
            <text:p>0.3353</text:p>
          </table:table-cell>
          <table:table-cell office:value-type="float" office:value="-2.905">
            <text:p>-2.905</text:p>
          </table:table-cell>
          <table:table-cell office:value-type="float" office:value="0.5425">
            <text:p>0.5425</text:p>
          </table:table-cell>
          <table:table-cell office:value-type="float" office:value="-9.4587">
            <text:p>-9.4587</text:p>
          </table:table-cell>
          <table:table-cell office:value-type="float" office:value="-16.4198810344">
            <text:p>-16.4198810344</text:p>
          </table:table-cell>
          <table:table-cell office:value-type="float" office:value="-15.3766713851">
            <text:p>-15.3766713851</text:p>
          </table:table-cell>
          <table:table-cell office:value-type="float" office:value="-102.5994814131">
            <text:p>-102.599481413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11">
            <text:p>-0.2611</text:p>
          </table:table-cell>
          <table:table-cell office:value-type="float" office:value="-0.2627">
            <text:p>-0.2627</text:p>
          </table:table-cell>
          <table:table-cell office:value-type="float" office:value="0.898">
            <text:p>0.898</text:p>
          </table:table-cell>
          <table:table-cell office:value-type="float" office:value="-0.2129">
            <text:p>-0.2129</text:p>
          </table:table-cell>
          <table:table-cell office:value-type="float" office:value="0.7186">
            <text:p>0.7186</text:p>
          </table:table-cell>
          <table:table-cell office:value-type="float" office:value="0.337">
            <text:p>0.337</text:p>
          </table:table-cell>
          <table:table-cell office:value-type="float" office:value="-3.0625">
            <text:p>-3.0625</text:p>
          </table:table-cell>
          <table:table-cell office:value-type="float" office:value="1.1725">
            <text:p>1.1725</text:p>
          </table:table-cell>
          <table:table-cell office:value-type="float" office:value="-9.3013">
            <text:p>-9.3013</text:p>
          </table:table-cell>
          <table:table-cell office:value-type="float" office:value="-16.306518064">
            <text:p>-16.306518064</text:p>
          </table:table-cell>
          <table:table-cell office:value-type="float" office:value="-15.4741972734">
            <text:p>-15.4741972734</text:p>
          </table:table-cell>
          <table:table-cell office:value-type="float" office:value="-102.3943025647">
            <text:p>-102.394302564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2">
            <text:p>-0.2622</text:p>
          </table:table-cell>
          <table:table-cell office:value-type="float" office:value="-0.2594">
            <text:p>-0.2594</text:p>
          </table:table-cell>
          <table:table-cell office:value-type="float" office:value="0.902">
            <text:p>0.902</text:p>
          </table:table-cell>
          <table:table-cell office:value-type="float" office:value="-0.2129">
            <text:p>-0.2129</text:p>
          </table:table-cell>
          <table:table-cell office:value-type="float" office:value="0.7186">
            <text:p>0.7186</text:p>
          </table:table-cell>
          <table:table-cell office:value-type="float" office:value="0.337">
            <text:p>0.337</text:p>
          </table:table-cell>
          <table:table-cell office:value-type="float" office:value="-3.115">
            <text:p>-3.115</text:p>
          </table:table-cell>
          <table:table-cell office:value-type="float" office:value="0.9363">
            <text:p>0.9363</text:p>
          </table:table-cell>
          <table:table-cell office:value-type="float" office:value="-9.52">
            <text:p>-9.52</text:p>
          </table:table-cell>
          <table:table-cell office:value-type="float" office:value="-16.0449503462">
            <text:p>-16.0449503462</text:p>
          </table:table-cell>
          <table:table-cell office:value-type="float" office:value="-15.5433407072">
            <text:p>-15.5433407072</text:p>
          </table:table-cell>
          <table:table-cell office:value-type="float" office:value="-102.3321261174">
            <text:p>-102.332126117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46">
            <text:p>-0.2546</text:p>
          </table:table-cell>
          <table:table-cell office:value-type="float" office:value="-0.2648">
            <text:p>-0.2648</text:p>
          </table:table-cell>
          <table:table-cell office:value-type="float" office:value="0.9029">
            <text:p>0.9029</text:p>
          </table:table-cell>
          <table:table-cell office:value-type="float" office:value="-0.2138">
            <text:p>-0.2138</text:p>
          </table:table-cell>
          <table:table-cell office:value-type="float" office:value="0.7182">
            <text:p>0.7182</text:p>
          </table:table-cell>
          <table:table-cell office:value-type="float" office:value="0.335">
            <text:p>0.335</text:p>
          </table:table-cell>
          <table:table-cell office:value-type="float" office:value="-3.3863">
            <text:p>-3.3863</text:p>
          </table:table-cell>
          <table:table-cell office:value-type="float" office:value="0.98">
            <text:p>0.98</text:p>
          </table:table-cell>
          <table:table-cell office:value-type="float" office:value="-9.9663">
            <text:p>-9.9663</text:p>
          </table:table-cell>
          <table:table-cell office:value-type="float" office:value="-16.3445156752">
            <text:p>-16.3445156752</text:p>
          </table:table-cell>
          <table:table-cell office:value-type="float" office:value="-15.3402637332">
            <text:p>-15.3402637332</text:p>
          </table:table-cell>
          <table:table-cell office:value-type="float" office:value="-102.6056898305">
            <text:p>-102.605689830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2">
            <text:p>-0.2622</text:p>
          </table:table-cell>
          <table:table-cell office:value-type="float" office:value="-0.2638">
            <text:p>-0.2638</text:p>
          </table:table-cell>
          <table:table-cell office:value-type="float" office:value="0.9005">
            <text:p>0.9005</text:p>
          </table:table-cell>
          <table:table-cell office:value-type="float" office:value="-0.2138">
            <text:p>-0.2138</text:p>
          </table:table-cell>
          <table:table-cell office:value-type="float" office:value="0.7182">
            <text:p>0.7182</text:p>
          </table:table-cell>
          <table:table-cell office:value-type="float" office:value="0.335">
            <text:p>0.335</text:p>
          </table:table-cell>
          <table:table-cell office:value-type="float" office:value="-4.0163">
            <text:p>-4.0163</text:p>
          </table:table-cell>
          <table:table-cell office:value-type="float" office:value="1.19">
            <text:p>1.19</text:p>
          </table:table-cell>
          <table:table-cell office:value-type="float" office:value="-10.0537">
            <text:p>-10.0537</text:p>
          </table:table-cell>
          <table:table-cell office:value-type="float" office:value="-16.3278983713">
            <text:p>-16.3278983713</text:p>
          </table:table-cell>
          <table:table-cell office:value-type="float" office:value="-15.4616261756">
            <text:p>-15.4616261756</text:p>
          </table:table-cell>
          <table:table-cell office:value-type="float" office:value="-102.5037669538">
            <text:p>-102.503766953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6">
            <text:p>-0.2626</text:p>
          </table:table-cell>
          <table:table-cell office:value-type="float" office:value="-0.2587">
            <text:p>-0.2587</text:p>
          </table:table-cell>
          <table:table-cell office:value-type="float" office:value="0.9043">
            <text:p>0.9043</text:p>
          </table:table-cell>
          <table:table-cell office:value-type="float" office:value="-0.2147">
            <text:p>-0.2147</text:p>
          </table:table-cell>
          <table:table-cell office:value-type="float" office:value="0.7198">
            <text:p>0.7198</text:p>
          </table:table-cell>
          <table:table-cell office:value-type="float" office:value="0.3358">
            <text:p>0.3358</text:p>
          </table:table-cell>
          <table:table-cell office:value-type="float" office:value="-4.2525">
            <text:p>-4.2525</text:p>
          </table:table-cell>
          <table:table-cell office:value-type="float" office:value="1.3912">
            <text:p>1.3912</text:p>
          </table:table-cell>
          <table:table-cell office:value-type="float" office:value="-9.2925">
            <text:p>-9.2925</text:p>
          </table:table-cell>
          <table:table-cell office:value-type="float" office:value="-15.9654838863">
            <text:p>-15.9654838863</text:p>
          </table:table-cell>
          <table:table-cell office:value-type="float" office:value="-15.5135797221">
            <text:p>-15.5135797221</text:p>
          </table:table-cell>
          <table:table-cell office:value-type="float" office:value="-102.4524160751">
            <text:p>-102.452416075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6">
            <text:p>-0.2596</text:p>
          </table:table-cell>
          <table:table-cell office:value-type="float" office:value="-0.2601">
            <text:p>-0.2601</text:p>
          </table:table-cell>
          <table:table-cell office:value-type="float" office:value="0.9015">
            <text:p>0.9015</text:p>
          </table:table-cell>
          <table:table-cell office:value-type="float" office:value="-0.2127">
            <text:p>-0.2127</text:p>
          </table:table-cell>
          <table:table-cell office:value-type="float" office:value="0.719">
            <text:p>0.719</text:p>
          </table:table-cell>
          <table:table-cell office:value-type="float" office:value="0.3318">
            <text:p>0.3318</text:p>
          </table:table-cell>
          <table:table-cell office:value-type="float" office:value="-3.5788">
            <text:p>-3.5788</text:p>
          </table:table-cell>
          <table:table-cell office:value-type="float" office:value="1.2775">
            <text:p>1.2775</text:p>
          </table:table-cell>
          <table:table-cell office:value-type="float" office:value="-8.9862">
            <text:p>-8.9862</text:p>
          </table:table-cell>
          <table:table-cell office:value-type="float" office:value="-16.0935653794">
            <text:p>-16.0935653794</text:p>
          </table:table-cell>
          <table:table-cell office:value-type="float" office:value="-15.4935072946">
            <text:p>-15.4935072946</text:p>
          </table:table-cell>
          <table:table-cell office:value-type="float" office:value="-102.4717006545">
            <text:p>-102.471700654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42">
            <text:p>-0.2542</text:p>
          </table:table-cell>
          <table:table-cell office:value-type="float" office:value="-0.2623">
            <text:p>-0.2623</text:p>
          </table:table-cell>
          <table:table-cell office:value-type="float" office:value="0.8982">
            <text:p>0.8982</text:p>
          </table:table-cell>
          <table:table-cell office:value-type="float" office:value="-0.2127">
            <text:p>-0.2127</text:p>
          </table:table-cell>
          <table:table-cell office:value-type="float" office:value="0.719">
            <text:p>0.719</text:p>
          </table:table-cell>
          <table:table-cell office:value-type="float" office:value="0.3318">
            <text:p>0.3318</text:p>
          </table:table-cell>
          <table:table-cell office:value-type="float" office:value="-3.43">
            <text:p>-3.43</text:p>
          </table:table-cell>
          <table:table-cell office:value-type="float" office:value="0.7788">
            <text:p>0.7788</text:p>
          </table:table-cell>
          <table:table-cell office:value-type="float" office:value="-9.8787">
            <text:p>-9.8787</text:p>
          </table:table-cell>
          <table:table-cell office:value-type="float" office:value="-16.2788788877">
            <text:p>-16.2788788877</text:p>
          </table:table-cell>
          <table:table-cell office:value-type="float" office:value="-15.3313796593">
            <text:p>-15.3313796593</text:p>
          </table:table-cell>
          <table:table-cell office:value-type="float" office:value="-102.5678091634">
            <text:p>-102.5678091634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49">
            <text:p>-0.2649</text:p>
          </table:table-cell>
          <table:table-cell office:value-type="float" office:value="-0.2583">
            <text:p>-0.2583</text:p>
          </table:table-cell>
          <table:table-cell office:value-type="float" office:value="0.9">
            <text:p>0.9</text:p>
          </table:table-cell>
          <table:table-cell office:value-type="float" office:value="-0.213">
            <text:p>-0.213</text:p>
          </table:table-cell>
          <table:table-cell office:value-type="float" office:value="0.7184">
            <text:p>0.7184</text:p>
          </table:table-cell>
          <table:table-cell office:value-type="float" office:value="0.3352">
            <text:p>0.3352</text:p>
          </table:table-cell>
          <table:table-cell office:value-type="float" office:value="-3.6837">
            <text:p>-3.6837</text:p>
          </table:table-cell>
          <table:table-cell office:value-type="float" office:value="0.9363">
            <text:p>0.9363</text:p>
          </table:table-cell>
          <table:table-cell office:value-type="float" office:value="-9.4237">
            <text:p>-9.4237</text:p>
          </table:table-cell>
          <table:table-cell office:value-type="float" office:value="-16.0140941166">
            <text:p>-16.0140941166</text:p>
          </table:table-cell>
          <table:table-cell office:value-type="float" office:value="-15.5710625066">
            <text:p>-15.5710625066</text:p>
          </table:table-cell>
          <table:table-cell office:value-type="float" office:value="-102.3334638195">
            <text:p>-102.3334638195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5">
            <text:p>-0.2605</text:p>
          </table:table-cell>
          <table:table-cell office:value-type="float" office:value="-0.2613">
            <text:p>-0.2613</text:p>
          </table:table-cell>
          <table:table-cell office:value-type="float" office:value="0.9004">
            <text:p>0.9004</text:p>
          </table:table-cell>
          <table:table-cell office:value-type="float" office:value="-0.213">
            <text:p>-0.213</text:p>
          </table:table-cell>
          <table:table-cell office:value-type="float" office:value="0.7184">
            <text:p>0.7184</text:p>
          </table:table-cell>
          <table:table-cell office:value-type="float" office:value="0.3352">
            <text:p>0.3352</text:p>
          </table:table-cell>
          <table:table-cell office:value-type="float" office:value="-3.5525">
            <text:p>-3.5525</text:p>
          </table:table-cell>
          <table:table-cell office:value-type="float" office:value="0.8663">
            <text:p>0.8663</text:p>
          </table:table-cell>
          <table:table-cell office:value-type="float" office:value="-9.4062">
            <text:p>-9.4062</text:p>
          </table:table-cell>
          <table:table-cell office:value-type="float" office:value="-16.1825674943">
            <text:p>-16.1825674943</text:p>
          </table:table-cell>
          <table:table-cell office:value-type="float" office:value="-15.5482394965">
            <text:p>-15.5482394965</text:p>
          </table:table-cell>
          <table:table-cell office:value-type="float" office:value="-102.4287791442">
            <text:p>-102.428779144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8">
            <text:p>-0.2608</text:p>
          </table:table-cell>
          <table:table-cell office:value-type="float" office:value="-0.2613">
            <text:p>-0.2613</text:p>
          </table:table-cell>
          <table:table-cell office:value-type="float" office:value="0.9009">
            <text:p>0.9009</text:p>
          </table:table-cell>
          <table:table-cell office:value-type="float" office:value="-0.2145">
            <text:p>-0.2145</text:p>
          </table:table-cell>
          <table:table-cell office:value-type="float" office:value="0.721">
            <text:p>0.721</text:p>
          </table:table-cell>
          <table:table-cell office:value-type="float" office:value="0.3398">
            <text:p>0.3398</text:p>
          </table:table-cell>
          <table:table-cell office:value-type="float" office:value="-4.1563">
            <text:p>-4.1563</text:p>
          </table:table-cell>
          <table:table-cell office:value-type="float" office:value="1.2512">
            <text:p>1.2512</text:p>
          </table:table-cell>
          <table:table-cell office:value-type="float" office:value="-9.52">
            <text:p>-9.52</text:p>
          </table:table-cell>
          <table:table-cell office:value-type="float" office:value="-16.1744657519">
            <text:p>-16.1744657519</text:p>
          </table:table-cell>
          <table:table-cell office:value-type="float" office:value="-15.5436547429">
            <text:p>-15.5436547429</text:p>
          </table:table-cell>
          <table:table-cell office:value-type="float" office:value="-102.398848402">
            <text:p>-102.39884840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7">
            <text:p>-0.2587</text:p>
          </table:table-cell>
          <table:table-cell office:value-type="float" office:value="-0.2596">
            <text:p>-0.2596</text:p>
          </table:table-cell>
          <table:table-cell office:value-type="float" office:value="0.8998">
            <text:p>0.8998</text:p>
          </table:table-cell>
          <table:table-cell office:value-type="float" office:value="-0.2145">
            <text:p>-0.2145</text:p>
          </table:table-cell>
          <table:table-cell office:value-type="float" office:value="0.721">
            <text:p>0.721</text:p>
          </table:table-cell>
          <table:table-cell office:value-type="float" office:value="0.3367">
            <text:p>0.3367</text:p>
          </table:table-cell>
          <table:table-cell office:value-type="float" office:value="-3.465">
            <text:p>-3.465</text:p>
          </table:table-cell>
          <table:table-cell office:value-type="float" office:value="0.8663">
            <text:p>0.8663</text:p>
          </table:table-cell>
          <table:table-cell office:value-type="float" office:value="-9.975">
            <text:p>-9.975</text:p>
          </table:table-cell>
          <table:table-cell office:value-type="float" office:value="-16.09349136">
            <text:p>-16.09349136</text:p>
          </table:table-cell>
          <table:table-cell office:value-type="float" office:value="-15.4898789307">
            <text:p>-15.4898789307</text:p>
          </table:table-cell>
          <table:table-cell office:value-type="float" office:value="-102.4696811028">
            <text:p>-102.469681102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6">
            <text:p>-0.2606</text:p>
          </table:table-cell>
          <table:table-cell office:value-type="float" office:value="-0.2601">
            <text:p>-0.2601</text:p>
          </table:table-cell>
          <table:table-cell office:value-type="float" office:value="0.9001">
            <text:p>0.9001</text:p>
          </table:table-cell>
          <table:table-cell office:value-type="float" office:value="-0.2153">
            <text:p>-0.2153</text:p>
          </table:table-cell>
          <table:table-cell office:value-type="float" office:value="0.7194">
            <text:p>0.7194</text:p>
          </table:table-cell>
          <table:table-cell office:value-type="float" office:value="0.3367">
            <text:p>0.3367</text:p>
          </table:table-cell>
          <table:table-cell office:value-type="float" office:value="-3.43">
            <text:p>-3.43</text:p>
          </table:table-cell>
          <table:table-cell office:value-type="float" office:value="0.5862">
            <text:p>0.5862</text:p>
          </table:table-cell>
          <table:table-cell office:value-type="float" office:value="-9.5637">
            <text:p>-9.5637</text:p>
          </table:table-cell>
          <table:table-cell office:value-type="float" office:value="-16.1175402122">
            <text:p>-16.1175402122</text:p>
          </table:table-cell>
          <table:table-cell office:value-type="float" office:value="-15.5212976772">
            <text:p>-15.5212976772</text:p>
          </table:table-cell>
          <table:table-cell office:value-type="float" office:value="-102.5224411027">
            <text:p>-102.5224411027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2">
            <text:p>-0.2592</text:p>
          </table:table-cell>
          <table:table-cell office:value-type="float" office:value="-0.2624">
            <text:p>-0.2624</text:p>
          </table:table-cell>
          <table:table-cell office:value-type="float" office:value="0.8989">
            <text:p>0.8989</text:p>
          </table:table-cell>
          <table:table-cell office:value-type="float" office:value="-0.2143">
            <text:p>-0.2143</text:p>
          </table:table-cell>
          <table:table-cell office:value-type="float" office:value="0.7178">
            <text:p>0.7178</text:p>
          </table:table-cell>
          <table:table-cell office:value-type="float" office:value="0.334">
            <text:p>0.334</text:p>
          </table:table-cell>
          <table:table-cell office:value-type="float" office:value="-3.1412">
            <text:p>-3.1412</text:p>
          </table:table-cell>
          <table:table-cell office:value-type="float" office:value="0.7788">
            <text:p>0.7788</text:p>
          </table:table-cell>
          <table:table-cell office:value-type="float" office:value="-9.6162">
            <text:p>-9.6162</text:p>
          </table:table-cell>
          <table:table-cell office:value-type="float" office:value="-16.2728159574">
            <text:p>-16.2728159574</text:p>
          </table:table-cell>
          <table:table-cell office:value-type="float" office:value="-15.4942661377">
            <text:p>-15.4942661377</text:p>
          </table:table-cell>
          <table:table-cell office:value-type="float" office:value="-102.5804855939">
            <text:p>-102.580485593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8">
            <text:p>-0.2588</text:p>
          </table:table-cell>
          <table:table-cell office:value-type="float" office:value="-0.2616">
            <text:p>-0.2616</text:p>
          </table:table-cell>
          <table:table-cell office:value-type="float" office:value="0.9006">
            <text:p>0.9006</text:p>
          </table:table-cell>
          <table:table-cell office:value-type="float" office:value="-0.2143">
            <text:p>-0.2143</text:p>
          </table:table-cell>
          <table:table-cell office:value-type="float" office:value="0.7178">
            <text:p>0.7178</text:p>
          </table:table-cell>
          <table:table-cell office:value-type="float" office:value="0.334">
            <text:p>0.334</text:p>
          </table:table-cell>
          <table:table-cell office:value-type="float" office:value="-3.4125">
            <text:p>-3.4125</text:p>
          </table:table-cell>
          <table:table-cell office:value-type="float" office:value="1.085">
            <text:p>1.085</text:p>
          </table:table-cell>
          <table:table-cell office:value-type="float" office:value="-9.4062">
            <text:p>-9.4062</text:p>
          </table:table-cell>
          <table:table-cell office:value-type="float" office:value="-16.1973305636">
            <text:p>-16.1973305636</text:p>
          </table:table-cell>
          <table:table-cell office:value-type="float" office:value="-15.4622894553">
            <text:p>-15.4622894553</text:p>
          </table:table-cell>
          <table:table-cell office:value-type="float" office:value="-102.5731646119">
            <text:p>-102.573164611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91">
            <text:p>-0.2591</text:p>
          </table:table-cell>
          <table:table-cell office:value-type="float" office:value="-0.2628">
            <text:p>-0.2628</text:p>
          </table:table-cell>
          <table:table-cell office:value-type="float" office:value="0.9058">
            <text:p>0.9058</text:p>
          </table:table-cell>
          <table:table-cell office:value-type="float" office:value="-0.2167">
            <text:p>-0.2167</text:p>
          </table:table-cell>
          <table:table-cell office:value-type="float" office:value="0.7178">
            <text:p>0.7178</text:p>
          </table:table-cell>
          <table:table-cell office:value-type="float" office:value="0.3321">
            <text:p>0.3321</text:p>
          </table:table-cell>
          <table:table-cell office:value-type="float" office:value="-3.85">
            <text:p>-3.85</text:p>
          </table:table-cell>
          <table:table-cell office:value-type="float" office:value="1.54">
            <text:p>1.54</text:p>
          </table:table-cell>
          <table:table-cell office:value-type="float" office:value="-9.8962">
            <text:p>-9.8962</text:p>
          </table:table-cell>
          <table:table-cell office:value-type="float" office:value="-16.1790861567">
            <text:p>-16.1790861567</text:p>
          </table:table-cell>
          <table:table-cell office:value-type="float" office:value="-15.4305335181">
            <text:p>-15.4305335181</text:p>
          </table:table-cell>
          <table:table-cell office:value-type="float" office:value="-102.786253599">
            <text:p>-102.78625359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5">
            <text:p>-0.2605</text:p>
          </table:table-cell>
          <table:table-cell office:value-type="float" office:value="-0.2636">
            <text:p>-0.2636</text:p>
          </table:table-cell>
          <table:table-cell office:value-type="float" office:value="0.8998">
            <text:p>0.8998</text:p>
          </table:table-cell>
          <table:table-cell office:value-type="float" office:value="-0.2167">
            <text:p>-0.2167</text:p>
          </table:table-cell>
          <table:table-cell office:value-type="float" office:value="0.7178">
            <text:p>0.7178</text:p>
          </table:table-cell>
          <table:table-cell office:value-type="float" office:value="0.3321">
            <text:p>0.3321</text:p>
          </table:table-cell>
          <table:table-cell office:value-type="float" office:value="-3.1937">
            <text:p>-3.1937</text:p>
          </table:table-cell>
          <table:table-cell office:value-type="float" office:value="1.4262">
            <text:p>1.4262</text:p>
          </table:table-cell>
          <table:table-cell office:value-type="float" office:value="-9.9575">
            <text:p>-9.9575</text:p>
          </table:table-cell>
          <table:table-cell office:value-type="float" office:value="-16.3278116221">
            <text:p>-16.3278116221</text:p>
          </table:table-cell>
          <table:table-cell office:value-type="float" office:value="-15.4656189807">
            <text:p>-15.4656189807</text:p>
          </table:table-cell>
          <table:table-cell office:value-type="float" office:value="-102.7848198418">
            <text:p>-102.7848198418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09">
            <text:p>-0.2609</text:p>
          </table:table-cell>
          <table:table-cell office:value-type="float" office:value="-0.2603">
            <text:p>-0.2603</text:p>
          </table:table-cell>
          <table:table-cell office:value-type="float" office:value="0.9008">
            <text:p>0.9008</text:p>
          </table:table-cell>
          <table:table-cell office:value-type="float" office:value="-0.2127">
            <text:p>-0.2127</text:p>
          </table:table-cell>
          <table:table-cell office:value-type="float" office:value="0.7178">
            <text:p>0.7178</text:p>
          </table:table-cell>
          <table:table-cell office:value-type="float" office:value="0.34">
            <text:p>0.34</text:p>
          </table:table-cell>
          <table:table-cell office:value-type="float" office:value="-3.3425">
            <text:p>-3.3425</text:p>
          </table:table-cell>
          <table:table-cell office:value-type="float" office:value="1.015">
            <text:p>1.015</text:p>
          </table:table-cell>
          <table:table-cell office:value-type="float" office:value="-9.905">
            <text:p>-9.905</text:p>
          </table:table-cell>
          <table:table-cell office:value-type="float" office:value="-16.1179494444">
            <text:p>-16.1179494444</text:p>
          </table:table-cell>
          <table:table-cell office:value-type="float" office:value="-15.5069902543">
            <text:p>-15.5069902543</text:p>
          </table:table-cell>
          <table:table-cell office:value-type="float" office:value="-102.2892245086">
            <text:p>-102.289224508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55">
            <text:p>-0.2655</text:p>
          </table:table-cell>
          <table:table-cell office:value-type="float" office:value="-0.2622">
            <text:p>-0.2622</text:p>
          </table:table-cell>
          <table:table-cell office:value-type="float" office:value="0.8976">
            <text:p>0.8976</text:p>
          </table:table-cell>
          <table:table-cell office:value-type="float" office:value="-0.214">
            <text:p>-0.214</text:p>
          </table:table-cell>
          <table:table-cell office:value-type="float" office:value="0.7174">
            <text:p>0.7174</text:p>
          </table:table-cell>
          <table:table-cell office:value-type="float" office:value="0.3343">
            <text:p>0.3343</text:p>
          </table:table-cell>
          <table:table-cell office:value-type="float" office:value="-3.745">
            <text:p>-3.745</text:p>
          </table:table-cell>
          <table:table-cell office:value-type="float" office:value="1.365">
            <text:p>1.365</text:p>
          </table:table-cell>
          <table:table-cell office:value-type="float" office:value="-9.4937">
            <text:p>-9.4937</text:p>
          </table:table-cell>
          <table:table-cell office:value-type="float" office:value="-16.2833487302">
            <text:p>-16.2833487302</text:p>
          </table:table-cell>
          <table:table-cell office:value-type="float" office:value="-15.6401090128">
            <text:p>-15.6401090128</text:p>
          </table:table-cell>
          <table:table-cell office:value-type="float" office:value="-102.4799795202">
            <text:p>-102.4799795202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622">
            <text:p>-0.2622</text:p>
          </table:table-cell>
          <table:table-cell office:value-type="float" office:value="-0.2615">
            <text:p>-0.2615</text:p>
          </table:table-cell>
          <table:table-cell office:value-type="float" office:value="0.9013">
            <text:p>0.9013</text:p>
          </table:table-cell>
          <table:table-cell office:value-type="float" office:value="-0.214">
            <text:p>-0.214</text:p>
          </table:table-cell>
          <table:table-cell office:value-type="float" office:value="0.7174">
            <text:p>0.7174</text:p>
          </table:table-cell>
          <table:table-cell office:value-type="float" office:value="0.3343">
            <text:p>0.3343</text:p>
          </table:table-cell>
          <table:table-cell office:value-type="float" office:value="-3.0275">
            <text:p>-3.0275</text:p>
          </table:table-cell>
          <table:table-cell office:value-type="float" office:value="1.085">
            <text:p>1.085</text:p>
          </table:table-cell>
          <table:table-cell office:value-type="float" office:value="-9.52">
            <text:p>-9.52</text:p>
          </table:table-cell>
          <table:table-cell office:value-type="float" office:value="-16.1796119083">
            <text:p>-16.1796119083</text:p>
          </table:table-cell>
          <table:table-cell office:value-type="float" office:value="-15.6256920148">
            <text:p>-15.6256920148</text:p>
          </table:table-cell>
          <table:table-cell office:value-type="float" office:value="-102.5075615271">
            <text:p>-102.507561527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67">
            <text:p>-0.2567</text:p>
          </table:table-cell>
          <table:table-cell office:value-type="float" office:value="-0.2614">
            <text:p>-0.2614</text:p>
          </table:table-cell>
          <table:table-cell office:value-type="float" office:value="0.9025">
            <text:p>0.9025</text:p>
          </table:table-cell>
          <table:table-cell office:value-type="float" office:value="-0.2117">
            <text:p>-0.2117</text:p>
          </table:table-cell>
          <table:table-cell office:value-type="float" office:value="0.7182">
            <text:p>0.7182</text:p>
          </table:table-cell>
          <table:table-cell office:value-type="float" office:value="0.3345">
            <text:p>0.3345</text:p>
          </table:table-cell>
          <table:table-cell office:value-type="float" office:value="-3.0188">
            <text:p>-3.0188</text:p>
          </table:table-cell>
          <table:table-cell office:value-type="float" office:value="0.5075">
            <text:p>0.5075</text:p>
          </table:table-cell>
          <table:table-cell office:value-type="float" office:value="-9.7125">
            <text:p>-9.7125</text:p>
          </table:table-cell>
          <table:table-cell office:value-type="float" office:value="-16.1531862527">
            <text:p>-16.1531862527</text:p>
          </table:table-cell>
          <table:table-cell office:value-type="float" office:value="-15.4191128556">
            <text:p>-15.4191128556</text:p>
          </table:table-cell>
          <table:table-cell office:value-type="float" office:value="-102.4046632956">
            <text:p>-102.404663295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9">
            <text:p>-0.2589</text:p>
          </table:table-cell>
          <table:table-cell office:value-type="float" office:value="-0.263">
            <text:p>-0.263</text:p>
          </table:table-cell>
          <table:table-cell office:value-type="float" office:value="0.9046">
            <text:p>0.9046</text:p>
          </table:table-cell>
          <table:table-cell office:value-type="float" office:value="-0.2117">
            <text:p>-0.2117</text:p>
          </table:table-cell>
          <table:table-cell office:value-type="float" office:value="0.7182">
            <text:p>0.7182</text:p>
          </table:table-cell>
          <table:table-cell office:value-type="float" office:value="0.3345">
            <text:p>0.3345</text:p>
          </table:table-cell>
          <table:table-cell office:value-type="float" office:value="-3.115">
            <text:p>-3.115</text:p>
          </table:table-cell>
          <table:table-cell office:value-type="float" office:value="0.9975">
            <text:p>0.9975</text:p>
          </table:table-cell>
          <table:table-cell office:value-type="float" office:value="-8.7762">
            <text:p>-8.7762</text:p>
          </table:table-cell>
          <table:table-cell office:value-type="float" office:value="-16.2109282658">
            <text:p>-16.2109282658</text:p>
          </table:table-cell>
          <table:table-cell office:value-type="float" office:value="-15.3929990613">
            <text:p>-15.3929990613</text:p>
          </table:table-cell>
          <table:table-cell office:value-type="float" office:value="-102.3991108559">
            <text:p>-102.3991108559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-0.2585">
            <text:p>-0.2585</text:p>
          </table:table-cell>
          <table:table-cell office:value-type="float" office:value="-0.2618">
            <text:p>-0.2618</text:p>
          </table:table-cell>
          <table:table-cell office:value-type="float" office:value="0.8998">
            <text:p>0.8998</text:p>
          </table:table-cell>
          <table:table-cell office:value-type="float" office:value="-2">
            <text:p>-2</text:p>
          </table:table-cell>
          <table:table-cell office:value-type="float" office:value="0.9005">
            <text:p>0.9005</text:p>
          </table:table-cell>
          <table:table-cell office:value-type="float" office:value="-0.2138">
            <text:p>-0.2138</text:p>
          </table:table-cell>
          <table:table-cell office:value-type="float" office:value="0.7193">
            <text:p>0.7193</text:p>
          </table:table-cell>
          <table:table-cell office:value-type="float" office:value="0.3339">
            <text:p>0.3339</text:p>
          </table:table-cell>
          <table:table-cell office:value-type="float" office:value="-3.4038">
            <text:p>-3.4038</text:p>
          </table:table-cell>
          <table:table-cell office:value-type="float" office:value="-16.2225153365">
            <text:p>-16.2225153365</text:p>
          </table:table-cell>
          <table:table-cell office:value-type="float" office:value="-15.4107275288">
            <text:p>-15.4107275288</text:p>
          </table:table-cell>
          <table:table-cell office:value-type="float" office:value="-158.5024486875">
            <text:p>-158.5024486875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2/14/2015</text:date>, <text:time>19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15" meta:object-count="0"/>
    <meta:generator>OpenOffice/4.1.1$Win32 OpenOffice.org_project/411m6$Build-9775</meta:generator>
  </office:meta>
</office:document-meta>
</file>